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il5_magnitude_validation" table:style-name="ta1">
        <table:shapes>
          <draw:frame draw:z-index="0" draw:style-name="gr1" draw:text-style-name="P1" svg:width="6.2945in" svg:height="3.5449in" svg:x="43.6764in" svg:y="3.472in">
            <draw:object draw:notify-on-update-of-ranges="coil5_magnitude_validation.AI1:coil5_magnitude_validation.AI1 coil5_magnitude_validation.AI2:coil5_magnitude_validation.AI3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20812" calcext:value-type="float">
            <text:p>0.020812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244419999999998" calcext:value-type="float">
            <text:p>0.024441999999999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273460000000001" calcext:value-type="float">
            <text:p>0.027346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28798" calcext:value-type="float">
            <text:p>0.02879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822800000000001" calcext:value-type="float">
            <text:p>-0.00822800000000001</text:p>
          </table:table-cell>
          <table:table-cell table:number-columns-repeated="2" office:value-type="float" office:value="0.00284999999999999" calcext:value-type="float">
            <text:p>0.0028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42780000000001" calcext:value-type="float">
            <text:p>0.014278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22748" calcext:value-type="float">
            <text:p>-0.022748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145199999999997" calcext:value-type="float">
            <text:p>0.00145199999999997</text:p>
          </table:table-cell>
          <table:table-cell table:number-columns-repeated="2" office:value-type="float" office:value="-0.000150000000000006" calcext:value-type="float">
            <text:p>-0.000150000000000006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13068" calcext:value-type="float">
            <text:p>-0.013068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176660000000001" calcext:value-type="float">
            <text:p>0.017666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0.01365" calcext:value-type="float">
            <text:p>0.01365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177" calcext:value-type="float">
            <text:p>0.0177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213" calcext:value-type="float">
            <text:p>0.0213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23958" calcext:value-type="float">
            <text:p>0.023958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42780000000001" calcext:value-type="float">
            <text:p>0.014278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1035" calcext:value-type="float">
            <text:p>-0.01035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45199999999997" calcext:value-type="float">
            <text:p>0.00145199999999997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4365" calcext:value-type="float">
            <text:p>0.04365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11415" calcext:value-type="float">
            <text:p>0.1141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47674" calcext:value-type="float">
            <text:p>0.047674</text:p>
          </table:table-cell>
          <table:table-cell office:value-type="float" office:value="0.0996" calcext:value-type="float">
            <text:p>0.0996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0.083006" calcext:value-type="float">
            <text:p>0.083006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-0.10935" calcext:value-type="float">
            <text:p>-0.10935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363" calcext:value-type="float">
            <text:p>0.0363</text:p>
          </table:table-cell>
          <table:table-cell office:value-type="float" office:value="-0.04905" calcext:value-type="float">
            <text:p>-0.04905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468" calcext:value-type="float">
            <text:p>-0.0468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315" calcext:value-type="float">
            <text:p>0.0315</text:p>
          </table:table-cell>
          <table:table-cell office:value-type="float" office:value="-0.02715" calcext:value-type="float">
            <text:p>-0.02715</text:p>
          </table:table-cell>
          <table:table-cell office:value-type="float" office:value="0.023958" calcext:value-type="float">
            <text:p>0.02395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453" calcext:value-type="float">
            <text:p>0.045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804" calcext:value-type="float">
            <text:p>0.080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315" calcext:value-type="float">
            <text:p>0.063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1.2153" calcext:value-type="float">
            <text:p>-1.2153</text:p>
          </table:table-cell>
          <table:table-cell office:value-type="float" office:value="0.052756" calcext:value-type="float">
            <text:p>0.052756</text:p>
          </table:table-cell>
          <table:table-cell office:value-type="float" office:value="0.11595" calcext:value-type="float">
            <text:p>0.11595</text:p>
          </table:table-cell>
          <table:table-cell office:value-type="float" office:value="0.13425" calcext:value-type="float">
            <text:p>0.13425</text:p>
          </table:table-cell>
          <table:table-cell office:value-type="float" office:value="-0.0292819999999999" calcext:value-type="float">
            <text:p>-0.0292819999999999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-0.027588" calcext:value-type="float">
            <text:p>-0.027588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0.05085" calcext:value-type="float">
            <text:p>0.0508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04755" calcext:value-type="float">
            <text:p>0.0475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8565" calcext:value-type="float">
            <text:p>0.08565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0273460000000001" calcext:value-type="float">
            <text:p>0.0273460000000001</text:p>
          </table:table-cell>
          <table:table-cell office:value-type="float" office:value="0.16095" calcext:value-type="float">
            <text:p>0.16095</text:p>
          </table:table-cell>
          <table:table-cell office:value-type="float" office:value="-0.03045" calcext:value-type="float">
            <text:p>-0.03045</text:p>
          </table:table-cell>
          <table:table-cell office:value-type="float" office:value="0.061226" calcext:value-type="float">
            <text:p>0.061226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125114" calcext:value-type="float">
            <text:p>0.125114</text:p>
          </table:table-cell>
          <table:table-cell office:value-type="float" office:value="0.2586" calcext:value-type="float">
            <text:p>0.2586</text:p>
          </table:table-cell>
          <table:table-cell office:value-type="float" office:value="-0.17025" calcext:value-type="float">
            <text:p>-0.17025</text:p>
          </table:table-cell>
          <table:table-cell office:value-type="float" office:value="0.160446" calcext:value-type="float">
            <text:p>0.160446</text:p>
          </table:table-cell>
          <table:table-cell office:value-type="float" office:value="0.07305" calcext:value-type="float">
            <text:p>0.07305</text:p>
          </table:table-cell>
          <table:table-cell office:value-type="float" office:value="-0.29835" calcext:value-type="float">
            <text:p>-0.29835</text:p>
          </table:table-cell>
          <table:table-cell office:value-type="float" office:value="0.066308" calcext:value-type="float">
            <text:p>0.066308</text:p>
          </table:table-cell>
          <table:table-cell office:value-type="float" office:value="0.0633" calcext:value-type="float">
            <text:p>0.0633</text:p>
          </table:table-cell>
          <table:table-cell office:value-type="float" office:value="-0.14805" calcext:value-type="float">
            <text:p>-0.14805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.0531" calcext:value-type="float">
            <text:p>0.0531</text:p>
          </table:table-cell>
          <table:table-cell office:value-type="float" office:value="-0.0948" calcext:value-type="float">
            <text:p>-0.0948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945" calcext:value-type="float">
            <text:p>0.0945</text:p>
          </table:table-cell>
          <table:table-cell office:value-type="float" office:value="-0.06915" calcext:value-type="float">
            <text:p>-0.06915</text:p>
          </table:table-cell>
          <table:table-cell office:value-type="float" office:value="0.048158" calcext:value-type="float">
            <text:p>0.04815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1113" calcext:value-type="float">
            <text:p>0.111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1824" calcext:value-type="float">
            <text:p>0.182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15015" calcext:value-type="float">
            <text:p>0.150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2.8623" calcext:value-type="float">
            <text:p>-2.8623</text:p>
          </table:table-cell>
          <table:table-cell office:value-type="float" office:value="0.110836" calcext:value-type="float">
            <text:p>0.110836</text:p>
          </table:table-cell>
          <table:table-cell office:value-type="float" office:value="0.25995" calcext:value-type="float">
            <text:p>0.25995</text:p>
          </table:table-cell>
          <table:table-cell office:value-type="float" office:value="0.33225" calcext:value-type="float">
            <text:p>0.33225</text:p>
          </table:table-cell>
          <table:table-cell office:value-type="float" office:value="-0.101882" calcext:value-type="float">
            <text:p>-0.101882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-0.061468" calcext:value-type="float">
            <text:p>-0.061468</text:p>
          </table:table-cell>
          <table:table-cell office:value-type="float" office:value="0.08385" calcext:value-type="float">
            <text:p>0.08385</text:p>
          </table:table-cell>
          <table:table-cell office:value-type="float" office:value="0.08085" calcext:value-type="float">
            <text:p>0.0808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3465" calcext:value-type="float">
            <text:p>0.03465</text:p>
          </table:table-cell>
          <table:table-cell office:value-type="float" office:value="0.10455" calcext:value-type="float">
            <text:p>0.104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3365" calcext:value-type="float">
            <text:p>0.13365</text:p>
          </table:table-cell>
          <table:table-cell office:value-type="float" office:value="-0.0417000000000001" calcext:value-type="float">
            <text:p>-0.0417000000000001</text:p>
          </table:table-cell>
          <table:table-cell office:value-type="float" office:value="0.056386" calcext:value-type="float">
            <text:p>0.056386</text:p>
          </table:table-cell>
          <table:table-cell office:value-type="float" office:value="0.21195" calcext:value-type="float">
            <text:p>0.21195</text:p>
          </table:table-cell>
          <table:table-cell office:value-type="float" office:value="-0.04245" calcext:value-type="float">
            <text:p>-0.04245</text:p>
          </table:table-cell>
          <table:table-cell office:value-type="float" office:value="0.085426" calcext:value-type="float">
            <text:p>0.085426</text:p>
          </table:table-cell>
          <table:table-cell office:value-type="float" office:value="0.34215" calcext:value-type="float">
            <text:p>0.3421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192874" calcext:value-type="float">
            <text:p>0.192874</text:p>
          </table:table-cell>
          <table:table-cell office:value-type="float" office:value="0.3786" calcext:value-type="float">
            <text:p>0.3786</text:p>
          </table:table-cell>
          <table:table-cell office:value-type="float" office:value="-0.23625" calcext:value-type="float">
            <text:p>-0.23625</text:p>
          </table:table-cell>
          <table:table-cell office:value-type="float" office:value="0.218526" calcext:value-type="float">
            <text:p>0.218526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-0.37635" calcext:value-type="float">
            <text:p>-0.37635</text:p>
          </table:table-cell>
          <table:table-cell office:value-type="float" office:value="0.061468" calcext:value-type="float">
            <text:p>0.061468</text:p>
          </table:table-cell>
          <table:table-cell office:value-type="float" office:value="0.0993" calcext:value-type="float">
            <text:p>0.0993</text:p>
          </table:table-cell>
          <table:table-cell office:value-type="float" office:value="-0.18405" calcext:value-type="float">
            <text:p>-0.18405</text:p>
          </table:table-cell>
          <table:table-cell office:value-type="float" office:value="0.059774" calcext:value-type="float">
            <text:p>0.059774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1428" calcext:value-type="float">
            <text:p>-0.1428</text:p>
          </table:table-cell>
          <table:table-cell office:value-type="float" office:value="0.037752" calcext:value-type="float">
            <text:p>0.037752</text:p>
          </table:table-cell>
          <table:table-cell office:value-type="float" office:value="0.1245" calcext:value-type="float">
            <text:p>0.1245</text:p>
          </table:table-cell>
          <table:table-cell office:value-type="float" office:value="-0.10215" calcext:value-type="float">
            <text:p>-0.10215</text:p>
          </table:table-cell>
          <table:table-cell office:value-type="float" office:value="0.043318" calcext:value-type="float">
            <text:p>0.04331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2424" calcext:value-type="float">
            <text:p>0.242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19215" calcext:value-type="float">
            <text:p>0.19215</text:p>
          </table:table-cell>
          <table:table-cell office:value-type="float" office:value="-0.0287980000000002" calcext:value-type="float">
            <text:p>-0.02879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3.8283" calcext:value-type="float">
            <text:p>-3.8283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39795" calcext:value-type="float">
            <text:p>0.39795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-0.150282" calcext:value-type="float">
            <text:p>-0.150282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-0.066308" calcext:value-type="float">
            <text:p>-0.066308</text:p>
          </table:table-cell>
          <table:table-cell office:value-type="float" office:value="0.10185" calcext:value-type="float">
            <text:p>0.10185</text:p>
          </table:table-cell>
          <table:table-cell office:value-type="float" office:value="0.10785" calcext:value-type="float">
            <text:p>0.1078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5565" calcext:value-type="float">
            <text:p>0.05565</text:p>
          </table:table-cell>
          <table:table-cell office:value-type="float" office:value="0.15555" calcext:value-type="float">
            <text:p>0.155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13365" calcext:value-type="float">
            <text:p>0.13365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612260000000001" calcext:value-type="float">
            <text:p>0.0612260000000001</text:p>
          </table:table-cell>
          <table:table-cell office:value-type="float" office:value="0.22695" calcext:value-type="float">
            <text:p>0.22695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0.095106" calcext:value-type="float">
            <text:p>0.095106</text:p>
          </table:table-cell>
          <table:table-cell office:value-type="float" office:value="0.37515" calcext:value-type="float">
            <text:p>0.3751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3966" calcext:value-type="float">
            <text:p>0.3966</text:p>
          </table:table-cell>
          <table:table-cell office:value-type="float" office:value="-0.24225" calcext:value-type="float">
            <text:p>-0.24225</text:p>
          </table:table-cell>
          <table:table-cell office:value-type="float" office:value="0.218526" calcext:value-type="float">
            <text:p>0.218526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-0.39135" calcext:value-type="float">
            <text:p>-0.39135</text:p>
          </table:table-cell>
          <table:table-cell office:value-type="float" office:value="0.105028" calcext:value-type="float">
            <text:p>0.105028</text:p>
          </table:table-cell>
          <table:table-cell office:value-type="float" office:value="0.1023" calcext:value-type="float">
            <text:p>0.1023</text:p>
          </table:table-cell>
          <table:table-cell office:value-type="float" office:value="-0.21105" calcext:value-type="float">
            <text:p>-0.21105</text:p>
          </table:table-cell>
          <table:table-cell office:value-type="float" office:value="0.050094" calcext:value-type="float">
            <text:p>0.050094</text:p>
          </table:table-cell>
          <table:table-cell office:value-type="float" office:value="0.0651" calcext:value-type="float">
            <text:p>0.0651</text:p>
          </table:table-cell>
          <table:table-cell office:value-type="float" office:value="-0.1368" calcext:value-type="float">
            <text:p>-0.1368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1305" calcext:value-type="float">
            <text:p>0.1305</text:p>
          </table:table-cell>
          <table:table-cell office:value-type="float" office:value="-0.09915" calcext:value-type="float">
            <text:p>-0.09915</text:p>
          </table:table-cell>
          <table:table-cell office:value-type="float" office:value="0.043318" calcext:value-type="float">
            <text:p>0.04331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2424" calcext:value-type="float">
            <text:p>0.242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20415" calcext:value-type="float">
            <text:p>0.204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4.0143" calcext:value-type="float">
            <text:p>-4.0143</text:p>
          </table:table-cell>
          <table:table-cell office:value-type="float" office:value="0.130196" calcext:value-type="float">
            <text:p>0.130196</text:p>
          </table:table-cell>
          <table:table-cell office:value-type="float" office:value="0.39195" calcext:value-type="float">
            <text:p>0.39195</text:p>
          </table:table-cell>
          <table:table-cell office:value-type="float" office:value="0.44325" calcext:value-type="float">
            <text:p>0.44325</text:p>
          </table:table-cell>
          <table:table-cell office:value-type="float" office:value="-0.135762" calcext:value-type="float">
            <text:p>-0.135762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061468" calcext:value-type="float">
            <text:p>-0.061468</text:p>
          </table:table-cell>
          <table:table-cell office:value-type="float" office:value="0.10785" calcext:value-type="float">
            <text:p>0.10785</text:p>
          </table:table-cell>
          <table:table-cell office:value-type="float" office:value="0.11385" calcext:value-type="float">
            <text:p>0.113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4955" calcext:value-type="float">
            <text:p>0.149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13365" calcext:value-type="float">
            <text:p>0.13365</text:p>
          </table:table-cell>
          <table:table-cell office:value-type="float" office:value="-0.0417000000000001" calcext:value-type="float">
            <text:p>-0.0417000000000001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2395" calcext:value-type="float">
            <text:p>0.22395</text:p>
          </table:table-cell>
          <table:table-cell office:value-type="float" office:value="-0.04545" calcext:value-type="float">
            <text:p>-0.04545</text:p>
          </table:table-cell>
          <table:table-cell office:value-type="float" office:value="0.095106" calcext:value-type="float">
            <text:p>0.095106</text:p>
          </table:table-cell>
          <table:table-cell office:value-type="float" office:value="0.37515" calcext:value-type="float">
            <text:p>0.3751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178354" calcext:value-type="float">
            <text:p>0.178354</text:p>
          </table:table-cell>
          <table:table-cell office:value-type="float" office:value="0.3696" calcext:value-type="float">
            <text:p>0.3696</text:p>
          </table:table-cell>
          <table:table-cell office:value-type="float" office:value="-0.23925" calcext:value-type="float">
            <text:p>-0.23925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-0.42735" calcext:value-type="float">
            <text:p>-0.42735</text:p>
          </table:table-cell>
          <table:table-cell office:value-type="float" office:value="0.095348" calcext:value-type="float">
            <text:p>0.095348</text:p>
          </table:table-cell>
          <table:table-cell office:value-type="float" office:value="0.1053" calcext:value-type="float">
            <text:p>0.1053</text:p>
          </table:table-cell>
          <table:table-cell office:value-type="float" office:value="-0.19905" calcext:value-type="float">
            <text:p>-0.19905</text:p>
          </table:table-cell>
          <table:table-cell office:value-type="float" office:value="0.059774" calcext:value-type="float">
            <text:p>0.059774</text:p>
          </table:table-cell>
          <table:table-cell office:value-type="float" office:value="0.0621" calcext:value-type="float">
            <text:p>0.0621</text:p>
          </table:table-cell>
          <table:table-cell office:value-type="float" office:value="-0.1428" calcext:value-type="float">
            <text:p>-0.1428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0.1185" calcext:value-type="float">
            <text:p>0.1185</text:p>
          </table:table-cell>
          <table:table-cell office:value-type="float" office:value="-0.10215" calcext:value-type="float">
            <text:p>-0.10215</text:p>
          </table:table-cell>
          <table:table-cell office:value-type="float" office:value="0.043318" calcext:value-type="float">
            <text:p>0.04331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2514" calcext:value-type="float">
            <text:p>0.251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0115" calcext:value-type="float">
            <text:p>0.20115</text:p>
          </table:table-cell>
          <table:table-cell office:value-type="float" office:value="-0.0675180000000003" calcext:value-type="float">
            <text:p>-0.0675180000000003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0083" calcext:value-type="float">
            <text:p>-4.0083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37395" calcext:value-type="float">
            <text:p>0.37395</text:p>
          </table:table-cell>
          <table:table-cell office:value-type="float" office:value="0.45525" calcext:value-type="float">
            <text:p>0.45525</text:p>
          </table:table-cell>
          <table:table-cell office:value-type="float" office:value="-0.164802" calcext:value-type="float">
            <text:p>-0.164802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051788" calcext:value-type="float">
            <text:p>-0.051788</text:p>
          </table:table-cell>
          <table:table-cell office:value-type="float" office:value="0.11385" calcext:value-type="float">
            <text:p>0.11385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-0.030734" calcext:value-type="float">
            <text:p>-0.030734</text:p>
          </table:table-cell>
          <table:table-cell office:value-type="float" office:value="0.04965" calcext:value-type="float">
            <text:p>0.04965</text:p>
          </table:table-cell>
          <table:table-cell office:value-type="float" office:value="0.15855" calcext:value-type="float">
            <text:p>0.158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13365" calcext:value-type="float">
            <text:p>0.13365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0.056386" calcext:value-type="float">
            <text:p>0.056386</text:p>
          </table:table-cell>
          <table:table-cell office:value-type="float" office:value="0.22995" calcext:value-type="float">
            <text:p>0.22995</text:p>
          </table:table-cell>
          <table:table-cell office:value-type="float" office:value="-0.04545" calcext:value-type="float">
            <text:p>-0.04545</text:p>
          </table:table-cell>
          <table:table-cell office:value-type="float" office:value="0.075746" calcext:value-type="float">
            <text:p>0.075746</text:p>
          </table:table-cell>
          <table:table-cell office:value-type="float" office:value="0.36615" calcext:value-type="float">
            <text:p>0.3661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231594" calcext:value-type="float">
            <text:p>0.231594</text:p>
          </table:table-cell>
          <table:table-cell office:value-type="float" office:value="0.4176" calcext:value-type="float">
            <text:p>0.4176</text:p>
          </table:table-cell>
          <table:table-cell office:value-type="float" office:value="-0.24825" calcext:value-type="float">
            <text:p>-0.24825</text:p>
          </table:table-cell>
          <table:table-cell office:value-type="float" office:value="0.233046" calcext:value-type="float">
            <text:p>0.233046</text:p>
          </table:table-cell>
          <table:table-cell office:value-type="float" office:value="0.10305" calcext:value-type="float">
            <text:p>0.10305</text:p>
          </table:table-cell>
          <table:table-cell office:value-type="float" office:value="-0.41235" calcext:value-type="float">
            <text:p>-0.41235</text:p>
          </table:table-cell>
          <table:table-cell office:value-type="float" office:value="0.095348" calcext:value-type="float">
            <text:p>0.095348</text:p>
          </table:table-cell>
          <table:table-cell office:value-type="float" office:value="0.1053" calcext:value-type="float">
            <text:p>0.1053</text:p>
          </table:table-cell>
          <table:table-cell office:value-type="float" office:value="-0.21705" calcext:value-type="float">
            <text:p>-0.217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1488" calcext:value-type="float">
            <text:p>-0.1488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9615" calcext:value-type="float">
            <text:p>-0.09615</text:p>
          </table:table-cell>
          <table:table-cell office:value-type="float" office:value="0.052998" calcext:value-type="float">
            <text:p>0.052998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1683" calcext:value-type="float">
            <text:p>0.168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2694" calcext:value-type="float">
            <text:p>0.26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21615" calcext:value-type="float">
            <text:p>0.216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4.2513" calcext:value-type="float">
            <text:p>-4.2513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43395" calcext:value-type="float">
            <text:p>0.43395</text:p>
          </table:table-cell>
          <table:table-cell office:value-type="float" office:value="0.49125" calcext:value-type="float">
            <text:p>0.49125</text:p>
          </table:table-cell>
          <table:table-cell office:value-type="float" office:value="-0.155122" calcext:value-type="float">
            <text:p>-0.155122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21345" calcext:value-type="float">
            <text:p>0.21345</text:p>
          </table:table-cell>
          <table:table-cell office:value-type="float" office:value="-0.071148" calcext:value-type="float">
            <text:p>-0.071148</text:p>
          </table:table-cell>
          <table:table-cell office:value-type="float" office:value="0.10485" calcext:value-type="float">
            <text:p>0.10485</text:p>
          </table:table-cell>
          <table:table-cell office:value-type="float" office:value="0.12285" calcext:value-type="float">
            <text:p>0.1228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6755" calcext:value-type="float">
            <text:p>0.167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5765" calcext:value-type="float">
            <text:p>0.15765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6895" calcext:value-type="float">
            <text:p>0.26895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45915" calcext:value-type="float">
            <text:p>0.4591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236434" calcext:value-type="float">
            <text:p>0.236434</text:p>
          </table:table-cell>
          <table:table-cell office:value-type="float" office:value="0.4716" calcext:value-type="float">
            <text:p>0.4716</text:p>
          </table:table-cell>
          <table:table-cell office:value-type="float" office:value="-0.27825" calcext:value-type="float">
            <text:p>-0.27825</text:p>
          </table:table-cell>
          <table:table-cell office:value-type="float" office:value="0.257246" calcext:value-type="float">
            <text:p>0.257246</text:p>
          </table:table-cell>
          <table:table-cell office:value-type="float" office:value="0.13905" calcext:value-type="float">
            <text:p>0.13905</text:p>
          </table:table-cell>
          <table:table-cell office:value-type="float" office:value="-0.49335" calcext:value-type="float">
            <text:p>-0.4933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1383" calcext:value-type="float">
            <text:p>0.1383</text:p>
          </table:table-cell>
          <table:table-cell office:value-type="float" office:value="-0.25905" calcext:value-type="float">
            <text:p>-0.25905</text:p>
          </table:table-cell>
          <table:table-cell office:value-type="float" office:value="0.079134" calcext:value-type="float">
            <text:p>0.079134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1758" calcext:value-type="float">
            <text:p>-0.175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12615" calcext:value-type="float">
            <text:p>-0.12615</text:p>
          </table:table-cell>
          <table:table-cell office:value-type="float" office:value="0.077198" calcext:value-type="float">
            <text:p>0.077198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0.2934" calcext:value-type="float">
            <text:p>0.293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24615" calcext:value-type="float">
            <text:p>0.24615</text:p>
          </table:table-cell>
          <table:table-cell office:value-type="float" office:value="-0.0723580000000002" calcext:value-type="float">
            <text:p>-0.072358000000000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4.9623" calcext:value-type="float">
            <text:p>-4.962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0.53925" calcext:value-type="float">
            <text:p>0.539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4645" calcext:value-type="float">
            <text:p>0.24645</text:p>
          </table:table-cell>
          <table:table-cell office:value-type="float" office:value="-0.080828" calcext:value-type="float">
            <text:p>-0.080828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6785" calcext:value-type="float">
            <text:p>0.167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15765" calcext:value-type="float">
            <text:p>0.157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27495" calcext:value-type="float">
            <text:p>0.274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5615" calcext:value-type="float">
            <text:p>0.4561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265474" calcext:value-type="float">
            <text:p>0.265474</text:p>
          </table:table-cell>
          <table:table-cell office:value-type="float" office:value="0.4656" calcext:value-type="float">
            <text:p>0.4656</text:p>
          </table:table-cell>
          <table:table-cell office:value-type="float" office:value="-0.29325" calcext:value-type="float">
            <text:p>-0.29325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-0.52335" calcext:value-type="float">
            <text:p>-0.52335</text:p>
          </table:table-cell>
          <table:table-cell office:value-type="float" office:value="0.105028" calcext:value-type="float">
            <text:p>0.105028</text:p>
          </table:table-cell>
          <table:table-cell office:value-type="float" office:value="0.1413" calcext:value-type="float">
            <text:p>0.1413</text:p>
          </table:table-cell>
          <table:table-cell office:value-type="float" office:value="-0.25005" calcext:value-type="float">
            <text:p>-0.25005</text:p>
          </table:table-cell>
          <table:table-cell office:value-type="float" office:value="0.069454" calcext:value-type="float">
            <text:p>0.069454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1578" calcext:value-type="float">
            <text:p>-0.1578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485" calcext:value-type="float">
            <text:p>0.1485</text:p>
          </table:table-cell>
          <table:table-cell office:value-type="float" office:value="-0.12315" calcext:value-type="float">
            <text:p>-0.12315</text:p>
          </table:table-cell>
          <table:table-cell office:value-type="float" office:value="0.067518" calcext:value-type="float">
            <text:p>0.06751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2013" calcext:value-type="float">
            <text:p>0.201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2994" calcext:value-type="float">
            <text:p>0.299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25515" calcext:value-type="float">
            <text:p>0.255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623" calcext:value-type="float">
            <text:p>-4.962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5495" calcext:value-type="float">
            <text:p>0.45495</text:p>
          </table:table-cell>
          <table:table-cell office:value-type="float" office:value="0.54225" calcext:value-type="float">
            <text:p>0.54225</text:p>
          </table:table-cell>
          <table:table-cell office:value-type="float" office:value="-0.164802" calcext:value-type="float">
            <text:p>-0.164802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5545" calcext:value-type="float">
            <text:p>0.25545</text:p>
          </table:table-cell>
          <table:table-cell office:value-type="float" office:value="-0.085668" calcext:value-type="float">
            <text:p>-0.085668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7055" calcext:value-type="float">
            <text:p>0.170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5765" calcext:value-type="float">
            <text:p>0.157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85426" calcext:value-type="float">
            <text:p>0.085426</text:p>
          </table:table-cell>
          <table:table-cell office:value-type="float" office:value="0.28395" calcext:value-type="float">
            <text:p>0.28395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44115" calcext:value-type="float">
            <text:p>0.441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46114" calcext:value-type="float">
            <text:p>0.246114</text:p>
          </table:table-cell>
          <table:table-cell office:value-type="float" office:value="0.4836" calcext:value-type="float">
            <text:p>0.4836</text:p>
          </table:table-cell>
          <table:table-cell office:value-type="float" office:value="-0.30525" calcext:value-type="float">
            <text:p>-0.30525</text:p>
          </table:table-cell>
          <table:table-cell office:value-type="float" office:value="0.276606" calcext:value-type="float">
            <text:p>0.276606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-0.50535" calcext:value-type="float">
            <text:p>-0.505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3805" calcext:value-type="float">
            <text:p>-0.23805</text:p>
          </table:table-cell>
          <table:table-cell office:value-type="float" office:value="0.074294" calcext:value-type="float">
            <text:p>0.074294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12015" calcext:value-type="float">
            <text:p>-0.12015</text:p>
          </table:table-cell>
          <table:table-cell office:value-type="float" office:value="0.067518" calcext:value-type="float">
            <text:p>0.06751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3114" calcext:value-type="float">
            <text:p>0.311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4.9263" calcext:value-type="float">
            <text:p>-4.926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8495" calcext:value-type="float">
            <text:p>0.48495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-0.164802" calcext:value-type="float">
            <text:p>-0.16480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24945" calcext:value-type="float">
            <text:p>0.24945</text:p>
          </table:table-cell>
          <table:table-cell office:value-type="float" office:value="-0.066308" calcext:value-type="float">
            <text:p>-0.066308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0.14985" calcext:value-type="float">
            <text:p>0.149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07065" calcext:value-type="float">
            <text:p>0.07065</text:p>
          </table:table-cell>
          <table:table-cell office:value-type="float" office:value="0.19755" calcext:value-type="float">
            <text:p>0.197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15765" calcext:value-type="float">
            <text:p>0.15765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6295" calcext:value-type="float">
            <text:p>0.262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5615" calcext:value-type="float">
            <text:p>0.4561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241274" calcext:value-type="float">
            <text:p>0.241274</text:p>
          </table:table-cell>
          <table:table-cell office:value-type="float" office:value="0.4806" calcext:value-type="float">
            <text:p>0.4806</text:p>
          </table:table-cell>
          <table:table-cell office:value-type="float" office:value="-0.28725" calcext:value-type="float">
            <text:p>-0.287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49035" calcext:value-type="float">
            <text:p>-0.490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353" calcext:value-type="float">
            <text:p>0.1353</text:p>
          </table:table-cell>
          <table:table-cell office:value-type="float" office:value="-0.26505" calcext:value-type="float">
            <text:p>-0.26505</text:p>
          </table:table-cell>
          <table:table-cell office:value-type="float" office:value="0.074294" calcext:value-type="float">
            <text:p>0.07429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047432" calcext:value-type="float">
            <text:p>0.04743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11415" calcext:value-type="float">
            <text:p>-0.114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3084" calcext:value-type="float">
            <text:p>0.308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626780000000002" calcext:value-type="float">
            <text:p>-0.06267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4.9623" calcext:value-type="float">
            <text:p>-4.9623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-0.189002" calcext:value-type="float">
            <text:p>-0.189002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25245" calcext:value-type="float">
            <text:p>0.25245</text:p>
          </table:table-cell>
          <table:table-cell office:value-type="float" office:value="-0.061468" calcext:value-type="float">
            <text:p>-0.061468</text:p>
          </table:table-cell>
          <table:table-cell office:value-type="float" office:value="0.13785" calcext:value-type="float">
            <text:p>0.137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16065" calcext:value-type="float">
            <text:p>0.160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75746" calcext:value-type="float">
            <text:p>0.075746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-0.07845" calcext:value-type="float">
            <text:p>-0.078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5315" calcext:value-type="float">
            <text:p>0.4531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241274" calcext:value-type="float">
            <text:p>0.241274</text:p>
          </table:table-cell>
          <table:table-cell office:value-type="float" office:value="0.4656" calcext:value-type="float">
            <text:p>0.4656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-0.50835" calcext:value-type="float">
            <text:p>-0.50835</text:p>
          </table:table-cell>
          <table:table-cell office:value-type="float" office:value="0.105028" calcext:value-type="float">
            <text:p>0.105028</text:p>
          </table:table-cell>
          <table:table-cell office:value-type="float" office:value="0.1263" calcext:value-type="float">
            <text:p>0.1263</text:p>
          </table:table-cell>
          <table:table-cell office:value-type="float" office:value="-0.25605" calcext:value-type="float">
            <text:p>-0.25605</text:p>
          </table:table-cell>
          <table:table-cell office:value-type="float" office:value="0.069454" calcext:value-type="float">
            <text:p>0.069454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47432" calcext:value-type="float">
            <text:p>0.047432</text:p>
          </table:table-cell>
          <table:table-cell office:value-type="float" office:value="0.1515" calcext:value-type="float">
            <text:p>0.1515</text:p>
          </table:table-cell>
          <table:table-cell office:value-type="float" office:value="-0.14415" calcext:value-type="float">
            <text:p>-0.14415</text:p>
          </table:table-cell>
          <table:table-cell office:value-type="float" office:value="0.048158" calcext:value-type="float">
            <text:p>0.04815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1983" calcext:value-type="float">
            <text:p>0.198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2934" calcext:value-type="float">
            <text:p>0.293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6715" calcext:value-type="float">
            <text:p>0.26715</text:p>
          </table:table-cell>
          <table:table-cell office:value-type="float" office:value="-0.0433180000000002" calcext:value-type="float">
            <text:p>-0.04331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503" calcext:value-type="float">
            <text:p>-4.950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4595" calcext:value-type="float">
            <text:p>0.44595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-0.189002" calcext:value-type="float">
            <text:p>-0.18900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5845" calcext:value-type="float">
            <text:p>0.258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477000000000001" calcext:value-type="float">
            <text:p>-0.0477000000000001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2915" calcext:value-type="float">
            <text:p>0.4291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0.4956" calcext:value-type="float">
            <text:p>0.4956</text:p>
          </table:table-cell>
          <table:table-cell office:value-type="float" office:value="-0.30225" calcext:value-type="float">
            <text:p>-0.30225</text:p>
          </table:table-cell>
          <table:table-cell office:value-type="float" office:value="0.281446" calcext:value-type="float">
            <text:p>0.281446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-0.48735" calcext:value-type="float">
            <text:p>-0.487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5005" calcext:value-type="float">
            <text:p>-0.250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1638" calcext:value-type="float">
            <text:p>-0.1638</text:p>
          </table:table-cell>
          <table:table-cell office:value-type="float" office:value="0.042592" calcext:value-type="float">
            <text:p>0.042592</text:p>
          </table:table-cell>
          <table:table-cell office:value-type="float" office:value="0.1455" calcext:value-type="float">
            <text:p>0.1455</text:p>
          </table:table-cell>
          <table:table-cell office:value-type="float" office:value="-0.12915" calcext:value-type="float">
            <text:p>-0.12915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2013" calcext:value-type="float">
            <text:p>0.201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3054" calcext:value-type="float">
            <text:p>0.305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26415" calcext:value-type="float">
            <text:p>0.264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293" calcext:value-type="float">
            <text:p>-4.929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8495" calcext:value-type="float">
            <text:p>0.48495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4645" calcext:value-type="float">
            <text:p>0.246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2285" calcext:value-type="float">
            <text:p>0.12285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05565" calcext:value-type="float">
            <text:p>0.05565</text:p>
          </table:table-cell>
          <table:table-cell office:value-type="float" office:value="0.20655" calcext:value-type="float">
            <text:p>0.20655</text:p>
          </table:table-cell>
          <table:table-cell office:value-type="float" office:value="-0.0479160000000001" calcext:value-type="float">
            <text:p>-0.0479160000000001</text:p>
          </table:table-cell>
        </table:table-row>
        <table:table-row table:style-name="ro1">
          <table:table-cell office:value-type="float" office:value="0.17565" calcext:value-type="float">
            <text:p>0.17565</text:p>
          </table:table-cell>
          <table:table-cell office:value-type="float" office:value="-0.0417000000000001" calcext:value-type="float">
            <text:p>-0.0417000000000001</text:p>
          </table:table-cell>
          <table:table-cell office:value-type="float" office:value="0.046706" calcext:value-type="float">
            <text:p>0.046706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-0.05145" calcext:value-type="float">
            <text:p>-0.051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7415" calcext:value-type="float">
            <text:p>0.4741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250954" calcext:value-type="float">
            <text:p>0.250954</text:p>
          </table:table-cell>
          <table:table-cell office:value-type="float" office:value="0.4656" calcext:value-type="float">
            <text:p>0.4656</text:p>
          </table:table-cell>
          <table:table-cell office:value-type="float" office:value="-0.29025" calcext:value-type="float">
            <text:p>-0.29025</text:p>
          </table:table-cell>
          <table:table-cell office:value-type="float" office:value="0.242726" calcext:value-type="float">
            <text:p>0.242726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-0.48735" calcext:value-type="float">
            <text:p>-0.487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413" calcext:value-type="float">
            <text:p>0.1413</text:p>
          </table:table-cell>
          <table:table-cell office:value-type="float" office:value="-0.25605" calcext:value-type="float">
            <text:p>-0.25605</text:p>
          </table:table-cell>
          <table:table-cell office:value-type="float" office:value="0.069454" calcext:value-type="float">
            <text:p>0.069454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042592" calcext:value-type="float">
            <text:p>0.04259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12915" calcext:value-type="float">
            <text:p>-0.12915</text:p>
          </table:table-cell>
          <table:table-cell office:value-type="float" office:value="0.067518" calcext:value-type="float">
            <text:p>0.067518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2904" calcext:value-type="float">
            <text:p>0.2904</text:p>
          </table:table-cell>
          <table:table-cell office:value-type="float" office:value="-0.0341220000000001" calcext:value-type="float">
            <text:p>-0.0341220000000001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626780000000002" calcext:value-type="float">
            <text:p>-0.06267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4.9593" calcext:value-type="float">
            <text:p>-4.9593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45495" calcext:value-type="float">
            <text:p>0.45495</text:p>
          </table:table-cell>
          <table:table-cell office:value-type="float" office:value="0.53625" calcext:value-type="float">
            <text:p>0.536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5245" calcext:value-type="float">
            <text:p>0.25245</text:p>
          </table:table-cell>
          <table:table-cell office:value-type="float" office:value="-0.090508" calcext:value-type="float">
            <text:p>-0.090508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0.13785" calcext:value-type="float">
            <text:p>0.137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9155" calcext:value-type="float">
            <text:p>0.191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6065" calcext:value-type="float">
            <text:p>0.160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-0.04845" calcext:value-type="float">
            <text:p>-0.048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5015" calcext:value-type="float">
            <text:p>0.450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36434" calcext:value-type="float">
            <text:p>0.236434</text:p>
          </table:table-cell>
          <table:table-cell office:value-type="float" office:value="0.4626" calcext:value-type="float">
            <text:p>0.4626</text:p>
          </table:table-cell>
          <table:table-cell office:value-type="float" office:value="-0.27825" calcext:value-type="float">
            <text:p>-0.27825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0.13005" calcext:value-type="float">
            <text:p>0.13005</text:p>
          </table:table-cell>
          <table:table-cell office:value-type="float" office:value="-0.50835" calcext:value-type="float">
            <text:p>-0.508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4705" calcext:value-type="float">
            <text:p>-0.247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1041" calcext:value-type="float">
            <text:p>0.104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047432" calcext:value-type="float">
            <text:p>0.047432</text:p>
          </table:table-cell>
          <table:table-cell office:value-type="float" office:value="0.1575" calcext:value-type="float">
            <text:p>0.1575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2964" calcext:value-type="float">
            <text:p>0.296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26115" calcext:value-type="float">
            <text:p>0.261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503" calcext:value-type="float">
            <text:p>-4.950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5195" calcext:value-type="float">
            <text:p>0.45195</text:p>
          </table:table-cell>
          <table:table-cell office:value-type="float" office:value="0.54225" calcext:value-type="float">
            <text:p>0.542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4045" calcext:value-type="float">
            <text:p>0.24045</text:p>
          </table:table-cell>
          <table:table-cell office:value-type="float" office:value="-0.051788" calcext:value-type="float">
            <text:p>-0.051788</text:p>
          </table:table-cell>
          <table:table-cell office:value-type="float" office:value="0.11985" calcext:value-type="float">
            <text:p>0.11985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16365" calcext:value-type="float">
            <text:p>0.16365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3215" calcext:value-type="float">
            <text:p>0.4321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265474" calcext:value-type="float">
            <text:p>0.265474</text:p>
          </table:table-cell>
          <table:table-cell office:value-type="float" office:value="0.4926" calcext:value-type="float">
            <text:p>0.4926</text:p>
          </table:table-cell>
          <table:table-cell office:value-type="float" office:value="-0.29925" calcext:value-type="float">
            <text:p>-0.299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-0.47835" calcext:value-type="float">
            <text:p>-0.4783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6505" calcext:value-type="float">
            <text:p>-0.26505</text:p>
          </table:table-cell>
          <table:table-cell office:value-type="float" office:value="0.083974" calcext:value-type="float">
            <text:p>0.083974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0.037752" calcext:value-type="float">
            <text:p>0.037752</text:p>
          </table:table-cell>
          <table:table-cell office:value-type="float" office:value="0.1455" calcext:value-type="float">
            <text:p>0.1455</text:p>
          </table:table-cell>
          <table:table-cell office:value-type="float" office:value="-0.12315" calcext:value-type="float">
            <text:p>-0.12315</text:p>
          </table:table-cell>
          <table:table-cell office:value-type="float" office:value="0.077198" calcext:value-type="float">
            <text:p>0.07719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3024" calcext:value-type="float">
            <text:p>0.302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25515" calcext:value-type="float">
            <text:p>0.255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2745" calcext:value-type="float">
            <text:p>-0.02745</text:p>
          </table:table-cell>
          <table:table-cell office:value-type="float" office:value="-4.9413" calcext:value-type="float">
            <text:p>-4.9413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48495" calcext:value-type="float">
            <text:p>0.48495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4645" calcext:value-type="float">
            <text:p>0.24645</text:p>
          </table:table-cell>
          <table:table-cell office:value-type="float" office:value="-0.071148" calcext:value-type="float">
            <text:p>-0.07114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15765" calcext:value-type="float">
            <text:p>0.15765</text:p>
          </table:table-cell>
          <table:table-cell office:value-type="float" office:value="-0.0657000000000001" calcext:value-type="float">
            <text:p>-0.0657000000000001</text:p>
          </table:table-cell>
          <table:table-cell office:value-type="float" office:value="0.0612260000000001" calcext:value-type="float">
            <text:p>0.0612260000000001</text:p>
          </table:table-cell>
          <table:table-cell office:value-type="float" office:value="0.25995" calcext:value-type="float">
            <text:p>0.25995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45915" calcext:value-type="float">
            <text:p>0.4591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265474" calcext:value-type="float">
            <text:p>0.265474</text:p>
          </table:table-cell>
          <table:table-cell office:value-type="float" office:value="0.4746" calcext:value-type="float">
            <text:p>0.4746</text:p>
          </table:table-cell>
          <table:table-cell office:value-type="float" office:value="-0.28725" calcext:value-type="float">
            <text:p>-0.28725</text:p>
          </table:table-cell>
          <table:table-cell office:value-type="float" office:value="0.247566" calcext:value-type="float">
            <text:p>0.247566</text:p>
          </table:table-cell>
          <table:table-cell office:value-type="float" office:value="0.13005" calcext:value-type="float">
            <text:p>0.13005</text:p>
          </table:table-cell>
          <table:table-cell office:value-type="float" office:value="-0.49635" calcext:value-type="float">
            <text:p>-0.49635</text:p>
          </table:table-cell>
          <table:table-cell office:value-type="float" office:value="0.124388" calcext:value-type="float">
            <text:p>0.124388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6205" calcext:value-type="float">
            <text:p>-0.262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1578" calcext:value-type="float">
            <text:p>-0.157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305" calcext:value-type="float">
            <text:p>0.1305</text:p>
          </table:table-cell>
          <table:table-cell office:value-type="float" office:value="-0.12915" calcext:value-type="float">
            <text:p>-0.12915</text:p>
          </table:table-cell>
          <table:table-cell office:value-type="float" office:value="0.052998" calcext:value-type="float">
            <text:p>0.052998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3024" calcext:value-type="float">
            <text:p>0.3024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26415" calcext:value-type="float">
            <text:p>0.264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4.9683" calcext:value-type="float">
            <text:p>-4.968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0.54225" calcext:value-type="float">
            <text:p>0.54225</text:p>
          </table:table-cell>
          <table:table-cell office:value-type="float" office:value="-0.179322" calcext:value-type="float">
            <text:p>-0.179322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6185" calcext:value-type="float">
            <text:p>0.161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7955" calcext:value-type="float">
            <text:p>0.179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16365" calcext:value-type="float">
            <text:p>0.16365</text:p>
          </table:table-cell>
          <table:table-cell office:value-type="float" office:value="-0.0417000000000001" calcext:value-type="float">
            <text:p>-0.0417000000000001</text:p>
          </table:table-cell>
          <table:table-cell office:value-type="float" office:value="0.066066" calcext:value-type="float">
            <text:p>0.066066</text:p>
          </table:table-cell>
          <table:table-cell office:value-type="float" office:value="0.29595" calcext:value-type="float">
            <text:p>0.29595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5015" calcext:value-type="float">
            <text:p>0.450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41274" calcext:value-type="float">
            <text:p>0.241274</text:p>
          </table:table-cell>
          <table:table-cell office:value-type="float" office:value="0.4596" calcext:value-type="float">
            <text:p>0.4596</text:p>
          </table:table-cell>
          <table:table-cell office:value-type="float" office:value="-0.28725" calcext:value-type="float">
            <text:p>-0.28725</text:p>
          </table:table-cell>
          <table:table-cell office:value-type="float" office:value="0.266926" calcext:value-type="float">
            <text:p>0.266926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49935" calcext:value-type="float">
            <text:p>-0.4993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5005" calcext:value-type="float">
            <text:p>-0.25005</text:p>
          </table:table-cell>
          <table:table-cell office:value-type="float" office:value="0.054934" calcext:value-type="float">
            <text:p>0.054934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1578" calcext:value-type="float">
            <text:p>-0.157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395" calcext:value-type="float">
            <text:p>0.1395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1953" calcext:value-type="float">
            <text:p>0.195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3024" calcext:value-type="float">
            <text:p>0.302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25515" calcext:value-type="float">
            <text:p>0.25515</text:p>
          </table:table-cell>
          <table:table-cell office:value-type="float" office:value="-0.0626780000000002" calcext:value-type="float">
            <text:p>-0.06267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593" calcext:value-type="float">
            <text:p>-4.9593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-0.164802" calcext:value-type="float">
            <text:p>-0.164802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1985" calcext:value-type="float">
            <text:p>0.11985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6965" calcext:value-type="float">
            <text:p>0.169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66066" calcext:value-type="float">
            <text:p>0.066066</text:p>
          </table:table-cell>
          <table:table-cell office:value-type="float" office:value="0.27495" calcext:value-type="float">
            <text:p>0.27495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3815" calcext:value-type="float">
            <text:p>0.4381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255794" calcext:value-type="float">
            <text:p>0.255794</text:p>
          </table:table-cell>
          <table:table-cell office:value-type="float" office:value="0.4896" calcext:value-type="float">
            <text:p>0.4896</text:p>
          </table:table-cell>
          <table:table-cell office:value-type="float" office:value="-0.30525" calcext:value-type="float">
            <text:p>-0.305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-0.48135" calcext:value-type="float">
            <text:p>-0.4813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5905" calcext:value-type="float">
            <text:p>-0.259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1365" calcext:value-type="float">
            <text:p>0.1365</text:p>
          </table:table-cell>
          <table:table-cell office:value-type="float" office:value="-0.10215" calcext:value-type="float">
            <text:p>-0.10215</text:p>
          </table:table-cell>
          <table:table-cell office:value-type="float" office:value="0.057838" calcext:value-type="float">
            <text:p>0.05783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1983" calcext:value-type="float">
            <text:p>0.198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3114" calcext:value-type="float">
            <text:p>0.311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-0.0626780000000002" calcext:value-type="float">
            <text:p>-0.062678000000000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4.9323" calcext:value-type="float">
            <text:p>-4.932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9695" calcext:value-type="float">
            <text:p>0.49695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-0.179322" calcext:value-type="float">
            <text:p>-0.179322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3445" calcext:value-type="float">
            <text:p>0.23445</text:p>
          </table:table-cell>
          <table:table-cell office:value-type="float" office:value="-0.061468" calcext:value-type="float">
            <text:p>-0.061468</text:p>
          </table:table-cell>
          <table:table-cell office:value-type="float" office:value="0.12285" calcext:value-type="float">
            <text:p>0.12285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19155" calcext:value-type="float">
            <text:p>0.191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5465" calcext:value-type="float">
            <text:p>0.15465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056386" calcext:value-type="float">
            <text:p>0.056386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138666" calcext:value-type="float">
            <text:p>0.138666</text:p>
          </table:table-cell>
          <table:table-cell office:value-type="float" office:value="0.46215" calcext:value-type="float">
            <text:p>0.4621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255794" calcext:value-type="float">
            <text:p>0.255794</text:p>
          </table:table-cell>
          <table:table-cell office:value-type="float" office:value="0.4716" calcext:value-type="float">
            <text:p>0.4716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0.266926" calcext:value-type="float">
            <text:p>0.266926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50835" calcext:value-type="float">
            <text:p>-0.50835</text:p>
          </table:table-cell>
          <table:table-cell office:value-type="float" office:value="0.124388" calcext:value-type="float">
            <text:p>0.124388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6205" calcext:value-type="float">
            <text:p>-0.26205</text:p>
          </table:table-cell>
          <table:table-cell office:value-type="float" office:value="0.069454" calcext:value-type="float">
            <text:p>0.069454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1758" calcext:value-type="float">
            <text:p>-0.1758</text:p>
          </table:table-cell>
          <table:table-cell office:value-type="float" office:value="0.037752" calcext:value-type="float">
            <text:p>0.037752</text:p>
          </table:table-cell>
          <table:table-cell office:value-type="float" office:value="0.1485" calcext:value-type="float">
            <text:p>0.1485</text:p>
          </table:table-cell>
          <table:table-cell office:value-type="float" office:value="-0.12915" calcext:value-type="float">
            <text:p>-0.12915</text:p>
          </table:table-cell>
          <table:table-cell office:value-type="float" office:value="0.052998" calcext:value-type="float">
            <text:p>0.05299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2964" calcext:value-type="float">
            <text:p>0.296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723580000000002" calcext:value-type="float">
            <text:p>-0.0723580000000002</text:p>
          </table:table-cell>
          <table:table-cell office:value-type="float" office:value="-0.03045" calcext:value-type="float">
            <text:p>-0.03045</text:p>
          </table:table-cell>
          <table:table-cell office:value-type="float" office:value="-4.9653" calcext:value-type="float">
            <text:p>-4.965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0.52425" calcext:value-type="float">
            <text:p>0.524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5545" calcext:value-type="float">
            <text:p>0.255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7955" calcext:value-type="float">
            <text:p>0.179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16065" calcext:value-type="float">
            <text:p>0.16065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8395" calcext:value-type="float">
            <text:p>0.283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3815" calcext:value-type="float">
            <text:p>0.4381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231594" calcext:value-type="float">
            <text:p>0.231594</text:p>
          </table:table-cell>
          <table:table-cell office:value-type="float" office:value="0.4746" calcext:value-type="float">
            <text:p>0.4746</text:p>
          </table:table-cell>
          <table:table-cell office:value-type="float" office:value="-0.29625" calcext:value-type="float">
            <text:p>-0.29625</text:p>
          </table:table-cell>
          <table:table-cell office:value-type="float" office:value="0.281446" calcext:value-type="float">
            <text:p>0.281446</text:p>
          </table:table-cell>
          <table:table-cell office:value-type="float" office:value="0.14205" calcext:value-type="float">
            <text:p>0.14205</text:p>
          </table:table-cell>
          <table:table-cell office:value-type="float" office:value="-0.49935" calcext:value-type="float">
            <text:p>-0.49935</text:p>
          </table:table-cell>
          <table:table-cell office:value-type="float" office:value="0.105028" calcext:value-type="float">
            <text:p>0.10502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4405" calcext:value-type="float">
            <text:p>-0.24405</text:p>
          </table:table-cell>
          <table:table-cell office:value-type="float" office:value="0.059774" calcext:value-type="float">
            <text:p>0.05977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335" calcext:value-type="float">
            <text:p>0.1335</text:p>
          </table:table-cell>
          <table:table-cell office:value-type="float" office:value="-0.12615" calcext:value-type="float">
            <text:p>-0.12615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1923" calcext:value-type="float">
            <text:p>0.192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3114" calcext:value-type="float">
            <text:p>0.311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626780000000002" calcext:value-type="float">
            <text:p>-0.06267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4.9353" calcext:value-type="float">
            <text:p>-4.935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7595" calcext:value-type="float">
            <text:p>0.47595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23445" calcext:value-type="float">
            <text:p>0.23445</text:p>
          </table:table-cell>
          <table:table-cell office:value-type="float" office:value="-0.080828" calcext:value-type="float">
            <text:p>-0.08082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19755" calcext:value-type="float">
            <text:p>0.197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6065" calcext:value-type="float">
            <text:p>0.160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612260000000001" calcext:value-type="float">
            <text:p>0.0612260000000001</text:p>
          </table:table-cell>
          <table:table-cell office:value-type="float" office:value="0.26895" calcext:value-type="float">
            <text:p>0.268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3815" calcext:value-type="float">
            <text:p>0.4381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0.4866" calcext:value-type="float">
            <text:p>0.4866</text:p>
          </table:table-cell>
          <table:table-cell office:value-type="float" office:value="-0.29325" calcext:value-type="float">
            <text:p>-0.29325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-0.47535" calcext:value-type="float">
            <text:p>-0.475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6505" calcext:value-type="float">
            <text:p>-0.26505</text:p>
          </table:table-cell>
          <table:table-cell office:value-type="float" office:value="0.059774" calcext:value-type="float">
            <text:p>0.059774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485" calcext:value-type="float">
            <text:p>0.1485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3024" calcext:value-type="float">
            <text:p>0.302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26415" calcext:value-type="float">
            <text:p>0.264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2745" calcext:value-type="float">
            <text:p>-0.02745</text:p>
          </table:table-cell>
          <table:table-cell office:value-type="float" office:value="-4.9473" calcext:value-type="float">
            <text:p>-4.947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0.54525" calcext:value-type="float">
            <text:p>0.545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3445" calcext:value-type="float">
            <text:p>0.234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066066" calcext:value-type="float">
            <text:p>0.066066</text:p>
          </table:table-cell>
          <table:table-cell office:value-type="float" office:value="0.27495" calcext:value-type="float">
            <text:p>0.27495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7115" calcext:value-type="float">
            <text:p>0.471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41274" calcext:value-type="float">
            <text:p>0.241274</text:p>
          </table:table-cell>
          <table:table-cell office:value-type="float" office:value="0.4596" calcext:value-type="float">
            <text:p>0.4596</text:p>
          </table:table-cell>
          <table:table-cell office:value-type="float" office:value="-0.27525" calcext:value-type="float">
            <text:p>-0.27525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50835" calcext:value-type="float">
            <text:p>-0.5083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1383" calcext:value-type="float">
            <text:p>0.1383</text:p>
          </table:table-cell>
          <table:table-cell office:value-type="float" office:value="-0.25905" calcext:value-type="float">
            <text:p>-0.259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1638" calcext:value-type="float">
            <text:p>-0.1638</text:p>
          </table:table-cell>
          <table:table-cell office:value-type="float" office:value="0.042592" calcext:value-type="float">
            <text:p>0.042592</text:p>
          </table:table-cell>
          <table:table-cell office:value-type="float" office:value="0.1485" calcext:value-type="float">
            <text:p>0.1485</text:p>
          </table:table-cell>
          <table:table-cell office:value-type="float" office:value="-0.12315" calcext:value-type="float">
            <text:p>-0.123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2934" calcext:value-type="float">
            <text:p>0.293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24315" calcext:value-type="float">
            <text:p>0.243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4.9623" calcext:value-type="float">
            <text:p>-4.9623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48195" calcext:value-type="float">
            <text:p>0.48195</text:p>
          </table:table-cell>
          <table:table-cell office:value-type="float" office:value="0.53025" calcext:value-type="float">
            <text:p>0.530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5545" calcext:value-type="float">
            <text:p>0.25545</text:p>
          </table:table-cell>
          <table:table-cell office:value-type="float" office:value="-0.080828" calcext:value-type="float">
            <text:p>-0.080828</text:p>
          </table:table-cell>
          <table:table-cell office:value-type="float" office:value="0.12285" calcext:value-type="float">
            <text:p>0.12285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17055" calcext:value-type="float">
            <text:p>0.170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14865" calcext:value-type="float">
            <text:p>0.14865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7495" calcext:value-type="float">
            <text:p>0.27495</text:p>
          </table:table-cell>
          <table:table-cell office:value-type="float" office:value="-0.04845" calcext:value-type="float">
            <text:p>-0.0484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4415" calcext:value-type="float">
            <text:p>0.4441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236434" calcext:value-type="float">
            <text:p>0.236434</text:p>
          </table:table-cell>
          <table:table-cell office:value-type="float" office:value="0.4686" calcext:value-type="float">
            <text:p>0.4686</text:p>
          </table:table-cell>
          <table:table-cell office:value-type="float" office:value="-0.29625" calcext:value-type="float">
            <text:p>-0.29625</text:p>
          </table:table-cell>
          <table:table-cell office:value-type="float" office:value="0.286286" calcext:value-type="float">
            <text:p>0.286286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-0.50235" calcext:value-type="float">
            <text:p>-0.502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5005" calcext:value-type="float">
            <text:p>-0.25005</text:p>
          </table:table-cell>
          <table:table-cell office:value-type="float" office:value="0.050094" calcext:value-type="float">
            <text:p>0.050094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047432" calcext:value-type="float">
            <text:p>0.047432</text:p>
          </table:table-cell>
          <table:table-cell office:value-type="float" office:value="0.1455" calcext:value-type="float">
            <text:p>0.1455</text:p>
          </table:table-cell>
          <table:table-cell office:value-type="float" office:value="-0.12615" calcext:value-type="float">
            <text:p>-0.12615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1803" calcext:value-type="float">
            <text:p>0.180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3084" calcext:value-type="float">
            <text:p>0.308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5515" calcext:value-type="float">
            <text:p>0.255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4.9443" calcext:value-type="float">
            <text:p>-4.944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4945" calcext:value-type="float">
            <text:p>0.249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7265" calcext:value-type="float">
            <text:p>0.17265</text:p>
          </table:table-cell>
          <table:table-cell office:value-type="float" office:value="-0.0477000000000001" calcext:value-type="float">
            <text:p>-0.0477000000000001</text:p>
          </table:table-cell>
          <table:table-cell office:value-type="float" office:value="0.0612260000000001" calcext:value-type="float">
            <text:p>0.0612260000000001</text:p>
          </table:table-cell>
          <table:table-cell office:value-type="float" office:value="0.26595" calcext:value-type="float">
            <text:p>0.26595</text:p>
          </table:table-cell>
          <table:table-cell office:value-type="float" office:value="-0.04845" calcext:value-type="float">
            <text:p>-0.048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5315" calcext:value-type="float">
            <text:p>0.4531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241274" calcext:value-type="float">
            <text:p>0.241274</text:p>
          </table:table-cell>
          <table:table-cell office:value-type="float" office:value="0.4806" calcext:value-type="float">
            <text:p>0.4806</text:p>
          </table:table-cell>
          <table:table-cell office:value-type="float" office:value="-0.29025" calcext:value-type="float">
            <text:p>-0.29025</text:p>
          </table:table-cell>
          <table:table-cell office:value-type="float" office:value="0.266926" calcext:value-type="float">
            <text:p>0.266926</text:p>
          </table:table-cell>
          <table:table-cell office:value-type="float" office:value="0.13005" calcext:value-type="float">
            <text:p>0.13005</text:p>
          </table:table-cell>
          <table:table-cell office:value-type="float" office:value="-0.46635" calcext:value-type="float">
            <text:p>-0.46635</text:p>
          </table:table-cell>
          <table:table-cell office:value-type="float" office:value="0.129228" calcext:value-type="float">
            <text:p>0.12922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6205" calcext:value-type="float">
            <text:p>-0.26205</text:p>
          </table:table-cell>
          <table:table-cell office:value-type="float" office:value="0.074294" calcext:value-type="float">
            <text:p>0.07429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548" calcext:value-type="float">
            <text:p>-0.1548</text:p>
          </table:table-cell>
          <table:table-cell office:value-type="float" office:value="0.047432" calcext:value-type="float">
            <text:p>0.047432</text:p>
          </table:table-cell>
          <table:table-cell office:value-type="float" office:value="0.1365" calcext:value-type="float">
            <text:p>0.1365</text:p>
          </table:table-cell>
          <table:table-cell office:value-type="float" office:value="-0.12315" calcext:value-type="float">
            <text:p>-0.12315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3084" calcext:value-type="float">
            <text:p>0.308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2745" calcext:value-type="float">
            <text:p>-0.02745</text:p>
          </table:table-cell>
          <table:table-cell office:value-type="float" office:value="-4.9383" calcext:value-type="float">
            <text:p>-4.938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7895" calcext:value-type="float">
            <text:p>0.47895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-0.095348" calcext:value-type="float">
            <text:p>-0.095348</text:p>
          </table:table-cell>
          <table:table-cell office:value-type="float" office:value="0.11685" calcext:value-type="float">
            <text:p>0.11685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08565" calcext:value-type="float">
            <text:p>0.085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7265" calcext:value-type="float">
            <text:p>0.17265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0.056386" calcext:value-type="float">
            <text:p>0.056386</text:p>
          </table:table-cell>
          <table:table-cell office:value-type="float" office:value="0.26595" calcext:value-type="float">
            <text:p>0.26595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5915" calcext:value-type="float">
            <text:p>0.4591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241274" calcext:value-type="float">
            <text:p>0.241274</text:p>
          </table:table-cell>
          <table:table-cell office:value-type="float" office:value="0.4656" calcext:value-type="float">
            <text:p>0.4656</text:p>
          </table:table-cell>
          <table:table-cell office:value-type="float" office:value="-0.27525" calcext:value-type="float">
            <text:p>-0.275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3905" calcext:value-type="float">
            <text:p>0.13905</text:p>
          </table:table-cell>
          <table:table-cell office:value-type="float" office:value="-0.50535" calcext:value-type="float">
            <text:p>-0.505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263" calcext:value-type="float">
            <text:p>0.1263</text:p>
          </table:table-cell>
          <table:table-cell office:value-type="float" office:value="-0.25305" calcext:value-type="float">
            <text:p>-0.253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1638" calcext:value-type="float">
            <text:p>-0.1638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455" calcext:value-type="float">
            <text:p>0.1455</text:p>
          </table:table-cell>
          <table:table-cell office:value-type="float" office:value="-0.12915" calcext:value-type="float">
            <text:p>-0.12915</text:p>
          </table:table-cell>
          <table:table-cell office:value-type="float" office:value="0.048158" calcext:value-type="float">
            <text:p>0.04815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2814" calcext:value-type="float">
            <text:p>0.281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24315" calcext:value-type="float">
            <text:p>0.24315</text:p>
          </table:table-cell>
          <table:table-cell office:value-type="float" office:value="-0.0723580000000002" calcext:value-type="float">
            <text:p>-0.07235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4.9563" calcext:value-type="float">
            <text:p>-4.956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0.53625" calcext:value-type="float">
            <text:p>0.536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5845" calcext:value-type="float">
            <text:p>0.258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15765" calcext:value-type="float">
            <text:p>0.15765</text:p>
          </table:table-cell>
          <table:table-cell office:value-type="float" office:value="-0.0477000000000001" calcext:value-type="float">
            <text:p>-0.0477000000000001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-0.04845" calcext:value-type="float">
            <text:p>-0.04845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43515" calcext:value-type="float">
            <text:p>0.4351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246114" calcext:value-type="float">
            <text:p>0.246114</text:p>
          </table:table-cell>
          <table:table-cell office:value-type="float" office:value="0.4566" calcext:value-type="float">
            <text:p>0.4566</text:p>
          </table:table-cell>
          <table:table-cell office:value-type="float" office:value="-0.29625" calcext:value-type="float">
            <text:p>-0.29625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50535" calcext:value-type="float">
            <text:p>-0.50535</text:p>
          </table:table-cell>
          <table:table-cell office:value-type="float" office:value="0.124388" calcext:value-type="float">
            <text:p>0.124388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5905" calcext:value-type="float">
            <text:p>-0.25905</text:p>
          </table:table-cell>
          <table:table-cell office:value-type="float" office:value="0.074294" calcext:value-type="float">
            <text:p>0.074294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42592" calcext:value-type="float">
            <text:p>0.042592</text:p>
          </table:table-cell>
          <table:table-cell office:value-type="float" office:value="0.1605" calcext:value-type="float">
            <text:p>0.1605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0.048158" calcext:value-type="float">
            <text:p>0.04815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3114" calcext:value-type="float">
            <text:p>0.311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26115" calcext:value-type="float">
            <text:p>0.261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4.9383" calcext:value-type="float">
            <text:p>-4.938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7595" calcext:value-type="float">
            <text:p>0.47595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-0.198682" calcext:value-type="float">
            <text:p>-0.19868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24945" calcext:value-type="float">
            <text:p>0.249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4985" calcext:value-type="float">
            <text:p>0.14985</text:p>
          </table:table-cell>
          <table:table-cell office:value-type="float" office:value="-0.054934" calcext:value-type="float">
            <text:p>-0.05493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9755" calcext:value-type="float">
            <text:p>0.197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17265" calcext:value-type="float">
            <text:p>0.17265</text:p>
          </table:table-cell>
          <table:table-cell office:value-type="float" office:value="-0.0417000000000001" calcext:value-type="float">
            <text:p>-0.0417000000000001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6895" calcext:value-type="float">
            <text:p>0.26895</text:p>
          </table:table-cell>
          <table:table-cell office:value-type="float" office:value="-0.05145" calcext:value-type="float">
            <text:p>-0.0514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4415" calcext:value-type="float">
            <text:p>0.4441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260634" calcext:value-type="float">
            <text:p>0.260634</text:p>
          </table:table-cell>
          <table:table-cell office:value-type="float" office:value="0.4956" calcext:value-type="float">
            <text:p>0.4956</text:p>
          </table:table-cell>
          <table:table-cell office:value-type="float" office:value="-0.30225" calcext:value-type="float">
            <text:p>-0.30225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47835" calcext:value-type="float">
            <text:p>-0.478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413" calcext:value-type="float">
            <text:p>0.1413</text:p>
          </table:table-cell>
          <table:table-cell office:value-type="float" office:value="-0.26805" calcext:value-type="float">
            <text:p>-0.26805</text:p>
          </table:table-cell>
          <table:table-cell office:value-type="float" office:value="0.074294" calcext:value-type="float">
            <text:p>0.074294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545" calcext:value-type="float">
            <text:p>0.1545</text:p>
          </table:table-cell>
          <table:table-cell office:value-type="float" office:value="-0.12015" calcext:value-type="float">
            <text:p>-0.120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2073" calcext:value-type="float">
            <text:p>0.207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3024" calcext:value-type="float">
            <text:p>0.302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4.9443" calcext:value-type="float">
            <text:p>-4.9443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48195" calcext:value-type="float">
            <text:p>0.48195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4645" calcext:value-type="float">
            <text:p>0.24645</text:p>
          </table:table-cell>
          <table:table-cell office:value-type="float" office:value="-0.061468" calcext:value-type="float">
            <text:p>-0.061468</text:p>
          </table:table-cell>
          <table:table-cell office:value-type="float" office:value="0.11985" calcext:value-type="float">
            <text:p>0.119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7265" calcext:value-type="float">
            <text:p>0.17265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0.056386" calcext:value-type="float">
            <text:p>0.056386</text:p>
          </table:table-cell>
          <table:table-cell office:value-type="float" office:value="0.27495" calcext:value-type="float">
            <text:p>0.274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5915" calcext:value-type="float">
            <text:p>0.4591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260634" calcext:value-type="float">
            <text:p>0.260634</text:p>
          </table:table-cell>
          <table:table-cell office:value-type="float" office:value="0.4656" calcext:value-type="float">
            <text:p>0.4656</text:p>
          </table:table-cell>
          <table:table-cell office:value-type="float" office:value="-0.27525" calcext:value-type="float">
            <text:p>-0.27525</text:p>
          </table:table-cell>
          <table:table-cell office:value-type="float" office:value="0.257246" calcext:value-type="float">
            <text:p>0.257246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51135" calcext:value-type="float">
            <text:p>-0.51135</text:p>
          </table:table-cell>
          <table:table-cell office:value-type="float" office:value="0.105028" calcext:value-type="float">
            <text:p>0.105028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5305" calcext:value-type="float">
            <text:p>-0.253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1485" calcext:value-type="float">
            <text:p>0.1485</text:p>
          </table:table-cell>
          <table:table-cell office:value-type="float" office:value="-0.13515" calcext:value-type="float">
            <text:p>-0.135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1953" calcext:value-type="float">
            <text:p>0.195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2784" calcext:value-type="float">
            <text:p>0.278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4915" calcext:value-type="float">
            <text:p>0.24915</text:p>
          </table:table-cell>
          <table:table-cell office:value-type="float" office:value="-0.0771980000000002" calcext:value-type="float">
            <text:p>-0.07719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4.9563" calcext:value-type="float">
            <text:p>-4.956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5795" calcext:value-type="float">
            <text:p>0.45795</text:p>
          </table:table-cell>
          <table:table-cell office:value-type="float" office:value="0.53325" calcext:value-type="float">
            <text:p>0.53325</text:p>
          </table:table-cell>
          <table:table-cell office:value-type="float" office:value="-0.164802" calcext:value-type="float">
            <text:p>-0.16480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4945" calcext:value-type="float">
            <text:p>0.24945</text:p>
          </table:table-cell>
          <table:table-cell office:value-type="float" office:value="-0.080828" calcext:value-type="float">
            <text:p>-0.080828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0.14985" calcext:value-type="float">
            <text:p>0.149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7065" calcext:value-type="float">
            <text:p>0.07065</text:p>
          </table:table-cell>
          <table:table-cell office:value-type="float" office:value="0.17955" calcext:value-type="float">
            <text:p>0.179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16065" calcext:value-type="float">
            <text:p>0.16065</text:p>
          </table:table-cell>
          <table:table-cell office:value-type="float" office:value="-0.0657000000000001" calcext:value-type="float">
            <text:p>-0.0657000000000001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43215" calcext:value-type="float">
            <text:p>0.4321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246114" calcext:value-type="float">
            <text:p>0.246114</text:p>
          </table:table-cell>
          <table:table-cell office:value-type="float" office:value="0.4806" calcext:value-type="float">
            <text:p>0.4806</text:p>
          </table:table-cell>
          <table:table-cell office:value-type="float" office:value="-0.31125" calcext:value-type="float">
            <text:p>-0.31125</text:p>
          </table:table-cell>
          <table:table-cell office:value-type="float" office:value="0.291126" calcext:value-type="float">
            <text:p>0.291126</text:p>
          </table:table-cell>
          <table:table-cell office:value-type="float" office:value="0.13605" calcext:value-type="float">
            <text:p>0.13605</text:p>
          </table:table-cell>
          <table:table-cell office:value-type="float" office:value="-0.50535" calcext:value-type="float">
            <text:p>-0.505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3805" calcext:value-type="float">
            <text:p>-0.23805</text:p>
          </table:table-cell>
          <table:table-cell office:value-type="float" office:value="0.069454" calcext:value-type="float">
            <text:p>0.069454</text:p>
          </table:table-cell>
          <table:table-cell office:value-type="float" office:value="0.0711" calcext:value-type="float">
            <text:p>0.0711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545" calcext:value-type="float">
            <text:p>0.1545</text:p>
          </table:table-cell>
          <table:table-cell office:value-type="float" office:value="-0.12015" calcext:value-type="float">
            <text:p>-0.120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3114" calcext:value-type="float">
            <text:p>0.311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6115" calcext:value-type="float">
            <text:p>0.261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4.9383" calcext:value-type="float">
            <text:p>-4.938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0.57525" calcext:value-type="float">
            <text:p>0.57525</text:p>
          </table:table-cell>
          <table:table-cell office:value-type="float" office:value="-0.179322" calcext:value-type="float">
            <text:p>-0.179322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6145" calcext:value-type="float">
            <text:p>0.26145</text:p>
          </table:table-cell>
          <table:table-cell office:value-type="float" office:value="-0.066308" calcext:value-type="float">
            <text:p>-0.066308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0.054934" calcext:value-type="float">
            <text:p>-0.054934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46706" calcext:value-type="float">
            <text:p>0.046706</text:p>
          </table:table-cell>
          <table:table-cell office:value-type="float" office:value="0.26595" calcext:value-type="float">
            <text:p>0.26595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45315" calcext:value-type="float">
            <text:p>0.4531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255794" calcext:value-type="float">
            <text:p>0.255794</text:p>
          </table:table-cell>
          <table:table-cell office:value-type="float" office:value="0.4896" calcext:value-type="float">
            <text:p>0.4896</text:p>
          </table:table-cell>
          <table:table-cell office:value-type="float" office:value="-0.28725" calcext:value-type="float">
            <text:p>-0.28725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-0.46635" calcext:value-type="float">
            <text:p>-0.46635</text:p>
          </table:table-cell>
          <table:table-cell office:value-type="float" office:value="0.105028" calcext:value-type="float">
            <text:p>0.10502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6505" calcext:value-type="float">
            <text:p>-0.265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1818" calcext:value-type="float">
            <text:p>-0.181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455" calcext:value-type="float">
            <text:p>0.1455</text:p>
          </table:table-cell>
          <table:table-cell office:value-type="float" office:value="-0.12315" calcext:value-type="float">
            <text:p>-0.123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3084" calcext:value-type="float">
            <text:p>0.308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4.9593" calcext:value-type="float">
            <text:p>-4.959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9095" calcext:value-type="float">
            <text:p>0.49095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-0.179322" calcext:value-type="float">
            <text:p>-0.179322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22245" calcext:value-type="float">
            <text:p>0.22245</text:p>
          </table:table-cell>
          <table:table-cell office:value-type="float" office:value="-0.071148" calcext:value-type="float">
            <text:p>-0.07114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0.054934" calcext:value-type="float">
            <text:p>-0.054934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477000000000001" calcext:value-type="float">
            <text:p>-0.0477000000000001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-0.04545" calcext:value-type="float">
            <text:p>-0.045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6215" calcext:value-type="float">
            <text:p>0.462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41274" calcext:value-type="float">
            <text:p>0.241274</text:p>
          </table:table-cell>
          <table:table-cell office:value-type="float" office:value="0.4626" calcext:value-type="float">
            <text:p>0.4626</text:p>
          </table:table-cell>
          <table:table-cell office:value-type="float" office:value="-0.27525" calcext:value-type="float">
            <text:p>-0.275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3905" calcext:value-type="float">
            <text:p>0.13905</text:p>
          </table:table-cell>
          <table:table-cell office:value-type="float" office:value="-0.52635" calcext:value-type="float">
            <text:p>-0.526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413" calcext:value-type="float">
            <text:p>0.1413</text:p>
          </table:table-cell>
          <table:table-cell office:value-type="float" office:value="-0.26805" calcext:value-type="float">
            <text:p>-0.268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741" calcext:value-type="float">
            <text:p>0.074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1395" calcext:value-type="float">
            <text:p>0.1395</text:p>
          </table:table-cell>
          <table:table-cell office:value-type="float" office:value="-0.13515" calcext:value-type="float">
            <text:p>-0.135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1923" calcext:value-type="float">
            <text:p>0.192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2934" calcext:value-type="float">
            <text:p>0.293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25515" calcext:value-type="float">
            <text:p>0.25515</text:p>
          </table:table-cell>
          <table:table-cell office:value-type="float" office:value="-0.0626780000000002" calcext:value-type="float">
            <text:p>-0.06267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443" calcext:value-type="float">
            <text:p>-4.9443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0.53025" calcext:value-type="float">
            <text:p>0.530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5245" calcext:value-type="float">
            <text:p>0.252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-0.054934" calcext:value-type="float">
            <text:p>-0.054934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417000000000001" calcext:value-type="float">
            <text:p>-0.0417000000000001</text:p>
          </table:table-cell>
          <table:table-cell office:value-type="float" office:value="0.075746" calcext:value-type="float">
            <text:p>0.075746</text:p>
          </table:table-cell>
          <table:table-cell office:value-type="float" office:value="0.28395" calcext:value-type="float">
            <text:p>0.28395</text:p>
          </table:table-cell>
          <table:table-cell office:value-type="float" office:value="-0.05145" calcext:value-type="float">
            <text:p>-0.051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2615" calcext:value-type="float">
            <text:p>0.426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50954" calcext:value-type="float">
            <text:p>0.250954</text:p>
          </table:table-cell>
          <table:table-cell office:value-type="float" office:value="0.4746" calcext:value-type="float">
            <text:p>0.4746</text:p>
          </table:table-cell>
          <table:table-cell office:value-type="float" office:value="-0.28725" calcext:value-type="float">
            <text:p>-0.28725</text:p>
          </table:table-cell>
          <table:table-cell office:value-type="float" office:value="0.266926" calcext:value-type="float">
            <text:p>0.266926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48735" calcext:value-type="float">
            <text:p>-0.4873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5305" calcext:value-type="float">
            <text:p>-0.25305</text:p>
          </table:table-cell>
          <table:table-cell office:value-type="float" office:value="0.079134" calcext:value-type="float">
            <text:p>0.07913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485" calcext:value-type="float">
            <text:p>0.1485</text:p>
          </table:table-cell>
          <table:table-cell office:value-type="float" office:value="-0.12315" calcext:value-type="float">
            <text:p>-0.12315</text:p>
          </table:table-cell>
          <table:table-cell office:value-type="float" office:value="0.067518" calcext:value-type="float">
            <text:p>0.06751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3024" calcext:value-type="float">
            <text:p>0.302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4.9323" calcext:value-type="float">
            <text:p>-4.932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0.57225" calcext:value-type="float">
            <text:p>0.57225</text:p>
          </table:table-cell>
          <table:table-cell office:value-type="float" office:value="-0.189002" calcext:value-type="float">
            <text:p>-0.18900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-0.061468" calcext:value-type="float">
            <text:p>-0.061468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0.14085" calcext:value-type="float">
            <text:p>0.140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6365" calcext:value-type="float">
            <text:p>0.16365</text:p>
          </table:table-cell>
          <table:table-cell office:value-type="float" office:value="-0.0477000000000001" calcext:value-type="float">
            <text:p>-0.0477000000000001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6895" calcext:value-type="float">
            <text:p>0.26895</text:p>
          </table:table-cell>
          <table:table-cell office:value-type="float" office:value="-0.05445" calcext:value-type="float">
            <text:p>-0.05445</text:p>
          </table:table-cell>
          <table:table-cell office:value-type="float" office:value="0.148346" calcext:value-type="float">
            <text:p>0.148346</text:p>
          </table:table-cell>
          <table:table-cell office:value-type="float" office:value="0.44715" calcext:value-type="float">
            <text:p>0.4471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246114" calcext:value-type="float">
            <text:p>0.246114</text:p>
          </table:table-cell>
          <table:table-cell office:value-type="float" office:value="0.4836" calcext:value-type="float">
            <text:p>0.4836</text:p>
          </table:table-cell>
          <table:table-cell office:value-type="float" office:value="-0.29325" calcext:value-type="float">
            <text:p>-0.293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46935" calcext:value-type="float">
            <text:p>-0.469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6505" calcext:value-type="float">
            <text:p>-0.26505</text:p>
          </table:table-cell>
          <table:table-cell office:value-type="float" office:value="0.074294" calcext:value-type="float">
            <text:p>0.074294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1455" calcext:value-type="float">
            <text:p>0.1455</text:p>
          </table:table-cell>
          <table:table-cell office:value-type="float" office:value="-0.11415" calcext:value-type="float">
            <text:p>-0.11415</text:p>
          </table:table-cell>
          <table:table-cell office:value-type="float" office:value="0.048158" calcext:value-type="float">
            <text:p>0.04815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2013" calcext:value-type="float">
            <text:p>0.201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3054" calcext:value-type="float">
            <text:p>0.305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24615" calcext:value-type="float">
            <text:p>0.246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473" calcext:value-type="float">
            <text:p>-4.9473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48195" calcext:value-type="float">
            <text:p>0.48195</text:p>
          </table:table-cell>
          <table:table-cell office:value-type="float" office:value="0.56025" calcext:value-type="float">
            <text:p>0.560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24045" calcext:value-type="float">
            <text:p>0.24045</text:p>
          </table:table-cell>
          <table:table-cell office:value-type="float" office:value="-0.071148" calcext:value-type="float">
            <text:p>-0.07114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-0.030734" calcext:value-type="float">
            <text:p>-0.030734</text:p>
          </table:table-cell>
          <table:table-cell office:value-type="float" office:value="0.07065" calcext:value-type="float">
            <text:p>0.07065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16365" calcext:value-type="float">
            <text:p>0.16365</text:p>
          </table:table-cell>
          <table:table-cell office:value-type="float" office:value="-0.0417000000000001" calcext:value-type="float">
            <text:p>-0.0417000000000001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-0.04545" calcext:value-type="float">
            <text:p>-0.04545</text:p>
          </table:table-cell>
          <table:table-cell office:value-type="float" office:value="0.138666" calcext:value-type="float">
            <text:p>0.138666</text:p>
          </table:table-cell>
          <table:table-cell office:value-type="float" office:value="0.46515" calcext:value-type="float">
            <text:p>0.4651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241274" calcext:value-type="float">
            <text:p>0.241274</text:p>
          </table:table-cell>
          <table:table-cell office:value-type="float" office:value="0.4746" calcext:value-type="float">
            <text:p>0.4746</text:p>
          </table:table-cell>
          <table:table-cell office:value-type="float" office:value="-0.26325" calcext:value-type="float">
            <text:p>-0.26325</text:p>
          </table:table-cell>
          <table:table-cell office:value-type="float" office:value="0.276606" calcext:value-type="float">
            <text:p>0.276606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50835" calcext:value-type="float">
            <text:p>-0.50835</text:p>
          </table:table-cell>
          <table:table-cell office:value-type="float" office:value="0.105028" calcext:value-type="float">
            <text:p>0.105028</text:p>
          </table:table-cell>
          <table:table-cell office:value-type="float" office:value="0.1353" calcext:value-type="float">
            <text:p>0.1353</text:p>
          </table:table-cell>
          <table:table-cell office:value-type="float" office:value="-0.24405" calcext:value-type="float">
            <text:p>-0.24405</text:p>
          </table:table-cell>
          <table:table-cell office:value-type="float" office:value="0.069454" calcext:value-type="float">
            <text:p>0.069454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42592" calcext:value-type="float">
            <text:p>0.042592</text:p>
          </table:table-cell>
          <table:table-cell office:value-type="float" office:value="0.1395" calcext:value-type="float">
            <text:p>0.1395</text:p>
          </table:table-cell>
          <table:table-cell office:value-type="float" office:value="-0.12015" calcext:value-type="float">
            <text:p>-0.12015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1983" calcext:value-type="float">
            <text:p>0.198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2994" calcext:value-type="float">
            <text:p>0.299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563" calcext:value-type="float">
            <text:p>-4.956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0.53025" calcext:value-type="float">
            <text:p>0.530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-0.080828" calcext:value-type="float">
            <text:p>-0.080828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0.030734" calcext:value-type="float">
            <text:p>-0.030734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16965" calcext:value-type="float">
            <text:p>0.169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66066" calcext:value-type="float">
            <text:p>0.066066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5015" calcext:value-type="float">
            <text:p>0.450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50954" calcext:value-type="float">
            <text:p>0.250954</text:p>
          </table:table-cell>
          <table:table-cell office:value-type="float" office:value="0.4686" calcext:value-type="float">
            <text:p>0.4686</text:p>
          </table:table-cell>
          <table:table-cell office:value-type="float" office:value="-0.30225" calcext:value-type="float">
            <text:p>-0.30225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-0.51435" calcext:value-type="float">
            <text:p>-0.51435</text:p>
          </table:table-cell>
          <table:table-cell office:value-type="float" office:value="0.105028" calcext:value-type="float">
            <text:p>0.105028</text:p>
          </table:table-cell>
          <table:table-cell office:value-type="float" office:value="0.1383" calcext:value-type="float">
            <text:p>0.1383</text:p>
          </table:table-cell>
          <table:table-cell office:value-type="float" office:value="-0.25005" calcext:value-type="float">
            <text:p>-0.250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1638" calcext:value-type="float">
            <text:p>-0.163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1575" calcext:value-type="float">
            <text:p>0.1575</text:p>
          </table:table-cell>
          <table:table-cell office:value-type="float" office:value="-0.12315" calcext:value-type="float">
            <text:p>-0.12315</text:p>
          </table:table-cell>
          <table:table-cell office:value-type="float" office:value="0.052998" calcext:value-type="float">
            <text:p>0.05299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1893" calcext:value-type="float">
            <text:p>0.189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3174" calcext:value-type="float">
            <text:p>0.3174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4.9323" calcext:value-type="float">
            <text:p>-4.932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-0.189002" calcext:value-type="float">
            <text:p>-0.18900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6365" calcext:value-type="float">
            <text:p>0.16365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0515460000000001" calcext:value-type="float">
            <text:p>0.0515460000000001</text:p>
          </table:table-cell>
          <table:table-cell office:value-type="float" office:value="0.25995" calcext:value-type="float">
            <text:p>0.25995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4715" calcext:value-type="float">
            <text:p>0.4471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260634" calcext:value-type="float">
            <text:p>0.260634</text:p>
          </table:table-cell>
          <table:table-cell office:value-type="float" office:value="0.5016" calcext:value-type="float">
            <text:p>0.5016</text:p>
          </table:table-cell>
          <table:table-cell office:value-type="float" office:value="-0.29325" calcext:value-type="float">
            <text:p>-0.29325</text:p>
          </table:table-cell>
          <table:table-cell office:value-type="float" office:value="0.247566" calcext:value-type="float">
            <text:p>0.247566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49935" calcext:value-type="float">
            <text:p>-0.499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263" calcext:value-type="float">
            <text:p>0.1263</text:p>
          </table:table-cell>
          <table:table-cell office:value-type="float" office:value="-0.24705" calcext:value-type="float">
            <text:p>-0.24705</text:p>
          </table:table-cell>
          <table:table-cell office:value-type="float" office:value="0.069454" calcext:value-type="float">
            <text:p>0.069454</text:p>
          </table:table-cell>
          <table:table-cell office:value-type="float" office:value="0.0951" calcext:value-type="float">
            <text:p>0.0951</text:p>
          </table:table-cell>
          <table:table-cell office:value-type="float" office:value="-0.1578" calcext:value-type="float">
            <text:p>-0.1578</text:p>
          </table:table-cell>
          <table:table-cell office:value-type="float" office:value="0.037752" calcext:value-type="float">
            <text:p>0.037752</text:p>
          </table:table-cell>
          <table:table-cell office:value-type="float" office:value="0.1365" calcext:value-type="float">
            <text:p>0.1365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0.057838" calcext:value-type="float">
            <text:p>0.057838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2073" calcext:value-type="float">
            <text:p>0.2073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3144" calcext:value-type="float">
            <text:p>0.3144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-0.0626780000000002" calcext:value-type="float">
            <text:p>-0.06267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413" calcext:value-type="float">
            <text:p>-4.941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7595" calcext:value-type="float">
            <text:p>0.47595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-0.155122" calcext:value-type="float">
            <text:p>-0.155122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24945" calcext:value-type="float">
            <text:p>0.249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7065" calcext:value-type="float">
            <text:p>0.07065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15165" calcext:value-type="float">
            <text:p>0.15165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26895" calcext:value-type="float">
            <text:p>0.26895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6515" calcext:value-type="float">
            <text:p>0.465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50954" calcext:value-type="float">
            <text:p>0.250954</text:p>
          </table:table-cell>
          <table:table-cell office:value-type="float" office:value="0.4746" calcext:value-type="float">
            <text:p>0.4746</text:p>
          </table:table-cell>
          <table:table-cell office:value-type="float" office:value="-0.28425" calcext:value-type="float">
            <text:p>-0.28425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50535" calcext:value-type="float">
            <text:p>-0.505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5305" calcext:value-type="float">
            <text:p>-0.253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1548" calcext:value-type="float">
            <text:p>-0.154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1395" calcext:value-type="float">
            <text:p>0.1395</text:p>
          </table:table-cell>
          <table:table-cell office:value-type="float" office:value="-0.12615" calcext:value-type="float">
            <text:p>-0.12615</text:p>
          </table:table-cell>
          <table:table-cell office:value-type="float" office:value="0.091718" calcext:value-type="float">
            <text:p>0.09171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2934" calcext:value-type="float">
            <text:p>0.293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653" calcext:value-type="float">
            <text:p>-4.9653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0.52425" calcext:value-type="float">
            <text:p>0.52425</text:p>
          </table:table-cell>
          <table:table-cell office:value-type="float" office:value="-0.184162" calcext:value-type="float">
            <text:p>-0.18416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6745" calcext:value-type="float">
            <text:p>0.267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7265" calcext:value-type="float">
            <text:p>0.17265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-0.05445" calcext:value-type="float">
            <text:p>-0.0544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5315" calcext:value-type="float">
            <text:p>0.45315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265474" calcext:value-type="float">
            <text:p>0.265474</text:p>
          </table:table-cell>
          <table:table-cell office:value-type="float" office:value="0.4746" calcext:value-type="float">
            <text:p>0.4746</text:p>
          </table:table-cell>
          <table:table-cell office:value-type="float" office:value="-0.29325" calcext:value-type="float">
            <text:p>-0.29325</text:p>
          </table:table-cell>
          <table:table-cell office:value-type="float" office:value="0.276606" calcext:value-type="float">
            <text:p>0.276606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50835" calcext:value-type="float">
            <text:p>-0.508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353" calcext:value-type="float">
            <text:p>0.1353</text:p>
          </table:table-cell>
          <table:table-cell office:value-type="float" office:value="-0.23805" calcext:value-type="float">
            <text:p>-0.23805</text:p>
          </table:table-cell>
          <table:table-cell office:value-type="float" office:value="0.088814" calcext:value-type="float">
            <text:p>0.08881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12615" calcext:value-type="float">
            <text:p>-0.12615</text:p>
          </table:table-cell>
          <table:table-cell office:value-type="float" office:value="0.043318" calcext:value-type="float">
            <text:p>0.043318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1893" calcext:value-type="float">
            <text:p>0.189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3144" calcext:value-type="float">
            <text:p>0.314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6415" calcext:value-type="float">
            <text:p>0.264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383" calcext:value-type="float">
            <text:p>-4.938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-0.066308" calcext:value-type="float">
            <text:p>-0.066308</text:p>
          </table:table-cell>
          <table:table-cell office:value-type="float" office:value="0.11685" calcext:value-type="float">
            <text:p>0.11685</text:p>
          </table:table-cell>
          <table:table-cell office:value-type="float" office:value="0.13785" calcext:value-type="float">
            <text:p>0.137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5465" calcext:value-type="float">
            <text:p>0.15465</text:p>
          </table:table-cell>
          <table:table-cell office:value-type="float" office:value="-0.0477000000000001" calcext:value-type="float">
            <text:p>-0.0477000000000001</text:p>
          </table:table-cell>
          <table:table-cell office:value-type="float" office:value="0.066066" calcext:value-type="float">
            <text:p>0.066066</text:p>
          </table:table-cell>
          <table:table-cell office:value-type="float" office:value="0.27495" calcext:value-type="float">
            <text:p>0.27495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5915" calcext:value-type="float">
            <text:p>0.4591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260634" calcext:value-type="float">
            <text:p>0.260634</text:p>
          </table:table-cell>
          <table:table-cell office:value-type="float" office:value="0.4896" calcext:value-type="float">
            <text:p>0.4896</text:p>
          </table:table-cell>
          <table:table-cell office:value-type="float" office:value="-0.29625" calcext:value-type="float">
            <text:p>-0.29625</text:p>
          </table:table-cell>
          <table:table-cell office:value-type="float" office:value="0.266926" calcext:value-type="float">
            <text:p>0.266926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48435" calcext:value-type="float">
            <text:p>-0.4843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1413" calcext:value-type="float">
            <text:p>0.1413</text:p>
          </table:table-cell>
          <table:table-cell office:value-type="float" office:value="-0.26505" calcext:value-type="float">
            <text:p>-0.265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37752" calcext:value-type="float">
            <text:p>0.037752</text:p>
          </table:table-cell>
          <table:table-cell office:value-type="float" office:value="0.1365" calcext:value-type="float">
            <text:p>0.1365</text:p>
          </table:table-cell>
          <table:table-cell office:value-type="float" office:value="-0.12015" calcext:value-type="float">
            <text:p>-0.12015</text:p>
          </table:table-cell>
          <table:table-cell office:value-type="float" office:value="0.048158" calcext:value-type="float">
            <text:p>0.04815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2013" calcext:value-type="float">
            <text:p>0.2013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2964" calcext:value-type="float">
            <text:p>0.296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25515" calcext:value-type="float">
            <text:p>0.255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4.9353" calcext:value-type="float">
            <text:p>-4.9353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47895" calcext:value-type="float">
            <text:p>0.47895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-0.164802" calcext:value-type="float">
            <text:p>-0.164802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23745" calcext:value-type="float">
            <text:p>0.23745</text:p>
          </table:table-cell>
          <table:table-cell office:value-type="float" office:value="-0.071148" calcext:value-type="float">
            <text:p>-0.071148</text:p>
          </table:table-cell>
          <table:table-cell office:value-type="float" office:value="0.12285" calcext:value-type="float">
            <text:p>0.12285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7665" calcext:value-type="float">
            <text:p>0.07665</text:p>
          </table:table-cell>
          <table:table-cell office:value-type="float" office:value="0.20955" calcext:value-type="float">
            <text:p>0.209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16065" calcext:value-type="float">
            <text:p>0.16065</text:p>
          </table:table-cell>
          <table:table-cell office:value-type="float" office:value="-0.0297" calcext:value-type="float">
            <text:p>-0.0297</text:p>
          </table:table-cell>
          <table:table-cell office:value-type="float" office:value="0.0612260000000001" calcext:value-type="float">
            <text:p>0.0612260000000001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45915" calcext:value-type="float">
            <text:p>0.4591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236434" calcext:value-type="float">
            <text:p>0.236434</text:p>
          </table:table-cell>
          <table:table-cell office:value-type="float" office:value="0.4626" calcext:value-type="float">
            <text:p>0.4626</text:p>
          </table:table-cell>
          <table:table-cell office:value-type="float" office:value="-0.27825" calcext:value-type="float">
            <text:p>-0.278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-0.49935" calcext:value-type="float">
            <text:p>-0.499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383" calcext:value-type="float">
            <text:p>0.1383</text:p>
          </table:table-cell>
          <table:table-cell office:value-type="float" office:value="-0.25905" calcext:value-type="float">
            <text:p>-0.25905</text:p>
          </table:table-cell>
          <table:table-cell office:value-type="float" office:value="0.083974" calcext:value-type="float">
            <text:p>0.083974</text:p>
          </table:table-cell>
          <table:table-cell office:value-type="float" office:value="0.0801" calcext:value-type="float">
            <text:p>0.0801</text:p>
          </table:table-cell>
          <table:table-cell office:value-type="float" office:value="-0.1548" calcext:value-type="float">
            <text:p>-0.1548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515" calcext:value-type="float">
            <text:p>0.1515</text:p>
          </table:table-cell>
          <table:table-cell office:value-type="float" office:value="-0.12015" calcext:value-type="float">
            <text:p>-0.12015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2904" calcext:value-type="float">
            <text:p>0.290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7015" calcext:value-type="float">
            <text:p>0.27015</text:p>
          </table:table-cell>
          <table:table-cell office:value-type="float" office:value="-0.0723580000000002" calcext:value-type="float">
            <text:p>-0.07235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4.9593" calcext:value-type="float">
            <text:p>-4.959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0.53025" calcext:value-type="float">
            <text:p>0.53025</text:p>
          </table:table-cell>
          <table:table-cell office:value-type="float" office:value="-0.184162" calcext:value-type="float">
            <text:p>-0.18416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4945" calcext:value-type="float">
            <text:p>0.249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0.14085" calcext:value-type="float">
            <text:p>0.140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0.17655" calcext:value-type="float">
            <text:p>0.176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6065" calcext:value-type="float">
            <text:p>0.16065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066066" calcext:value-type="float">
            <text:p>0.066066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4115" calcext:value-type="float">
            <text:p>0.44115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255794" calcext:value-type="float">
            <text:p>0.255794</text:p>
          </table:table-cell>
          <table:table-cell office:value-type="float" office:value="0.4896" calcext:value-type="float">
            <text:p>0.4896</text:p>
          </table:table-cell>
          <table:table-cell office:value-type="float" office:value="-0.29925" calcext:value-type="float">
            <text:p>-0.29925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50235" calcext:value-type="float">
            <text:p>-0.502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4105" calcext:value-type="float">
            <text:p>-0.24105</text:p>
          </table:table-cell>
          <table:table-cell office:value-type="float" office:value="0.074294" calcext:value-type="float">
            <text:p>0.07429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037752" calcext:value-type="float">
            <text:p>0.037752</text:p>
          </table:table-cell>
          <table:table-cell office:value-type="float" office:value="0.1545" calcext:value-type="float">
            <text:p>0.1545</text:p>
          </table:table-cell>
          <table:table-cell office:value-type="float" office:value="-0.13215" calcext:value-type="float">
            <text:p>-0.13215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3084" calcext:value-type="float">
            <text:p>0.308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6115" calcext:value-type="float">
            <text:p>0.261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323" calcext:value-type="float">
            <text:p>-4.9323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-0.179322" calcext:value-type="float">
            <text:p>-0.179322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-0.056628" calcext:value-type="float">
            <text:p>-0.056628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3785" calcext:value-type="float">
            <text:p>0.13785</text:p>
          </table:table-cell>
          <table:table-cell office:value-type="float" office:value="-0.050094" calcext:value-type="float">
            <text:p>-0.05009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537" calcext:value-type="float">
            <text:p>-0.0537</text:p>
          </table:table-cell>
          <table:table-cell office:value-type="float" office:value="0.046706" calcext:value-type="float">
            <text:p>0.046706</text:p>
          </table:table-cell>
          <table:table-cell office:value-type="float" office:value="0.27495" calcext:value-type="float">
            <text:p>0.27495</text:p>
          </table:table-cell>
          <table:table-cell office:value-type="float" office:value="-0.05445" calcext:value-type="float">
            <text:p>-0.05445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3815" calcext:value-type="float">
            <text:p>0.4381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265474" calcext:value-type="float">
            <text:p>0.265474</text:p>
          </table:table-cell>
          <table:table-cell office:value-type="float" office:value="0.4926" calcext:value-type="float">
            <text:p>0.4926</text:p>
          </table:table-cell>
          <table:table-cell office:value-type="float" office:value="-0.29625" calcext:value-type="float">
            <text:p>-0.29625</text:p>
          </table:table-cell>
          <table:table-cell office:value-type="float" office:value="0.276606" calcext:value-type="float">
            <text:p>0.276606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47835" calcext:value-type="float">
            <text:p>-0.478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353" calcext:value-type="float">
            <text:p>0.1353</text:p>
          </table:table-cell>
          <table:table-cell office:value-type="float" office:value="-0.27105" calcext:value-type="float">
            <text:p>-0.27105</text:p>
          </table:table-cell>
          <table:table-cell office:value-type="float" office:value="0.064614" calcext:value-type="float">
            <text:p>0.06461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638" calcext:value-type="float">
            <text:p>-0.1638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545" calcext:value-type="float">
            <text:p>0.1545</text:p>
          </table:table-cell>
          <table:table-cell office:value-type="float" office:value="-0.13515" calcext:value-type="float">
            <text:p>-0.13515</text:p>
          </table:table-cell>
          <table:table-cell office:value-type="float" office:value="0.057838" calcext:value-type="float">
            <text:p>0.05783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2934" calcext:value-type="float">
            <text:p>0.293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24315" calcext:value-type="float">
            <text:p>0.24315</text:p>
          </table:table-cell>
          <table:table-cell office:value-type="float" office:value="-0.0626780000000002" calcext:value-type="float">
            <text:p>-0.062678000000000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4.9533" calcext:value-type="float">
            <text:p>-4.9533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49695" calcext:value-type="float">
            <text:p>0.49695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-0.164802" calcext:value-type="float">
            <text:p>-0.164802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23445" calcext:value-type="float">
            <text:p>0.234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9455" calcext:value-type="float">
            <text:p>0.194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6965" calcext:value-type="float">
            <text:p>0.16965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612260000000001" calcext:value-type="float">
            <text:p>0.0612260000000001</text:p>
          </table:table-cell>
          <table:table-cell office:value-type="float" office:value="0.25695" calcext:value-type="float">
            <text:p>0.25695</text:p>
          </table:table-cell>
          <table:table-cell office:value-type="float" office:value="-0.05445" calcext:value-type="float">
            <text:p>-0.05445</text:p>
          </table:table-cell>
          <table:table-cell office:value-type="float" office:value="0.148346" calcext:value-type="float">
            <text:p>0.148346</text:p>
          </table:table-cell>
          <table:table-cell office:value-type="float" office:value="0.45615" calcext:value-type="float">
            <text:p>0.4561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255794" calcext:value-type="float">
            <text:p>0.255794</text:p>
          </table:table-cell>
          <table:table-cell office:value-type="float" office:value="0.4656" calcext:value-type="float">
            <text:p>0.4656</text:p>
          </table:table-cell>
          <table:table-cell office:value-type="float" office:value="-0.27825" calcext:value-type="float">
            <text:p>-0.27825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49635" calcext:value-type="float">
            <text:p>-0.4963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6805" calcext:value-type="float">
            <text:p>-0.26805</text:p>
          </table:table-cell>
          <table:table-cell office:value-type="float" office:value="0.054934" calcext:value-type="float">
            <text:p>0.054934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1548" calcext:value-type="float">
            <text:p>-0.154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13515" calcext:value-type="float">
            <text:p>-0.13515</text:p>
          </table:table-cell>
          <table:table-cell office:value-type="float" office:value="0.057838" calcext:value-type="float">
            <text:p>0.057838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1983" calcext:value-type="float">
            <text:p>0.198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2844" calcext:value-type="float">
            <text:p>0.284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723580000000002" calcext:value-type="float">
            <text:p>-0.07235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563" calcext:value-type="float">
            <text:p>-4.956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0.53625" calcext:value-type="float">
            <text:p>0.53625</text:p>
          </table:table-cell>
          <table:table-cell office:value-type="float" office:value="-0.155122" calcext:value-type="float">
            <text:p>-0.15512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5545" calcext:value-type="float">
            <text:p>0.25545</text:p>
          </table:table-cell>
          <table:table-cell office:value-type="float" office:value="-0.085668" calcext:value-type="float">
            <text:p>-0.085668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885" calcext:value-type="float">
            <text:p>0.158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17055" calcext:value-type="float">
            <text:p>0.170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66066" calcext:value-type="float">
            <text:p>0.066066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-0.04845" calcext:value-type="float">
            <text:p>-0.04845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4115" calcext:value-type="float">
            <text:p>0.44115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250954" calcext:value-type="float">
            <text:p>0.250954</text:p>
          </table:table-cell>
          <table:table-cell office:value-type="float" office:value="0.4596" calcext:value-type="float">
            <text:p>0.4596</text:p>
          </table:table-cell>
          <table:table-cell office:value-type="float" office:value="-0.28725" calcext:value-type="float">
            <text:p>-0.28725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50235" calcext:value-type="float">
            <text:p>-0.502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5005" calcext:value-type="float">
            <text:p>-0.25005</text:p>
          </table:table-cell>
          <table:table-cell office:value-type="float" office:value="0.059774" calcext:value-type="float">
            <text:p>0.059774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485" calcext:value-type="float">
            <text:p>0.1485</text:p>
          </table:table-cell>
          <table:table-cell office:value-type="float" office:value="-0.11415" calcext:value-type="float">
            <text:p>-0.11415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1893" calcext:value-type="float">
            <text:p>0.189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3084" calcext:value-type="float">
            <text:p>0.308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25515" calcext:value-type="float">
            <text:p>0.255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4.9353" calcext:value-type="float">
            <text:p>-4.935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-0.179322" calcext:value-type="float">
            <text:p>-0.179322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3745" calcext:value-type="float">
            <text:p>0.23745</text:p>
          </table:table-cell>
          <table:table-cell office:value-type="float" office:value="-0.075988" calcext:value-type="float">
            <text:p>-0.075988</text:p>
          </table:table-cell>
          <table:table-cell office:value-type="float" office:value="0.11085" calcext:value-type="float">
            <text:p>0.110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07665" calcext:value-type="float">
            <text:p>0.07665</text:p>
          </table:table-cell>
          <table:table-cell office:value-type="float" office:value="0.20055" calcext:value-type="float">
            <text:p>0.200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417000000000001" calcext:value-type="float">
            <text:p>-0.0417000000000001</text:p>
          </table:table-cell>
          <table:table-cell office:value-type="float" office:value="0.0515460000000001" calcext:value-type="float">
            <text:p>0.0515460000000001</text:p>
          </table:table-cell>
          <table:table-cell office:value-type="float" office:value="0.26295" calcext:value-type="float">
            <text:p>0.26295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5315" calcext:value-type="float">
            <text:p>0.4531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250954" calcext:value-type="float">
            <text:p>0.250954</text:p>
          </table:table-cell>
          <table:table-cell office:value-type="float" office:value="0.4776" calcext:value-type="float">
            <text:p>0.4776</text:p>
          </table:table-cell>
          <table:table-cell office:value-type="float" office:value="-0.30225" calcext:value-type="float">
            <text:p>-0.302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47535" calcext:value-type="float">
            <text:p>-0.47535</text:p>
          </table:table-cell>
          <table:table-cell office:value-type="float" office:value="0.105028" calcext:value-type="float">
            <text:p>0.10502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6205" calcext:value-type="float">
            <text:p>-0.26205</text:p>
          </table:table-cell>
          <table:table-cell office:value-type="float" office:value="0.079134" calcext:value-type="float">
            <text:p>0.079134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545" calcext:value-type="float">
            <text:p>0.1545</text:p>
          </table:table-cell>
          <table:table-cell office:value-type="float" office:value="-0.11115" calcext:value-type="float">
            <text:p>-0.111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3084" calcext:value-type="float">
            <text:p>0.308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26415" calcext:value-type="float">
            <text:p>0.264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4.9533" calcext:value-type="float">
            <text:p>-4.9533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3445" calcext:value-type="float">
            <text:p>0.23445</text:p>
          </table:table-cell>
          <table:table-cell office:value-type="float" office:value="-0.105028" calcext:value-type="float">
            <text:p>-0.105028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0.14985" calcext:value-type="float">
            <text:p>0.14985</text:p>
          </table:table-cell>
          <table:table-cell office:value-type="float" office:value="-0.050094" calcext:value-type="float">
            <text:p>-0.05009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9455" calcext:value-type="float">
            <text:p>0.194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15165" calcext:value-type="float">
            <text:p>0.15165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85426" calcext:value-type="float">
            <text:p>0.085426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143506" calcext:value-type="float">
            <text:p>0.143506</text:p>
          </table:table-cell>
          <table:table-cell office:value-type="float" office:value="0.47115" calcext:value-type="float">
            <text:p>0.471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55794" calcext:value-type="float">
            <text:p>0.255794</text:p>
          </table:table-cell>
          <table:table-cell office:value-type="float" office:value="0.4746" calcext:value-type="float">
            <text:p>0.4746</text:p>
          </table:table-cell>
          <table:table-cell office:value-type="float" office:value="-0.26325" calcext:value-type="float">
            <text:p>-0.26325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50235" calcext:value-type="float">
            <text:p>-0.502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353" calcext:value-type="float">
            <text:p>0.1353</text:p>
          </table:table-cell>
          <table:table-cell office:value-type="float" office:value="-0.25305" calcext:value-type="float">
            <text:p>-0.25305</text:p>
          </table:table-cell>
          <table:table-cell office:value-type="float" office:value="0.079134" calcext:value-type="float">
            <text:p>0.079134</text:p>
          </table:table-cell>
          <table:table-cell office:value-type="float" office:value="0.0771" calcext:value-type="float">
            <text:p>0.0771</text:p>
          </table:table-cell>
          <table:table-cell office:value-type="float" office:value="-0.1548" calcext:value-type="float">
            <text:p>-0.1548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13215" calcext:value-type="float">
            <text:p>-0.13215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2073" calcext:value-type="float">
            <text:p>0.2073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2904" calcext:value-type="float">
            <text:p>0.290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6415" calcext:value-type="float">
            <text:p>0.26415</text:p>
          </table:table-cell>
          <table:table-cell office:value-type="float" office:value="-0.0771980000000002" calcext:value-type="float">
            <text:p>-0.07719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503" calcext:value-type="float">
            <text:p>-4.950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6095" calcext:value-type="float">
            <text:p>0.46095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4645" calcext:value-type="float">
            <text:p>0.24645</text:p>
          </table:table-cell>
          <table:table-cell office:value-type="float" office:value="-0.061468" calcext:value-type="float">
            <text:p>-0.061468</text:p>
          </table:table-cell>
          <table:table-cell office:value-type="float" office:value="0.13785" calcext:value-type="float">
            <text:p>0.137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50094" calcext:value-type="float">
            <text:p>-0.050094</text:p>
          </table:table-cell>
          <table:table-cell office:value-type="float" office:value="0.07965" calcext:value-type="float">
            <text:p>0.07965</text:p>
          </table:table-cell>
          <table:table-cell office:value-type="float" office:value="0.19155" calcext:value-type="float">
            <text:p>0.191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5765" calcext:value-type="float">
            <text:p>0.15765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3515" calcext:value-type="float">
            <text:p>0.4351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246114" calcext:value-type="float">
            <text:p>0.246114</text:p>
          </table:table-cell>
          <table:table-cell office:value-type="float" office:value="0.4626" calcext:value-type="float">
            <text:p>0.4626</text:p>
          </table:table-cell>
          <table:table-cell office:value-type="float" office:value="-0.29325" calcext:value-type="float">
            <text:p>-0.29325</text:p>
          </table:table-cell>
          <table:table-cell office:value-type="float" office:value="0.295966" calcext:value-type="float">
            <text:p>0.295966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50835" calcext:value-type="float">
            <text:p>-0.508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6205" calcext:value-type="float">
            <text:p>-0.26205</text:p>
          </table:table-cell>
          <table:table-cell office:value-type="float" office:value="0.074294" calcext:value-type="float">
            <text:p>0.074294</text:p>
          </table:table-cell>
          <table:table-cell office:value-type="float" office:value="0.0861" calcext:value-type="float">
            <text:p>0.086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42592" calcext:value-type="float">
            <text:p>0.04259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12015" calcext:value-type="float">
            <text:p>-0.12015</text:p>
          </table:table-cell>
          <table:table-cell office:value-type="float" office:value="0.043318" calcext:value-type="float">
            <text:p>0.04331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3084" calcext:value-type="float">
            <text:p>0.308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26715" calcext:value-type="float">
            <text:p>0.267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3045" calcext:value-type="float">
            <text:p>-0.03045</text:p>
          </table:table-cell>
          <table:table-cell office:value-type="float" office:value="-4.9353" calcext:value-type="float">
            <text:p>-4.935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0.54525" calcext:value-type="float">
            <text:p>0.54525</text:p>
          </table:table-cell>
          <table:table-cell office:value-type="float" office:value="-0.189002" calcext:value-type="float">
            <text:p>-0.189002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25245" calcext:value-type="float">
            <text:p>0.25245</text:p>
          </table:table-cell>
          <table:table-cell office:value-type="float" office:value="-0.071148" calcext:value-type="float">
            <text:p>-0.071148</text:p>
          </table:table-cell>
          <table:table-cell office:value-type="float" office:value="0.12285" calcext:value-type="float">
            <text:p>0.12285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19155" calcext:value-type="float">
            <text:p>0.191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6295" calcext:value-type="float">
            <text:p>0.262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3215" calcext:value-type="float">
            <text:p>0.43215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284834" calcext:value-type="float">
            <text:p>0.284834</text:p>
          </table:table-cell>
          <table:table-cell office:value-type="float" office:value="0.4866" calcext:value-type="float">
            <text:p>0.4866</text:p>
          </table:table-cell>
          <table:table-cell office:value-type="float" office:value="-0.29625" calcext:value-type="float">
            <text:p>-0.296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-0.47535" calcext:value-type="float">
            <text:p>-0.47535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383" calcext:value-type="float">
            <text:p>0.1383</text:p>
          </table:table-cell>
          <table:table-cell office:value-type="float" office:value="-0.25905" calcext:value-type="float">
            <text:p>-0.25905</text:p>
          </table:table-cell>
          <table:table-cell office:value-type="float" office:value="0.083974" calcext:value-type="float">
            <text:p>0.08397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455" calcext:value-type="float">
            <text:p>0.1455</text:p>
          </table:table-cell>
          <table:table-cell office:value-type="float" office:value="-0.12015" calcext:value-type="float">
            <text:p>-0.12015</text:p>
          </table:table-cell>
          <table:table-cell office:value-type="float" office:value="0.057838" calcext:value-type="float">
            <text:p>0.05783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2193" calcext:value-type="float">
            <text:p>0.219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3024" calcext:value-type="float">
            <text:p>0.302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433180000000002" calcext:value-type="float">
            <text:p>-0.04331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4.9413" calcext:value-type="float">
            <text:p>-4.9413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48195" calcext:value-type="float">
            <text:p>0.48195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-0.179322" calcext:value-type="float">
            <text:p>-0.179322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4045" calcext:value-type="float">
            <text:p>0.24045</text:p>
          </table:table-cell>
          <table:table-cell office:value-type="float" office:value="-0.071148" calcext:value-type="float">
            <text:p>-0.071148</text:p>
          </table:table-cell>
          <table:table-cell office:value-type="float" office:value="0.12285" calcext:value-type="float">
            <text:p>0.12285</text:p>
          </table:table-cell>
          <table:table-cell office:value-type="float" office:value="0.14985" calcext:value-type="float">
            <text:p>0.149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19155" calcext:value-type="float">
            <text:p>0.191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15165" calcext:value-type="float">
            <text:p>0.151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-0.04545" calcext:value-type="float">
            <text:p>-0.04545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6815" calcext:value-type="float">
            <text:p>0.4681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265474" calcext:value-type="float">
            <text:p>0.265474</text:p>
          </table:table-cell>
          <table:table-cell office:value-type="float" office:value="0.4686" calcext:value-type="float">
            <text:p>0.4686</text:p>
          </table:table-cell>
          <table:table-cell office:value-type="float" office:value="-0.27825" calcext:value-type="float">
            <text:p>-0.27825</text:p>
          </table:table-cell>
          <table:table-cell office:value-type="float" office:value="0.237886" calcext:value-type="float">
            <text:p>0.237886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-0.50535" calcext:value-type="float">
            <text:p>-0.50535</text:p>
          </table:table-cell>
          <table:table-cell office:value-type="float" office:value="0.134068" calcext:value-type="float">
            <text:p>0.134068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6205" calcext:value-type="float">
            <text:p>-0.26205</text:p>
          </table:table-cell>
          <table:table-cell office:value-type="float" office:value="0.059774" calcext:value-type="float">
            <text:p>0.05977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395" calcext:value-type="float">
            <text:p>0.1395</text:p>
          </table:table-cell>
          <table:table-cell office:value-type="float" office:value="-0.12015" calcext:value-type="float">
            <text:p>-0.120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2844" calcext:value-type="float">
            <text:p>0.284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6115" calcext:value-type="float">
            <text:p>0.26115</text:p>
          </table:table-cell>
          <table:table-cell office:value-type="float" office:value="-0.0771980000000002" calcext:value-type="float">
            <text:p>-0.077198000000000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4.9563" calcext:value-type="float">
            <text:p>-4.956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6095" calcext:value-type="float">
            <text:p>0.46095</text:p>
          </table:table-cell>
          <table:table-cell office:value-type="float" office:value="0.53325" calcext:value-type="float">
            <text:p>0.53325</text:p>
          </table:table-cell>
          <table:table-cell office:value-type="float" office:value="-0.169642" calcext:value-type="float">
            <text:p>-0.169642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-0.085668" calcext:value-type="float">
            <text:p>-0.085668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07665" calcext:value-type="float">
            <text:p>0.076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16965" calcext:value-type="float">
            <text:p>0.16965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27495" calcext:value-type="float">
            <text:p>0.27495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4715" calcext:value-type="float">
            <text:p>0.4471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250954" calcext:value-type="float">
            <text:p>0.250954</text:p>
          </table:table-cell>
          <table:table-cell office:value-type="float" office:value="0.4656" calcext:value-type="float">
            <text:p>0.4656</text:p>
          </table:table-cell>
          <table:table-cell office:value-type="float" office:value="-0.27225" calcext:value-type="float">
            <text:p>-0.27225</text:p>
          </table:table-cell>
          <table:table-cell office:value-type="float" office:value="0.271766" calcext:value-type="float">
            <text:p>0.271766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-0.49635" calcext:value-type="float">
            <text:p>-0.496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443" calcext:value-type="float">
            <text:p>0.1443</text:p>
          </table:table-cell>
          <table:table-cell office:value-type="float" office:value="-0.24705" calcext:value-type="float">
            <text:p>-0.24705</text:p>
          </table:table-cell>
          <table:table-cell office:value-type="float" office:value="0.069454" calcext:value-type="float">
            <text:p>0.069454</text:p>
          </table:table-cell>
          <table:table-cell office:value-type="float" office:value="0.0891" calcext:value-type="float">
            <text:p>0.0891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028072" calcext:value-type="float">
            <text:p>0.028072</text:p>
          </table:table-cell>
          <table:table-cell office:value-type="float" office:value="0.1485" calcext:value-type="float">
            <text:p>0.1485</text:p>
          </table:table-cell>
          <table:table-cell office:value-type="float" office:value="-0.11415" calcext:value-type="float">
            <text:p>-0.11415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3084" calcext:value-type="float">
            <text:p>0.308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26415" calcext:value-type="float">
            <text:p>0.264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4.9413" calcext:value-type="float">
            <text:p>-4.9413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46095" calcext:value-type="float">
            <text:p>0.46095</text:p>
          </table:table-cell>
          <table:table-cell office:value-type="float" office:value="0.54225" calcext:value-type="float">
            <text:p>0.54225</text:p>
          </table:table-cell>
          <table:table-cell office:value-type="float" office:value="-0.198682" calcext:value-type="float">
            <text:p>-0.198682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4945" calcext:value-type="float">
            <text:p>0.24945</text:p>
          </table:table-cell>
          <table:table-cell office:value-type="float" office:value="-0.071148" calcext:value-type="float">
            <text:p>-0.071148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4085" calcext:value-type="float">
            <text:p>0.14085</text:p>
          </table:table-cell>
          <table:table-cell office:value-type="float" office:value="-0.035574" calcext:value-type="float">
            <text:p>-0.035574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17265" calcext:value-type="float">
            <text:p>0.17265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75746" calcext:value-type="float">
            <text:p>0.075746</text:p>
          </table:table-cell>
          <table:table-cell office:value-type="float" office:value="0.26895" calcext:value-type="float">
            <text:p>0.268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4115" calcext:value-type="float">
            <text:p>0.4411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250954" calcext:value-type="float">
            <text:p>0.250954</text:p>
          </table:table-cell>
          <table:table-cell office:value-type="float" office:value="0.4866" calcext:value-type="float">
            <text:p>0.4866</text:p>
          </table:table-cell>
          <table:table-cell office:value-type="float" office:value="-0.29925" calcext:value-type="float">
            <text:p>-0.29925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49335" calcext:value-type="float">
            <text:p>-0.49335</text:p>
          </table:table-cell>
          <table:table-cell office:value-type="float" office:value="0.109868" calcext:value-type="float">
            <text:p>0.109868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5005" calcext:value-type="float">
            <text:p>-0.25005</text:p>
          </table:table-cell>
          <table:table-cell office:value-type="float" office:value="0.083974" calcext:value-type="float">
            <text:p>0.083974</text:p>
          </table:table-cell>
          <table:table-cell office:value-type="float" office:value="0.0921" calcext:value-type="float">
            <text:p>0.0921</text:p>
          </table:table-cell>
          <table:table-cell office:value-type="float" office:value="-0.1578" calcext:value-type="float">
            <text:p>-0.1578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0.067518" calcext:value-type="float">
            <text:p>0.06751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3144" calcext:value-type="float">
            <text:p>0.314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-0.0287980000000002" calcext:value-type="float">
            <text:p>-0.028798000000000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4.9383" calcext:value-type="float">
            <text:p>-4.9383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47895" calcext:value-type="float">
            <text:p>0.47895</text:p>
          </table:table-cell>
          <table:table-cell office:value-type="float" office:value="0.57825" calcext:value-type="float">
            <text:p>0.57825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4645" calcext:value-type="float">
            <text:p>0.24645</text:p>
          </table:table-cell>
          <table:table-cell office:value-type="float" office:value="-0.080828" calcext:value-type="float">
            <text:p>-0.080828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50094" calcext:value-type="float">
            <text:p>-0.05009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16665" calcext:value-type="float">
            <text:p>0.16665</text:p>
          </table:table-cell>
          <table:table-cell office:value-type="float" office:value="-0.0477000000000001" calcext:value-type="float">
            <text:p>-0.0477000000000001</text:p>
          </table:table-cell>
          <table:table-cell office:value-type="float" office:value="0.075746" calcext:value-type="float">
            <text:p>0.075746</text:p>
          </table:table-cell>
          <table:table-cell office:value-type="float" office:value="0.26895" calcext:value-type="float">
            <text:p>0.26895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143506" calcext:value-type="float">
            <text:p>0.143506</text:p>
          </table:table-cell>
          <table:table-cell office:value-type="float" office:value="0.46515" calcext:value-type="float">
            <text:p>0.4651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246114" calcext:value-type="float">
            <text:p>0.246114</text:p>
          </table:table-cell>
          <table:table-cell office:value-type="float" office:value="0.4686" calcext:value-type="float">
            <text:p>0.4686</text:p>
          </table:table-cell>
          <table:table-cell office:value-type="float" office:value="-0.28725" calcext:value-type="float">
            <text:p>-0.28725</text:p>
          </table:table-cell>
          <table:table-cell office:value-type="float" office:value="0.247566" calcext:value-type="float">
            <text:p>0.247566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-0.49935" calcext:value-type="float">
            <text:p>-0.49935</text:p>
          </table:table-cell>
          <table:table-cell office:value-type="float" office:value="0.119548" calcext:value-type="float">
            <text:p>0.119548</text:p>
          </table:table-cell>
          <table:table-cell office:value-type="float" office:value="0.1383" calcext:value-type="float">
            <text:p>0.1383</text:p>
          </table:table-cell>
          <table:table-cell office:value-type="float" office:value="-0.25005" calcext:value-type="float">
            <text:p>-0.25005</text:p>
          </table:table-cell>
          <table:table-cell office:value-type="float" office:value="0.074294" calcext:value-type="float">
            <text:p>0.074294</text:p>
          </table:table-cell>
          <table:table-cell office:value-type="float" office:value="0.0831" calcext:value-type="float">
            <text:p>0.0831</text:p>
          </table:table-cell>
          <table:table-cell office:value-type="float" office:value="-0.1638" calcext:value-type="float">
            <text:p>-0.1638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575" calcext:value-type="float">
            <text:p>0.1575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0.072358" calcext:value-type="float">
            <text:p>0.07235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2904" calcext:value-type="float">
            <text:p>0.290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-0.0820380000000002" calcext:value-type="float">
            <text:p>-0.08203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4.9563" calcext:value-type="float">
            <text:p>-4.9563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0.53325" calcext:value-type="float">
            <text:p>0.53325</text:p>
          </table:table-cell>
          <table:table-cell office:value-type="float" office:value="-0.164802" calcext:value-type="float">
            <text:p>-0.164802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-0.085668" calcext:value-type="float">
            <text:p>-0.085668</text:p>
          </table:table-cell>
          <table:table-cell office:value-type="float" office:value="0.12585" calcext:value-type="float">
            <text:p>0.12585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-0.030734" calcext:value-type="float">
            <text:p>-0.030734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17565" calcext:value-type="float">
            <text:p>0.175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30195" calcext:value-type="float">
            <text:p>0.301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7715" calcext:value-type="float">
            <text:p>0.4771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60634" calcext:value-type="float">
            <text:p>0.260634</text:p>
          </table:table-cell>
          <table:table-cell office:value-type="float" office:value="0.5046" calcext:value-type="float">
            <text:p>0.5046</text:p>
          </table:table-cell>
          <table:table-cell office:value-type="float" office:value="-0.29625" calcext:value-type="float">
            <text:p>-0.29625</text:p>
          </table:table-cell>
          <table:table-cell office:value-type="float" office:value="0.291126" calcext:value-type="float">
            <text:p>0.291126</text:p>
          </table:table-cell>
          <table:table-cell office:value-type="float" office:value="0.15405" calcext:value-type="float">
            <text:p>0.15405</text:p>
          </table:table-cell>
          <table:table-cell office:value-type="float" office:value="-0.53235" calcext:value-type="float">
            <text:p>-0.53235</text:p>
          </table:table-cell>
          <table:table-cell office:value-type="float" office:value="0.134068" calcext:value-type="float">
            <text:p>0.134068</text:p>
          </table:table-cell>
          <table:table-cell office:value-type="float" office:value="0.1443" calcext:value-type="float">
            <text:p>0.1443</text:p>
          </table:table-cell>
          <table:table-cell office:value-type="float" office:value="-0.26805" calcext:value-type="float">
            <text:p>-0.26805</text:p>
          </table:table-cell>
          <table:table-cell office:value-type="float" office:value="0.093654" calcext:value-type="float">
            <text:p>0.093654</text:p>
          </table:table-cell>
          <table:table-cell office:value-type="float" office:value="0.0981" calcext:value-type="float">
            <text:p>0.0981</text:p>
          </table:table-cell>
          <table:table-cell office:value-type="float" office:value="-0.1818" calcext:value-type="float">
            <text:p>-0.181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1665" calcext:value-type="float">
            <text:p>0.1665</text:p>
          </table:table-cell>
          <table:table-cell office:value-type="float" office:value="-0.13215" calcext:value-type="float">
            <text:p>-0.13215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3294" calcext:value-type="float">
            <text:p>0.3294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30315" calcext:value-type="float">
            <text:p>0.303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3045" calcext:value-type="float">
            <text:p>-0.03045</text:p>
          </table:table-cell>
          <table:table-cell office:value-type="float" office:value="-5.7783" calcext:value-type="float">
            <text:p>-5.7783</text:p>
          </table:table-cell>
          <table:table-cell office:value-type="float" office:value="0.251196" calcext:value-type="float">
            <text:p>0.251196</text:p>
          </table:table-cell>
          <table:table-cell office:value-type="float" office:value="0.50295" calcext:value-type="float">
            <text:p>0.50295</text:p>
          </table:table-cell>
          <table:table-cell office:value-type="float" office:value="0.57225" calcext:value-type="float">
            <text:p>0.57225</text:p>
          </table:table-cell>
          <table:table-cell office:value-type="float" office:value="-0.203522" calcext:value-type="float">
            <text:p>-0.203522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-0.100188" calcext:value-type="float">
            <text:p>-0.100188</text:p>
          </table:table-cell>
          <table:table-cell office:value-type="float" office:value="0.14385" calcext:value-type="float">
            <text:p>0.14385</text:p>
          </table:table-cell>
          <table:table-cell office:value-type="float" office:value="0.15285" calcext:value-type="float">
            <text:p>0.15285</text:p>
          </table:table-cell>
          <table:table-cell office:value-type="float" office:value="-0.050094" calcext:value-type="float">
            <text:p>-0.050094</text:p>
          </table:table-cell>
          <table:table-cell office:value-type="float" office:value="0.07665" calcext:value-type="float">
            <text:p>0.07665</text:p>
          </table:table-cell>
          <table:table-cell office:value-type="float" office:value="0.20355" calcext:value-type="float">
            <text:p>0.203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20865" calcext:value-type="float">
            <text:p>0.20865</text:p>
          </table:table-cell>
          <table:table-cell office:value-type="float" office:value="-0.0657000000000001" calcext:value-type="float">
            <text:p>-0.0657000000000001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35295" calcext:value-type="float">
            <text:p>0.35295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57615" calcext:value-type="float">
            <text:p>0.5761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333234" calcext:value-type="float">
            <text:p>0.333234</text:p>
          </table:table-cell>
          <table:table-cell office:value-type="float" office:value="0.6366" calcext:value-type="float">
            <text:p>0.6366</text:p>
          </table:table-cell>
          <table:table-cell office:value-type="float" office:value="-0.34125" calcext:value-type="float">
            <text:p>-0.34125</text:p>
          </table:table-cell>
          <table:table-cell office:value-type="float" office:value="0.368566" calcext:value-type="float">
            <text:p>0.368566</text:p>
          </table:table-cell>
          <table:table-cell office:value-type="float" office:value="0.25005" calcext:value-type="float">
            <text:p>0.25005</text:p>
          </table:table-cell>
          <table:table-cell office:value-type="float" office:value="-0.62235" calcext:value-type="float">
            <text:p>-0.62235</text:p>
          </table:table-cell>
          <table:table-cell office:value-type="float" office:value="0.192148" calcext:value-type="float">
            <text:p>0.192148</text:p>
          </table:table-cell>
          <table:table-cell office:value-type="float" office:value="0.1953" calcext:value-type="float">
            <text:p>0.1953</text:p>
          </table:table-cell>
          <table:table-cell office:value-type="float" office:value="-0.34005" calcext:value-type="float">
            <text:p>-0.34005</text:p>
          </table:table-cell>
          <table:table-cell office:value-type="float" office:value="0.108174" calcext:value-type="float">
            <text:p>0.108174</text:p>
          </table:table-cell>
          <table:table-cell office:value-type="float" office:value="0.1281" calcext:value-type="float">
            <text:p>0.1281</text:p>
          </table:table-cell>
          <table:table-cell office:value-type="float" office:value="-0.2298" calcext:value-type="float">
            <text:p>-0.2298</text:p>
          </table:table-cell>
          <table:table-cell office:value-type="float" office:value="0.047432" calcext:value-type="float">
            <text:p>0.047432</text:p>
          </table:table-cell>
          <table:table-cell office:value-type="float" office:value="0.1935" calcext:value-type="float">
            <text:p>0.1935</text:p>
          </table:table-cell>
          <table:table-cell office:value-type="float" office:value="-0.14715" calcext:value-type="float">
            <text:p>-0.14715</text:p>
          </table:table-cell>
          <table:table-cell office:value-type="float" office:value="0.086878" calcext:value-type="float">
            <text:p>0.086878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2913" calcext:value-type="float">
            <text:p>0.291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4494" calcext:value-type="float">
            <text:p>0.449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48915" calcext:value-type="float">
            <text:p>0.489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4545" calcext:value-type="float">
            <text:p>-0.04545</text:p>
          </table:table-cell>
          <table:table-cell office:value-type="float" office:value="-9.2043" calcext:value-type="float">
            <text:p>-9.2043</text:p>
          </table:table-cell>
          <table:table-cell office:value-type="float" office:value="0.430276" calcext:value-type="float">
            <text:p>0.430276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0.67425" calcext:value-type="float">
            <text:p>0.67425</text:p>
          </table:table-cell>
          <table:table-cell office:value-type="float" office:value="-0.276122" calcext:value-type="float">
            <text:p>-0.276122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32745" calcext:value-type="float">
            <text:p>0.32745</text:p>
          </table:table-cell>
          <table:table-cell office:value-type="float" office:value="-0.124388" calcext:value-type="float">
            <text:p>-0.124388</text:p>
          </table:table-cell>
          <table:table-cell office:value-type="float" office:value="0.18885" calcext:value-type="float">
            <text:p>0.18885</text:p>
          </table:table-cell>
          <table:table-cell office:value-type="float" office:value="0.19485" calcext:value-type="float">
            <text:p>0.194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27555" calcext:value-type="float">
            <text:p>0.275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5065" calcext:value-type="float">
            <text:p>0.25065</text:p>
          </table:table-cell>
          <table:table-cell office:value-type="float" office:value="-0.0627000000000001" calcext:value-type="float">
            <text:p>-0.0627000000000001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0395" calcext:value-type="float">
            <text:p>0.403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91906" calcext:value-type="float">
            <text:p>0.191906</text:p>
          </table:table-cell>
          <table:table-cell office:value-type="float" office:value="0.65715" calcext:value-type="float">
            <text:p>0.65715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376794" calcext:value-type="float">
            <text:p>0.376794</text:p>
          </table:table-cell>
          <table:table-cell office:value-type="float" office:value="0.6966" calcext:value-type="float">
            <text:p>0.6966</text:p>
          </table:table-cell>
          <table:table-cell office:value-type="float" office:value="-0.36225" calcext:value-type="float">
            <text:p>-0.36225</text:p>
          </table:table-cell>
          <table:table-cell office:value-type="float" office:value="0.402446" calcext:value-type="float">
            <text:p>0.402446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-0.72435" calcext:value-type="float">
            <text:p>-0.72435</text:p>
          </table:table-cell>
          <table:table-cell office:value-type="float" office:value="0.235708" calcext:value-type="float">
            <text:p>0.235708</text:p>
          </table:table-cell>
          <table:table-cell office:value-type="float" office:value="0.2313" calcext:value-type="float">
            <text:p>0.2313</text:p>
          </table:table-cell>
          <table:table-cell office:value-type="float" office:value="-0.38205" calcext:value-type="float">
            <text:p>-0.38205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371" calcext:value-type="float">
            <text:p>0.1371</text:p>
          </table:table-cell>
          <table:table-cell office:value-type="float" office:value="-0.2418" calcext:value-type="float">
            <text:p>-0.2418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295" calcext:value-type="float">
            <text:p>0.2295</text:p>
          </table:table-cell>
          <table:table-cell office:value-type="float" office:value="-0.17415" calcext:value-type="float">
            <text:p>-0.174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.3063" calcext:value-type="float">
            <text:p>0.306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0.4914" calcext:value-type="float">
            <text:p>0.491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60915" calcext:value-type="float">
            <text:p>0.609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-10.7823" calcext:value-type="float">
            <text:p>-10.7823</text:p>
          </table:table-cell>
          <table:table-cell office:value-type="float" office:value="0.541596" calcext:value-type="float">
            <text:p>0.541596</text:p>
          </table:table-cell>
          <table:table-cell office:value-type="float" office:value="0.78795" calcext:value-type="float">
            <text:p>0.78795</text:p>
          </table:table-cell>
          <table:table-cell office:value-type="float" office:value="0.69825" calcext:value-type="float">
            <text:p>0.69825</text:p>
          </table:table-cell>
          <table:table-cell office:value-type="float" office:value="-0.305162" calcext:value-type="float">
            <text:p>-0.305162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5145" calcext:value-type="float">
            <text:p>0.35145</text:p>
          </table:table-cell>
          <table:table-cell office:value-type="float" office:value="-0.114708" calcext:value-type="float">
            <text:p>-0.114708</text:p>
          </table:table-cell>
          <table:table-cell office:value-type="float" office:value="0.22785" calcext:value-type="float">
            <text:p>0.22785</text:p>
          </table:table-cell>
          <table:table-cell office:value-type="float" office:value="0.21885" calcext:value-type="float">
            <text:p>0.218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28155" calcext:value-type="float">
            <text:p>0.281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23265" calcext:value-type="float">
            <text:p>0.2326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3095" calcext:value-type="float">
            <text:p>0.430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65715" calcext:value-type="float">
            <text:p>0.6571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342914" calcext:value-type="float">
            <text:p>0.342914</text:p>
          </table:table-cell>
          <table:table-cell office:value-type="float" office:value="0.6996" calcext:value-type="float">
            <text:p>0.6996</text:p>
          </table:table-cell>
          <table:table-cell office:value-type="float" office:value="-0.37425" calcext:value-type="float">
            <text:p>-0.37425</text:p>
          </table:table-cell>
          <table:table-cell office:value-type="float" office:value="0.426646" calcext:value-type="float">
            <text:p>0.426646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-0.73335" calcext:value-type="float">
            <text:p>-0.73335</text:p>
          </table:table-cell>
          <table:table-cell office:value-type="float" office:value="0.235708" calcext:value-type="float">
            <text:p>0.235708</text:p>
          </table:table-cell>
          <table:table-cell office:value-type="float" office:value="0.2283" calcext:value-type="float">
            <text:p>0.2283</text:p>
          </table:table-cell>
          <table:table-cell office:value-type="float" office:value="-0.39105" calcext:value-type="float">
            <text:p>-0.39105</text:p>
          </table:table-cell>
          <table:table-cell office:value-type="float" office:value="0.108174" calcext:value-type="float">
            <text:p>0.108174</text:p>
          </table:table-cell>
          <table:table-cell office:value-type="float" office:value="0.1341" calcext:value-type="float">
            <text:p>0.1341</text:p>
          </table:table-cell>
          <table:table-cell office:value-type="float" office:value="-0.2688" calcext:value-type="float">
            <text:p>-0.2688</text:p>
          </table:table-cell>
          <table:table-cell office:value-type="float" office:value="0.061952" calcext:value-type="float">
            <text:p>0.061952</text:p>
          </table:table-cell>
          <table:table-cell office:value-type="float" office:value="0.2385" calcext:value-type="float">
            <text:p>0.2385</text:p>
          </table:table-cell>
          <table:table-cell office:value-type="float" office:value="-0.18315" calcext:value-type="float">
            <text:p>-0.183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0.5154" calcext:value-type="float">
            <text:p>0.515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60015" calcext:value-type="float">
            <text:p>0.600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-10.7313" calcext:value-type="float">
            <text:p>-10.7313</text:p>
          </table:table-cell>
          <table:table-cell office:value-type="float" office:value="0.556116" calcext:value-type="float">
            <text:p>0.556116</text:p>
          </table:table-cell>
          <table:table-cell office:value-type="float" office:value="0.78495" calcext:value-type="float">
            <text:p>0.78495</text:p>
          </table:table-cell>
          <table:table-cell office:value-type="float" office:value="0.72225" calcext:value-type="float">
            <text:p>0.72225</text:p>
          </table:table-cell>
          <table:table-cell office:value-type="float" office:value="-0.300322" calcext:value-type="float">
            <text:p>-0.300322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35145" calcext:value-type="float">
            <text:p>0.35145</text:p>
          </table:table-cell>
          <table:table-cell office:value-type="float" office:value="-0.100188" calcext:value-type="float">
            <text:p>-0.100188</text:p>
          </table:table-cell>
          <table:table-cell office:value-type="float" office:value="0.22485" calcext:value-type="float">
            <text:p>0.22485</text:p>
          </table:table-cell>
          <table:table-cell office:value-type="float" office:value="0.22185" calcext:value-type="float">
            <text:p>0.221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1265" calcext:value-type="float">
            <text:p>0.11265</text:p>
          </table:table-cell>
          <table:table-cell office:value-type="float" office:value="0.29655" calcext:value-type="float">
            <text:p>0.296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25065" calcext:value-type="float">
            <text:p>0.25065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40995" calcext:value-type="float">
            <text:p>0.40995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0.182226" calcext:value-type="float">
            <text:p>0.182226</text:p>
          </table:table-cell>
          <table:table-cell office:value-type="float" office:value="0.64815" calcext:value-type="float">
            <text:p>0.6481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357434" calcext:value-type="float">
            <text:p>0.357434</text:p>
          </table:table-cell>
          <table:table-cell office:value-type="float" office:value="0.7296" calcext:value-type="float">
            <text:p>0.7296</text:p>
          </table:table-cell>
          <table:table-cell office:value-type="float" office:value="-0.36525" calcext:value-type="float">
            <text:p>-0.36525</text:p>
          </table:table-cell>
          <table:table-cell office:value-type="float" office:value="0.402446" calcext:value-type="float">
            <text:p>0.402446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-0.70635" calcext:value-type="float">
            <text:p>-0.70635</text:p>
          </table:table-cell>
          <table:table-cell office:value-type="float" office:value="0.230868" calcext:value-type="float">
            <text:p>0.230868</text:p>
          </table:table-cell>
          <table:table-cell office:value-type="float" office:value="0.2433" calcext:value-type="float">
            <text:p>0.2433</text:p>
          </table:table-cell>
          <table:table-cell office:value-type="float" office:value="-0.38805" calcext:value-type="float">
            <text:p>-0.38805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401" calcext:value-type="float">
            <text:p>0.1401</text:p>
          </table:table-cell>
          <table:table-cell office:value-type="float" office:value="-0.2478" calcext:value-type="float">
            <text:p>-0.2478</text:p>
          </table:table-cell>
          <table:table-cell office:value-type="float" office:value="0.061952" calcext:value-type="float">
            <text:p>0.061952</text:p>
          </table:table-cell>
          <table:table-cell office:value-type="float" office:value="0.2235" calcext:value-type="float">
            <text:p>0.2235</text:p>
          </table:table-cell>
          <table:table-cell office:value-type="float" office:value="-0.17715" calcext:value-type="float">
            <text:p>-0.177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0.5184" calcext:value-type="float">
            <text:p>0.518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57915" calcext:value-type="float">
            <text:p>0.579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-10.7403" calcext:value-type="float">
            <text:p>-10.7403</text:p>
          </table:table-cell>
          <table:table-cell office:value-type="float" office:value="0.536756" calcext:value-type="float">
            <text:p>0.536756</text:p>
          </table:table-cell>
          <table:table-cell office:value-type="float" office:value="0.81495" calcext:value-type="float">
            <text:p>0.81495</text:p>
          </table:table-cell>
          <table:table-cell office:value-type="float" office:value="0.73425" calcext:value-type="float">
            <text:p>0.73425</text:p>
          </table:table-cell>
          <table:table-cell office:value-type="float" office:value="-0.300322" calcext:value-type="float">
            <text:p>-0.30032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34245" calcext:value-type="float">
            <text:p>0.34245</text:p>
          </table:table-cell>
          <table:table-cell office:value-type="float" office:value="-0.134068" calcext:value-type="float">
            <text:p>-0.134068</text:p>
          </table:table-cell>
          <table:table-cell office:value-type="float" office:value="0.20985" calcext:value-type="float">
            <text:p>0.20985</text:p>
          </table:table-cell>
          <table:table-cell office:value-type="float" office:value="0.22185" calcext:value-type="float">
            <text:p>0.221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1265" calcext:value-type="float">
            <text:p>0.11265</text:p>
          </table:table-cell>
          <table:table-cell office:value-type="float" office:value="0.31155" calcext:value-type="float">
            <text:p>0.31155</text:p>
          </table:table-cell>
          <table:table-cell office:value-type="float" office:value="-0.0527560000000001" calcext:value-type="float">
            <text:p>-0.0527560000000001</text:p>
          </table:table-cell>
        </table:table-row>
        <table:table-row table:style-name="ro1">
          <table:table-cell office:value-type="float" office:value="0.23865" calcext:value-type="float">
            <text:p>0.23865</text:p>
          </table:table-cell>
          <table:table-cell office:value-type="float" office:value="-0.0657000000000001" calcext:value-type="float">
            <text:p>-0.0657000000000001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-0.07545" calcext:value-type="float">
            <text:p>-0.0754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66315" calcext:value-type="float">
            <text:p>0.66315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367114" calcext:value-type="float">
            <text:p>0.367114</text:p>
          </table:table-cell>
          <table:table-cell office:value-type="float" office:value="0.7206" calcext:value-type="float">
            <text:p>0.7206</text:p>
          </table:table-cell>
          <table:table-cell office:value-type="float" office:value="-0.37125" calcext:value-type="float">
            <text:p>-0.37125</text:p>
          </table:table-cell>
          <table:table-cell office:value-type="float" office:value="0.421806" calcext:value-type="float">
            <text:p>0.421806</text:p>
          </table:table-cell>
          <table:table-cell office:value-type="float" office:value="0.29505" calcext:value-type="float">
            <text:p>0.29505</text:p>
          </table:table-cell>
          <table:table-cell office:value-type="float" office:value="-0.74835" calcext:value-type="float">
            <text:p>-0.74835</text:p>
          </table:table-cell>
          <table:table-cell office:value-type="float" office:value="0.230868" calcext:value-type="float">
            <text:p>0.230868</text:p>
          </table:table-cell>
          <table:table-cell office:value-type="float" office:value="0.2493" calcext:value-type="float">
            <text:p>0.2493</text:p>
          </table:table-cell>
          <table:table-cell office:value-type="float" office:value="-0.40005" calcext:value-type="float">
            <text:p>-0.40005</text:p>
          </table:table-cell>
          <table:table-cell office:value-type="float" office:value="0.127534" calcext:value-type="float">
            <text:p>0.127534</text:p>
          </table:table-cell>
          <table:table-cell office:value-type="float" office:value="0.1431" calcext:value-type="float">
            <text:p>0.1431</text:p>
          </table:table-cell>
          <table:table-cell office:value-type="float" office:value="-0.2328" calcext:value-type="float">
            <text:p>-0.232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355" calcext:value-type="float">
            <text:p>0.2355</text:p>
          </table:table-cell>
          <table:table-cell office:value-type="float" office:value="-0.17115" calcext:value-type="float">
            <text:p>-0.17115</text:p>
          </table:table-cell>
          <table:table-cell office:value-type="float" office:value="0.096558" calcext:value-type="float">
            <text:p>0.09655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0.5004" calcext:value-type="float">
            <text:p>0.5004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62115" calcext:value-type="float">
            <text:p>0.621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-10.9533" calcext:value-type="float">
            <text:p>-10.9533</text:p>
          </table:table-cell>
          <table:table-cell office:value-type="float" office:value="0.517396" calcext:value-type="float">
            <text:p>0.517396</text:p>
          </table:table-cell>
          <table:table-cell office:value-type="float" office:value="0.79395" calcext:value-type="float">
            <text:p>0.79395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-0.276122" calcext:value-type="float">
            <text:p>-0.276122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36045" calcext:value-type="float">
            <text:p>0.36045</text:p>
          </table:table-cell>
          <table:table-cell office:value-type="float" office:value="-0.134068" calcext:value-type="float">
            <text:p>-0.134068</text:p>
          </table:table-cell>
          <table:table-cell office:value-type="float" office:value="0.22185" calcext:value-type="float">
            <text:p>0.22185</text:p>
          </table:table-cell>
          <table:table-cell office:value-type="float" office:value="0.24585" calcext:value-type="float">
            <text:p>0.245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29355" calcext:value-type="float">
            <text:p>0.293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5365" calcext:value-type="float">
            <text:p>0.25365</text:p>
          </table:table-cell>
          <table:table-cell office:value-type="float" office:value="-0.0897" calcext:value-type="float">
            <text:p>-0.0897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0.191906" calcext:value-type="float">
            <text:p>0.191906</text:p>
          </table:table-cell>
          <table:table-cell office:value-type="float" office:value="0.64515" calcext:value-type="float">
            <text:p>0.6451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362274" calcext:value-type="float">
            <text:p>0.362274</text:p>
          </table:table-cell>
          <table:table-cell office:value-type="float" office:value="0.7026" calcext:value-type="float">
            <text:p>0.7026</text:p>
          </table:table-cell>
          <table:table-cell office:value-type="float" office:value="-0.37725" calcext:value-type="float">
            <text:p>-0.37725</text:p>
          </table:table-cell>
          <table:table-cell office:value-type="float" office:value="0.436326" calcext:value-type="float">
            <text:p>0.436326</text:p>
          </table:table-cell>
          <table:table-cell office:value-type="float" office:value="0.31005" calcext:value-type="float">
            <text:p>0.31005</text:p>
          </table:table-cell>
          <table:table-cell office:value-type="float" office:value="-0.73635" calcext:value-type="float">
            <text:p>-0.73635</text:p>
          </table:table-cell>
          <table:table-cell office:value-type="float" office:value="0.211508" calcext:value-type="float">
            <text:p>0.211508</text:p>
          </table:table-cell>
          <table:table-cell office:value-type="float" office:value="0.2223" calcext:value-type="float">
            <text:p>0.2223</text:p>
          </table:table-cell>
          <table:table-cell office:value-type="float" office:value="-0.37905" calcext:value-type="float">
            <text:p>-0.37905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401" calcext:value-type="float">
            <text:p>0.1401</text:p>
          </table:table-cell>
          <table:table-cell office:value-type="float" office:value="-0.2688" calcext:value-type="float">
            <text:p>-0.268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445" calcext:value-type="float">
            <text:p>0.2445</text:p>
          </table:table-cell>
          <table:table-cell office:value-type="float" office:value="-0.17415" calcext:value-type="float">
            <text:p>-0.174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0.5154" calcext:value-type="float">
            <text:p>0.515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61215" calcext:value-type="float">
            <text:p>0.612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8445" calcext:value-type="float">
            <text:p>-0.08445</text:p>
          </table:table-cell>
          <table:table-cell office:value-type="float" office:value="-10.9113" calcext:value-type="float">
            <text:p>-10.9113</text:p>
          </table:table-cell>
          <table:table-cell office:value-type="float" office:value="0.556116" calcext:value-type="float">
            <text:p>0.556116</text:p>
          </table:table-cell>
          <table:table-cell office:value-type="float" office:value="0.79695" calcext:value-type="float">
            <text:p>0.79695</text:p>
          </table:table-cell>
          <table:table-cell office:value-type="float" office:value="0.72825" calcext:value-type="float">
            <text:p>0.72825</text:p>
          </table:table-cell>
          <table:table-cell office:value-type="float" office:value="-0.310002" calcext:value-type="float">
            <text:p>-0.310002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36045" calcext:value-type="float">
            <text:p>0.36045</text:p>
          </table:table-cell>
          <table:table-cell office:value-type="float" office:value="-0.105028" calcext:value-type="float">
            <text:p>-0.105028</text:p>
          </table:table-cell>
          <table:table-cell office:value-type="float" office:value="0.21285" calcext:value-type="float">
            <text:p>0.21285</text:p>
          </table:table-cell>
          <table:table-cell office:value-type="float" office:value="0.21585" calcext:value-type="float">
            <text:p>0.21585</text:p>
          </table:table-cell>
          <table:table-cell office:value-type="float" office:value="-0.040414" calcext:value-type="float">
            <text:p>-0.040414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28755" calcext:value-type="float">
            <text:p>0.287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25665" calcext:value-type="float">
            <text:p>0.2566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0095" calcext:value-type="float">
            <text:p>0.400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201586" calcext:value-type="float">
            <text:p>0.201586</text:p>
          </table:table-cell>
          <table:table-cell office:value-type="float" office:value="0.64815" calcext:value-type="float">
            <text:p>0.6481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367114" calcext:value-type="float">
            <text:p>0.367114</text:p>
          </table:table-cell>
          <table:table-cell office:value-type="float" office:value="0.7416" calcext:value-type="float">
            <text:p>0.7416</text:p>
          </table:table-cell>
          <table:table-cell office:value-type="float" office:value="-0.37725" calcext:value-type="float">
            <text:p>-0.37725</text:p>
          </table:table-cell>
          <table:table-cell office:value-type="float" office:value="0.421806" calcext:value-type="float">
            <text:p>0.421806</text:p>
          </table:table-cell>
          <table:table-cell office:value-type="float" office:value="0.29205" calcext:value-type="float">
            <text:p>0.29205</text:p>
          </table:table-cell>
          <table:table-cell office:value-type="float" office:value="-0.70335" calcext:value-type="float">
            <text:p>-0.70335</text:p>
          </table:table-cell>
          <table:table-cell office:value-type="float" office:value="0.226028" calcext:value-type="float">
            <text:p>0.226028</text:p>
          </table:table-cell>
          <table:table-cell office:value-type="float" office:value="0.2313" calcext:value-type="float">
            <text:p>0.2313</text:p>
          </table:table-cell>
          <table:table-cell office:value-type="float" office:value="-0.39705" calcext:value-type="float">
            <text:p>-0.39705</text:p>
          </table:table-cell>
          <table:table-cell office:value-type="float" office:value="0.122694" calcext:value-type="float">
            <text:p>0.122694</text:p>
          </table:table-cell>
          <table:table-cell office:value-type="float" office:value="0.1611" calcext:value-type="float">
            <text:p>0.1611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355" calcext:value-type="float">
            <text:p>0.2355</text:p>
          </table:table-cell>
          <table:table-cell office:value-type="float" office:value="-0.17115" calcext:value-type="float">
            <text:p>-0.171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3123" calcext:value-type="float">
            <text:p>0.312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0.5214" calcext:value-type="float">
            <text:p>0.521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59715" calcext:value-type="float">
            <text:p>0.597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5445" calcext:value-type="float">
            <text:p>-0.05445</text:p>
          </table:table-cell>
          <table:table-cell office:value-type="float" office:value="-10.8933" calcext:value-type="float">
            <text:p>-10.8933</text:p>
          </table:table-cell>
          <table:table-cell office:value-type="float" office:value="0.541596" calcext:value-type="float">
            <text:p>0.541596</text:p>
          </table:table-cell>
          <table:table-cell office:value-type="float" office:value="0.82995" calcext:value-type="float">
            <text:p>0.82995</text:p>
          </table:table-cell>
          <table:table-cell office:value-type="float" office:value="0.72525" calcext:value-type="float">
            <text:p>0.72525</text:p>
          </table:table-cell>
          <table:table-cell office:value-type="float" office:value="-0.280962" calcext:value-type="float">
            <text:p>-0.280962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6045" calcext:value-type="float">
            <text:p>0.36045</text:p>
          </table:table-cell>
          <table:table-cell office:value-type="float" office:value="-0.124388" calcext:value-type="float">
            <text:p>-0.124388</text:p>
          </table:table-cell>
          <table:table-cell office:value-type="float" office:value="0.20985" calcext:value-type="float">
            <text:p>0.20985</text:p>
          </table:table-cell>
          <table:table-cell office:value-type="float" office:value="0.21585" calcext:value-type="float">
            <text:p>0.21585</text:p>
          </table:table-cell>
          <table:table-cell office:value-type="float" office:value="-0.083974" calcext:value-type="float">
            <text:p>-0.083974</text:p>
          </table:table-cell>
          <table:table-cell office:value-type="float" office:value="0.11865" calcext:value-type="float">
            <text:p>0.11865</text:p>
          </table:table-cell>
          <table:table-cell office:value-type="float" office:value="0.30855" calcext:value-type="float">
            <text:p>0.308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25665" calcext:value-type="float">
            <text:p>0.2566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0951060000000001" calcext:value-type="float">
            <text:p>0.0951060000000001</text:p>
          </table:table-cell>
          <table:table-cell office:value-type="float" office:value="0.40095" calcext:value-type="float">
            <text:p>0.40095</text:p>
          </table:table-cell>
          <table:table-cell office:value-type="float" office:value="-0.07845" calcext:value-type="float">
            <text:p>-0.07845</text:p>
          </table:table-cell>
          <table:table-cell office:value-type="float" office:value="0.201586" calcext:value-type="float">
            <text:p>0.201586</text:p>
          </table:table-cell>
          <table:table-cell office:value-type="float" office:value="0.68715" calcext:value-type="float">
            <text:p>0.6871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376794" calcext:value-type="float">
            <text:p>0.376794</text:p>
          </table:table-cell>
          <table:table-cell office:value-type="float" office:value="0.7206" calcext:value-type="float">
            <text:p>0.7206</text:p>
          </table:table-cell>
          <table:table-cell office:value-type="float" office:value="-0.36225" calcext:value-type="float">
            <text:p>-0.36225</text:p>
          </table:table-cell>
          <table:table-cell office:value-type="float" office:value="0.402446" calcext:value-type="float">
            <text:p>0.402446</text:p>
          </table:table-cell>
          <table:table-cell office:value-type="float" office:value="0.29505" calcext:value-type="float">
            <text:p>0.29505</text:p>
          </table:table-cell>
          <table:table-cell office:value-type="float" office:value="-0.71835" calcext:value-type="float">
            <text:p>-0.71835</text:p>
          </table:table-cell>
          <table:table-cell office:value-type="float" office:value="0.226028" calcext:value-type="float">
            <text:p>0.226028</text:p>
          </table:table-cell>
          <table:table-cell office:value-type="float" office:value="0.2373" calcext:value-type="float">
            <text:p>0.2373</text:p>
          </table:table-cell>
          <table:table-cell office:value-type="float" office:value="-0.40605" calcext:value-type="float">
            <text:p>-0.40605</text:p>
          </table:table-cell>
          <table:table-cell office:value-type="float" office:value="0.117854" calcext:value-type="float">
            <text:p>0.117854</text:p>
          </table:table-cell>
          <table:table-cell office:value-type="float" office:value="0.1431" calcext:value-type="float">
            <text:p>0.1431</text:p>
          </table:table-cell>
          <table:table-cell office:value-type="float" office:value="-0.2418" calcext:value-type="float">
            <text:p>-0.2418</text:p>
          </table:table-cell>
          <table:table-cell office:value-type="float" office:value="0.066792" calcext:value-type="float">
            <text:p>0.066792</text:p>
          </table:table-cell>
          <table:table-cell office:value-type="float" office:value="0.2295" calcext:value-type="float">
            <text:p>0.2295</text:p>
          </table:table-cell>
          <table:table-cell office:value-type="float" office:value="-0.17715" calcext:value-type="float">
            <text:p>-0.177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0.5064" calcext:value-type="float">
            <text:p>0.506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59715" calcext:value-type="float">
            <text:p>0.59715</text:p>
          </table:table-cell>
          <table:table-cell office:value-type="float" office:value="-0.0287980000000002" calcext:value-type="float">
            <text:p>-0.0287980000000002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-10.9773" calcext:value-type="float">
            <text:p>-10.9773</text:p>
          </table:table-cell>
          <table:table-cell office:value-type="float" office:value="0.536756" calcext:value-type="float">
            <text:p>0.536756</text:p>
          </table:table-cell>
          <table:table-cell office:value-type="float" office:value="0.80295" calcext:value-type="float">
            <text:p>0.80295</text:p>
          </table:table-cell>
          <table:table-cell office:value-type="float" office:value="0.70725" calcext:value-type="float">
            <text:p>0.70725</text:p>
          </table:table-cell>
          <table:table-cell office:value-type="float" office:value="-0.285802" calcext:value-type="float">
            <text:p>-0.285802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5445" calcext:value-type="float">
            <text:p>0.35445</text:p>
          </table:table-cell>
          <table:table-cell office:value-type="float" office:value="-0.129228" calcext:value-type="float">
            <text:p>-0.129228</text:p>
          </table:table-cell>
          <table:table-cell office:value-type="float" office:value="0.21885" calcext:value-type="float">
            <text:p>0.21885</text:p>
          </table:table-cell>
          <table:table-cell office:value-type="float" office:value="0.22785" calcext:value-type="float">
            <text:p>0.22785</text:p>
          </table:table-cell>
          <table:table-cell office:value-type="float" office:value="-0.050094" calcext:value-type="float">
            <text:p>-0.050094</text:p>
          </table:table-cell>
          <table:table-cell office:value-type="float" office:value="0.10665" calcext:value-type="float">
            <text:p>0.10665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4165" calcext:value-type="float">
            <text:p>0.24165</text:p>
          </table:table-cell>
          <table:table-cell office:value-type="float" office:value="-0.0657000000000001" calcext:value-type="float">
            <text:p>-0.0657000000000001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8145" calcext:value-type="float">
            <text:p>-0.08145</text:p>
          </table:table-cell>
          <table:table-cell office:value-type="float" office:value="0.187066" calcext:value-type="float">
            <text:p>0.187066</text:p>
          </table:table-cell>
          <table:table-cell office:value-type="float" office:value="0.66315" calcext:value-type="float">
            <text:p>0.66315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367114" calcext:value-type="float">
            <text:p>0.367114</text:p>
          </table:table-cell>
          <table:table-cell office:value-type="float" office:value="0.7026" calcext:value-type="float">
            <text:p>0.7026</text:p>
          </table:table-cell>
          <table:table-cell office:value-type="float" office:value="-0.37125" calcext:value-type="float">
            <text:p>-0.37125</text:p>
          </table:table-cell>
          <table:table-cell office:value-type="float" office:value="0.412126" calcext:value-type="float">
            <text:p>0.412126</text:p>
          </table:table-cell>
          <table:table-cell office:value-type="float" office:value="0.32205" calcext:value-type="float">
            <text:p>0.32205</text:p>
          </table:table-cell>
          <table:table-cell office:value-type="float" office:value="-0.74835" calcext:value-type="float">
            <text:p>-0.74835</text:p>
          </table:table-cell>
          <table:table-cell office:value-type="float" office:value="0.245388" calcext:value-type="float">
            <text:p>0.245388</text:p>
          </table:table-cell>
          <table:table-cell office:value-type="float" office:value="0.2343" calcext:value-type="float">
            <text:p>0.2343</text:p>
          </table:table-cell>
          <table:table-cell office:value-type="float" office:value="-0.39405" calcext:value-type="float">
            <text:p>-0.39405</text:p>
          </table:table-cell>
          <table:table-cell office:value-type="float" office:value="0.117854" calcext:value-type="float">
            <text:p>0.117854</text:p>
          </table:table-cell>
          <table:table-cell office:value-type="float" office:value="0.1461" calcext:value-type="float">
            <text:p>0.1461</text:p>
          </table:table-cell>
          <table:table-cell office:value-type="float" office:value="-0.2448" calcext:value-type="float">
            <text:p>-0.2448</text:p>
          </table:table-cell>
          <table:table-cell office:value-type="float" office:value="0.061952" calcext:value-type="float">
            <text:p>0.061952</text:p>
          </table:table-cell>
          <table:table-cell office:value-type="float" office:value="0.2265" calcext:value-type="float">
            <text:p>0.2265</text:p>
          </table:table-cell>
          <table:table-cell office:value-type="float" office:value="-0.17415" calcext:value-type="float">
            <text:p>-0.174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0.4944" calcext:value-type="float">
            <text:p>0.494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61515" calcext:value-type="float">
            <text:p>0.61515</text:p>
          </table:table-cell>
          <table:table-cell office:value-type="float" office:value="-0.0433180000000002" calcext:value-type="float">
            <text:p>-0.0433180000000002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-10.9383" calcext:value-type="float">
            <text:p>-10.9383</text:p>
          </table:table-cell>
          <table:table-cell office:value-type="float" office:value="0.551276" calcext:value-type="float">
            <text:p>0.551276</text:p>
          </table:table-cell>
          <table:table-cell office:value-type="float" office:value="0.76995" calcext:value-type="float">
            <text:p>0.76995</text:p>
          </table:table-cell>
          <table:table-cell office:value-type="float" office:value="0.70725" calcext:value-type="float">
            <text:p>0.70725</text:p>
          </table:table-cell>
          <table:table-cell office:value-type="float" office:value="-0.310002" calcext:value-type="float">
            <text:p>-0.310002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36645" calcext:value-type="float">
            <text:p>0.36645</text:p>
          </table:table-cell>
          <table:table-cell office:value-type="float" office:value="-0.124388" calcext:value-type="float">
            <text:p>-0.124388</text:p>
          </table:table-cell>
          <table:table-cell office:value-type="float" office:value="0.21285" calcext:value-type="float">
            <text:p>0.21285</text:p>
          </table:table-cell>
          <table:table-cell office:value-type="float" office:value="0.22185" calcext:value-type="float">
            <text:p>0.22185</text:p>
          </table:table-cell>
          <table:table-cell office:value-type="float" office:value="-0.045254" calcext:value-type="float">
            <text:p>-0.045254</text:p>
          </table:table-cell>
          <table:table-cell office:value-type="float" office:value="0.10065" calcext:value-type="float">
            <text:p>0.10065</text:p>
          </table:table-cell>
          <table:table-cell office:value-type="float" office:value="0.29055" calcext:value-type="float">
            <text:p>0.290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25665" calcext:value-type="float">
            <text:p>0.256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64215" calcext:value-type="float">
            <text:p>0.6421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381634" calcext:value-type="float">
            <text:p>0.381634</text:p>
          </table:table-cell>
          <table:table-cell office:value-type="float" office:value="0.7356" calcext:value-type="float">
            <text:p>0.7356</text:p>
          </table:table-cell>
          <table:table-cell office:value-type="float" office:value="-0.38325" calcext:value-type="float">
            <text:p>-0.38325</text:p>
          </table:table-cell>
          <table:table-cell office:value-type="float" office:value="0.407286" calcext:value-type="float">
            <text:p>0.407286</text:p>
          </table:table-cell>
          <table:table-cell office:value-type="float" office:value="0.32805" calcext:value-type="float">
            <text:p>0.32805</text:p>
          </table:table-cell>
          <table:table-cell office:value-type="float" office:value="-0.73335" calcext:value-type="float">
            <text:p>-0.73335</text:p>
          </table:table-cell>
          <table:table-cell office:value-type="float" office:value="0.226028" calcext:value-type="float">
            <text:p>0.226028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8805" calcext:value-type="float">
            <text:p>-0.38805</text:p>
          </table:table-cell>
          <table:table-cell office:value-type="float" office:value="0.142054" calcext:value-type="float">
            <text:p>0.142054</text:p>
          </table:table-cell>
          <table:table-cell office:value-type="float" office:value="0.1551" calcext:value-type="float">
            <text:p>0.1551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2295" calcext:value-type="float">
            <text:p>0.2295</text:p>
          </table:table-cell>
          <table:table-cell office:value-type="float" office:value="-0.15915" calcext:value-type="float">
            <text:p>-0.15915</text:p>
          </table:table-cell>
          <table:table-cell office:value-type="float" office:value="0.086878" calcext:value-type="float">
            <text:p>0.086878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3033" calcext:value-type="float">
            <text:p>0.303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0.5304" calcext:value-type="float">
            <text:p>0.530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61215" calcext:value-type="float">
            <text:p>0.61215</text:p>
          </table:table-cell>
          <table:table-cell office:value-type="float" office:value="-0.0433180000000002" calcext:value-type="float">
            <text:p>-0.0433180000000002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-10.8723" calcext:value-type="float">
            <text:p>-10.8723</text:p>
          </table:table-cell>
          <table:table-cell office:value-type="float" office:value="0.546436" calcext:value-type="float">
            <text:p>0.546436</text:p>
          </table:table-cell>
          <table:table-cell office:value-type="float" office:value="0.82095" calcext:value-type="float">
            <text:p>0.82095</text:p>
          </table:table-cell>
          <table:table-cell office:value-type="float" office:value="0.74925" calcext:value-type="float">
            <text:p>0.74925</text:p>
          </table:table-cell>
          <table:table-cell office:value-type="float" office:value="-0.324522" calcext:value-type="float">
            <text:p>-0.324522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35745" calcext:value-type="float">
            <text:p>0.35745</text:p>
          </table:table-cell>
          <table:table-cell office:value-type="float" office:value="-0.109868" calcext:value-type="float">
            <text:p>-0.109868</text:p>
          </table:table-cell>
          <table:table-cell office:value-type="float" office:value="0.20985" calcext:value-type="float">
            <text:p>0.20985</text:p>
          </table:table-cell>
          <table:table-cell office:value-type="float" office:value="0.21885" calcext:value-type="float">
            <text:p>0.21885</text:p>
          </table:table-cell>
          <table:table-cell office:value-type="float" office:value="-0.083974" calcext:value-type="float">
            <text:p>-0.083974</text:p>
          </table:table-cell>
          <table:table-cell office:value-type="float" office:value="0.10965" calcext:value-type="float">
            <text:p>0.10965</text:p>
          </table:table-cell>
          <table:table-cell office:value-type="float" office:value="0.30855" calcext:value-type="float">
            <text:p>0.308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25365" calcext:value-type="float">
            <text:p>0.25365</text:p>
          </table:table-cell>
          <table:table-cell office:value-type="float" office:value="-0.0687000000000001" calcext:value-type="float">
            <text:p>-0.0687000000000001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39795" calcext:value-type="float">
            <text:p>0.397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66315" calcext:value-type="float">
            <text:p>0.6631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381634" calcext:value-type="float">
            <text:p>0.381634</text:p>
          </table:table-cell>
          <table:table-cell office:value-type="float" office:value="0.7206" calcext:value-type="float">
            <text:p>0.7206</text:p>
          </table:table-cell>
          <table:table-cell office:value-type="float" office:value="-0.37125" calcext:value-type="float">
            <text:p>-0.37125</text:p>
          </table:table-cell>
          <table:table-cell office:value-type="float" office:value="0.416966" calcext:value-type="float">
            <text:p>0.416966</text:p>
          </table:table-cell>
          <table:table-cell office:value-type="float" office:value="0.31305" calcext:value-type="float">
            <text:p>0.31305</text:p>
          </table:table-cell>
          <table:table-cell office:value-type="float" office:value="-0.70935" calcext:value-type="float">
            <text:p>-0.70935</text:p>
          </table:table-cell>
          <table:table-cell office:value-type="float" office:value="0.245388" calcext:value-type="float">
            <text:p>0.245388</text:p>
          </table:table-cell>
          <table:table-cell office:value-type="float" office:value="0.2403" calcext:value-type="float">
            <text:p>0.2403</text:p>
          </table:table-cell>
          <table:table-cell office:value-type="float" office:value="-0.40005" calcext:value-type="float">
            <text:p>-0.40005</text:p>
          </table:table-cell>
          <table:table-cell office:value-type="float" office:value="0.122694" calcext:value-type="float">
            <text:p>0.122694</text:p>
          </table:table-cell>
          <table:table-cell office:value-type="float" office:value="0.1491" calcext:value-type="float">
            <text:p>0.1491</text:p>
          </table:table-cell>
          <table:table-cell office:value-type="float" office:value="-0.2538" calcext:value-type="float">
            <text:p>-0.253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2355" calcext:value-type="float">
            <text:p>0.2355</text:p>
          </table:table-cell>
          <table:table-cell office:value-type="float" office:value="-0.17415" calcext:value-type="float">
            <text:p>-0.17415</text:p>
          </table:table-cell>
          <table:table-cell office:value-type="float" office:value="0.115918" calcext:value-type="float">
            <text:p>0.115918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.3243" calcext:value-type="float">
            <text:p>0.324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0.5154" calcext:value-type="float">
            <text:p>0.515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59115" calcext:value-type="float">
            <text:p>0.591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-10.9533" calcext:value-type="float">
            <text:p>-10.9533</text:p>
          </table:table-cell>
          <table:table-cell office:value-type="float" office:value="0.531916" calcext:value-type="float">
            <text:p>0.531916</text:p>
          </table:table-cell>
          <table:table-cell office:value-type="float" office:value="0.81195" calcext:value-type="float">
            <text:p>0.81195</text:p>
          </table:table-cell>
          <table:table-cell office:value-type="float" office:value="0.72225" calcext:value-type="float">
            <text:p>0.72225</text:p>
          </table:table-cell>
          <table:table-cell office:value-type="float" office:value="-0.305162" calcext:value-type="float">
            <text:p>-0.305162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4245" calcext:value-type="float">
            <text:p>0.34245</text:p>
          </table:table-cell>
          <table:table-cell office:value-type="float" office:value="-0.134068" calcext:value-type="float">
            <text:p>-0.134068</text:p>
          </table:table-cell>
          <table:table-cell office:value-type="float" office:value="0.22185" calcext:value-type="float">
            <text:p>0.22185</text:p>
          </table:table-cell>
          <table:table-cell office:value-type="float" office:value="0.23985" calcext:value-type="float">
            <text:p>0.23985</text:p>
          </table:table-cell>
          <table:table-cell office:value-type="float" office:value="-0.064614" calcext:value-type="float">
            <text:p>-0.064614</text:p>
          </table:table-cell>
          <table:table-cell office:value-type="float" office:value="0.11565" calcext:value-type="float">
            <text:p>0.11565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24765" calcext:value-type="float">
            <text:p>0.24765</text:p>
          </table:table-cell>
          <table:table-cell office:value-type="float" office:value="-0.0777000000000001" calcext:value-type="float">
            <text:p>-0.0777000000000001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41595" calcext:value-type="float">
            <text:p>0.415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66915" calcext:value-type="float">
            <text:p>0.66915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352594" calcext:value-type="float">
            <text:p>0.352594</text:p>
          </table:table-cell>
          <table:table-cell office:value-type="float" office:value="0.6906" calcext:value-type="float">
            <text:p>0.6906</text:p>
          </table:table-cell>
          <table:table-cell office:value-type="float" office:value="-0.36825" calcext:value-type="float">
            <text:p>-0.36825</text:p>
          </table:table-cell>
          <table:table-cell office:value-type="float" office:value="0.426646" calcext:value-type="float">
            <text:p>0.426646</text:p>
          </table:table-cell>
          <table:table-cell office:value-type="float" office:value="0.31905" calcext:value-type="float">
            <text:p>0.31905</text:p>
          </table:table-cell>
          <table:table-cell office:value-type="float" office:value="-0.75135" calcext:value-type="float">
            <text:p>-0.7513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2313" calcext:value-type="float">
            <text:p>0.2313</text:p>
          </table:table-cell>
          <table:table-cell office:value-type="float" office:value="-0.38205" calcext:value-type="float">
            <text:p>-0.38205</text:p>
          </table:table-cell>
          <table:table-cell office:value-type="float" office:value="0.103334" calcext:value-type="float">
            <text:p>0.103334</text:p>
          </table:table-cell>
          <table:table-cell office:value-type="float" office:value="0.1521" calcext:value-type="float">
            <text:p>0.152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2295" calcext:value-type="float">
            <text:p>0.2295</text:p>
          </table:table-cell>
          <table:table-cell office:value-type="float" office:value="-0.18015" calcext:value-type="float">
            <text:p>-0.180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2205" calcext:value-type="float">
            <text:p>-0.02205</text:p>
          </table:table-cell>
          <table:table-cell office:value-type="float" office:value="0.4914" calcext:value-type="float">
            <text:p>0.491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62715" calcext:value-type="float">
            <text:p>0.62715</text:p>
          </table:table-cell>
          <table:table-cell office:value-type="float" office:value="-0.0287980000000002" calcext:value-type="float">
            <text:p>-0.0287980000000002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-10.9293" calcext:value-type="float">
            <text:p>-10.9293</text:p>
          </table:table-cell>
          <table:table-cell office:value-type="float" office:value="0.556116" calcext:value-type="float">
            <text:p>0.556116</text:p>
          </table:table-cell>
          <table:table-cell office:value-type="float" office:value="0.77295" calcext:value-type="float">
            <text:p>0.77295</text:p>
          </table:table-cell>
          <table:table-cell office:value-type="float" office:value="0.71325" calcext:value-type="float">
            <text:p>0.71325</text:p>
          </table:table-cell>
          <table:table-cell office:value-type="float" office:value="-0.314842" calcext:value-type="float">
            <text:p>-0.314842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6345" calcext:value-type="float">
            <text:p>0.36345</text:p>
          </table:table-cell>
          <table:table-cell office:value-type="float" office:value="-0.134068" calcext:value-type="float">
            <text:p>-0.134068</text:p>
          </table:table-cell>
          <table:table-cell office:value-type="float" office:value="0.21885" calcext:value-type="float">
            <text:p>0.21885</text:p>
          </table:table-cell>
          <table:table-cell office:value-type="float" office:value="0.22485" calcext:value-type="float">
            <text:p>0.22485</text:p>
          </table:table-cell>
          <table:table-cell office:value-type="float" office:value="-0.083974" calcext:value-type="float">
            <text:p>-0.083974</text:p>
          </table:table-cell>
          <table:table-cell office:value-type="float" office:value="0.11565" calcext:value-type="float">
            <text:p>0.11565</text:p>
          </table:table-cell>
          <table:table-cell office:value-type="float" office:value="0.28455" calcext:value-type="float">
            <text:p>0.284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25365" calcext:value-type="float">
            <text:p>0.25365</text:p>
          </table:table-cell>
          <table:table-cell office:value-type="float" office:value="-0.0777000000000001" calcext:value-type="float">
            <text:p>-0.0777000000000001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1595" calcext:value-type="float">
            <text:p>0.415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87066" calcext:value-type="float">
            <text:p>0.187066</text:p>
          </table:table-cell>
          <table:table-cell office:value-type="float" office:value="0.63315" calcext:value-type="float">
            <text:p>0.63315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381634" calcext:value-type="float">
            <text:p>0.381634</text:p>
          </table:table-cell>
          <table:table-cell office:value-type="float" office:value="0.7386" calcext:value-type="float">
            <text:p>0.7386</text:p>
          </table:table-cell>
          <table:table-cell office:value-type="float" office:value="-0.39225" calcext:value-type="float">
            <text:p>-0.39225</text:p>
          </table:table-cell>
          <table:table-cell office:value-type="float" office:value="0.426646" calcext:value-type="float">
            <text:p>0.426646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-0.73035" calcext:value-type="float">
            <text:p>-0.7303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2313" calcext:value-type="float">
            <text:p>0.2313</text:p>
          </table:table-cell>
          <table:table-cell office:value-type="float" office:value="-0.38505" calcext:value-type="float">
            <text:p>-0.38505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581" calcext:value-type="float">
            <text:p>0.1581</text:p>
          </table:table-cell>
          <table:table-cell office:value-type="float" office:value="-0.2718" calcext:value-type="float">
            <text:p>-0.271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325" calcext:value-type="float">
            <text:p>0.2325</text:p>
          </table:table-cell>
          <table:table-cell office:value-type="float" office:value="-0.17715" calcext:value-type="float">
            <text:p>-0.17715</text:p>
          </table:table-cell>
          <table:table-cell office:value-type="float" office:value="0.111078" calcext:value-type="float">
            <text:p>0.11107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123" calcext:value-type="float">
            <text:p>0.312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0.5304" calcext:value-type="float">
            <text:p>0.530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59715" calcext:value-type="float">
            <text:p>0.597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-10.8783" calcext:value-type="float">
            <text:p>-10.8783</text:p>
          </table:table-cell>
          <table:table-cell office:value-type="float" office:value="0.536756" calcext:value-type="float">
            <text:p>0.536756</text:p>
          </table:table-cell>
          <table:table-cell office:value-type="float" office:value="0.82395" calcext:value-type="float">
            <text:p>0.82395</text:p>
          </table:table-cell>
          <table:table-cell office:value-type="float" office:value="0.74025" calcext:value-type="float">
            <text:p>0.74025</text:p>
          </table:table-cell>
          <table:table-cell office:value-type="float" office:value="-0.319682" calcext:value-type="float">
            <text:p>-0.319682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34845" calcext:value-type="float">
            <text:p>0.34845</text:p>
          </table:table-cell>
          <table:table-cell office:value-type="float" office:value="-0.119548" calcext:value-type="float">
            <text:p>-0.119548</text:p>
          </table:table-cell>
          <table:table-cell office:value-type="float" office:value="0.20385" calcext:value-type="float">
            <text:p>0.20385</text:p>
          </table:table-cell>
          <table:table-cell office:value-type="float" office:value="0.21285" calcext:value-type="float">
            <text:p>0.212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12465" calcext:value-type="float">
            <text:p>0.12465</text:p>
          </table:table-cell>
          <table:table-cell office:value-type="float" office:value="0.30255" calcext:value-type="float">
            <text:p>0.302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24465" calcext:value-type="float">
            <text:p>0.24465</text:p>
          </table:table-cell>
          <table:table-cell office:value-type="float" office:value="-0.0687000000000001" calcext:value-type="float">
            <text:p>-0.0687000000000001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206426" calcext:value-type="float">
            <text:p>0.206426</text:p>
          </table:table-cell>
          <table:table-cell office:value-type="float" office:value="0.67515" calcext:value-type="float">
            <text:p>0.67515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371954" calcext:value-type="float">
            <text:p>0.371954</text:p>
          </table:table-cell>
          <table:table-cell office:value-type="float" office:value="0.7236" calcext:value-type="float">
            <text:p>0.7236</text:p>
          </table:table-cell>
          <table:table-cell office:value-type="float" office:value="-0.37125" calcext:value-type="float">
            <text:p>-0.37125</text:p>
          </table:table-cell>
          <table:table-cell office:value-type="float" office:value="0.407286" calcext:value-type="float">
            <text:p>0.407286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-0.71535" calcext:value-type="float">
            <text:p>-0.71535</text:p>
          </table:table-cell>
          <table:table-cell office:value-type="float" office:value="0.235708" calcext:value-type="float">
            <text:p>0.235708</text:p>
          </table:table-cell>
          <table:table-cell office:value-type="float" office:value="0.2463" calcext:value-type="float">
            <text:p>0.2463</text:p>
          </table:table-cell>
          <table:table-cell office:value-type="float" office:value="-0.40005" calcext:value-type="float">
            <text:p>-0.40005</text:p>
          </table:table-cell>
          <table:table-cell office:value-type="float" office:value="0.122694" calcext:value-type="float">
            <text:p>0.122694</text:p>
          </table:table-cell>
          <table:table-cell office:value-type="float" office:value="0.1401" calcext:value-type="float">
            <text:p>0.1401</text:p>
          </table:table-cell>
          <table:table-cell office:value-type="float" office:value="-0.2598" calcext:value-type="float">
            <text:p>-0.2598</text:p>
          </table:table-cell>
          <table:table-cell office:value-type="float" office:value="0.061952" calcext:value-type="float">
            <text:p>0.061952</text:p>
          </table:table-cell>
          <table:table-cell office:value-type="float" office:value="0.2175" calcext:value-type="float">
            <text:p>0.2175</text:p>
          </table:table-cell>
          <table:table-cell office:value-type="float" office:value="-0.16815" calcext:value-type="float">
            <text:p>-0.168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0.5244" calcext:value-type="float">
            <text:p>0.524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58815" calcext:value-type="float">
            <text:p>0.588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-10.9833" calcext:value-type="float">
            <text:p>-10.9833</text:p>
          </table:table-cell>
          <table:table-cell office:value-type="float" office:value="0.536756" calcext:value-type="float">
            <text:p>0.536756</text:p>
          </table:table-cell>
          <table:table-cell office:value-type="float" office:value="0.80895" calcext:value-type="float">
            <text:p>0.80895</text:p>
          </table:table-cell>
          <table:table-cell office:value-type="float" office:value="0.72525" calcext:value-type="float">
            <text:p>0.72525</text:p>
          </table:table-cell>
          <table:table-cell office:value-type="float" office:value="-0.290642" calcext:value-type="float">
            <text:p>-0.290642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-0.119548" calcext:value-type="float">
            <text:p>-0.119548</text:p>
          </table:table-cell>
          <table:table-cell office:value-type="float" office:value="0.22185" calcext:value-type="float">
            <text:p>0.22185</text:p>
          </table:table-cell>
          <table:table-cell office:value-type="float" office:value="0.22485" calcext:value-type="float">
            <text:p>0.22485</text:p>
          </table:table-cell>
          <table:table-cell office:value-type="float" office:value="-0.054934" calcext:value-type="float">
            <text:p>-0.054934</text:p>
          </table:table-cell>
          <table:table-cell office:value-type="float" office:value="0.10965" calcext:value-type="float">
            <text:p>0.10965</text:p>
          </table:table-cell>
          <table:table-cell office:value-type="float" office:value="0.29055" calcext:value-type="float">
            <text:p>0.290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24765" calcext:value-type="float">
            <text:p>0.24765</text:p>
          </table:table-cell>
          <table:table-cell office:value-type="float" office:value="-0.0567" calcext:value-type="float">
            <text:p>-0.0567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1595" calcext:value-type="float">
            <text:p>0.41595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66615" calcext:value-type="float">
            <text:p>0.66615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347754" calcext:value-type="float">
            <text:p>0.347754</text:p>
          </table:table-cell>
          <table:table-cell office:value-type="float" office:value="0.7146" calcext:value-type="float">
            <text:p>0.7146</text:p>
          </table:table-cell>
          <table:table-cell office:value-type="float" office:value="-0.37125" calcext:value-type="float">
            <text:p>-0.37125</text:p>
          </table:table-cell>
          <table:table-cell office:value-type="float" office:value="0.412126" calcext:value-type="float">
            <text:p>0.412126</text:p>
          </table:table-cell>
          <table:table-cell office:value-type="float" office:value="0.32205" calcext:value-type="float">
            <text:p>0.32205</text:p>
          </table:table-cell>
          <table:table-cell office:value-type="float" office:value="-0.76035" calcext:value-type="float">
            <text:p>-0.7603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2373" calcext:value-type="float">
            <text:p>0.2373</text:p>
          </table:table-cell>
          <table:table-cell office:value-type="float" office:value="-0.38805" calcext:value-type="float">
            <text:p>-0.38805</text:p>
          </table:table-cell>
          <table:table-cell office:value-type="float" office:value="0.122694" calcext:value-type="float">
            <text:p>0.122694</text:p>
          </table:table-cell>
          <table:table-cell office:value-type="float" office:value="0.1521" calcext:value-type="float">
            <text:p>0.1521</text:p>
          </table:table-cell>
          <table:table-cell office:value-type="float" office:value="-0.2448" calcext:value-type="float">
            <text:p>-0.2448</text:p>
          </table:table-cell>
          <table:table-cell office:value-type="float" office:value="0.0861520000000001" calcext:value-type="float">
            <text:p>0.0861520000000001</text:p>
          </table:table-cell>
          <table:table-cell office:value-type="float" office:value="0.2385" calcext:value-type="float">
            <text:p>0.2385</text:p>
          </table:table-cell>
          <table:table-cell office:value-type="float" office:value="-0.18015" calcext:value-type="float">
            <text:p>-0.180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213" calcext:value-type="float">
            <text:p>0.321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0.4974" calcext:value-type="float">
            <text:p>0.497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62715" calcext:value-type="float">
            <text:p>0.62715</text:p>
          </table:table-cell>
          <table:table-cell office:value-type="float" office:value="-0.0433180000000002" calcext:value-type="float">
            <text:p>-0.0433180000000002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-10.9353" calcext:value-type="float">
            <text:p>-10.9353</text:p>
          </table:table-cell>
          <table:table-cell office:value-type="float" office:value="0.551276" calcext:value-type="float">
            <text:p>0.551276</text:p>
          </table:table-cell>
          <table:table-cell office:value-type="float" office:value="0.77295" calcext:value-type="float">
            <text:p>0.77295</text:p>
          </table:table-cell>
          <table:table-cell office:value-type="float" office:value="0.71025" calcext:value-type="float">
            <text:p>0.71025</text:p>
          </table:table-cell>
          <table:table-cell office:value-type="float" office:value="-0.310002" calcext:value-type="float">
            <text:p>-0.310002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37545" calcext:value-type="float">
            <text:p>0.37545</text:p>
          </table:table-cell>
          <table:table-cell office:value-type="float" office:value="-0.109868" calcext:value-type="float">
            <text:p>-0.109868</text:p>
          </table:table-cell>
          <table:table-cell office:value-type="float" office:value="0.21285" calcext:value-type="float">
            <text:p>0.21285</text:p>
          </table:table-cell>
          <table:table-cell office:value-type="float" office:value="0.22785" calcext:value-type="float">
            <text:p>0.227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0965" calcext:value-type="float">
            <text:p>0.10965</text:p>
          </table:table-cell>
          <table:table-cell office:value-type="float" office:value="0.27855" calcext:value-type="float">
            <text:p>0.278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5965" calcext:value-type="float">
            <text:p>0.259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0995" calcext:value-type="float">
            <text:p>0.409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63915" calcext:value-type="float">
            <text:p>0.6391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400994" calcext:value-type="float">
            <text:p>0.400994</text:p>
          </table:table-cell>
          <table:table-cell office:value-type="float" office:value="0.7206" calcext:value-type="float">
            <text:p>0.7206</text:p>
          </table:table-cell>
          <table:table-cell office:value-type="float" office:value="-0.38625" calcext:value-type="float">
            <text:p>-0.38625</text:p>
          </table:table-cell>
          <table:table-cell office:value-type="float" office:value="0.421806" calcext:value-type="float">
            <text:p>0.421806</text:p>
          </table:table-cell>
          <table:table-cell office:value-type="float" office:value="0.31905" calcext:value-type="float">
            <text:p>0.31905</text:p>
          </table:table-cell>
          <table:table-cell office:value-type="float" office:value="-0.73935" calcext:value-type="float">
            <text:p>-0.73935</text:p>
          </table:table-cell>
          <table:table-cell office:value-type="float" office:value="0.216348" calcext:value-type="float">
            <text:p>0.216348</text:p>
          </table:table-cell>
          <table:table-cell office:value-type="float" office:value="0.2223" calcext:value-type="float">
            <text:p>0.2223</text:p>
          </table:table-cell>
          <table:table-cell office:value-type="float" office:value="-0.38805" calcext:value-type="float">
            <text:p>-0.38805</text:p>
          </table:table-cell>
          <table:table-cell office:value-type="float" office:value="0.137214" calcext:value-type="float">
            <text:p>0.137214</text:p>
          </table:table-cell>
          <table:table-cell office:value-type="float" office:value="0.1521" calcext:value-type="float">
            <text:p>0.1521</text:p>
          </table:table-cell>
          <table:table-cell office:value-type="float" office:value="-0.2598" calcext:value-type="float">
            <text:p>-0.2598</text:p>
          </table:table-cell>
          <table:table-cell office:value-type="float" office:value="0.061952" calcext:value-type="float">
            <text:p>0.061952</text:p>
          </table:table-cell>
          <table:table-cell office:value-type="float" office:value="0.2355" calcext:value-type="float">
            <text:p>0.2355</text:p>
          </table:table-cell>
          <table:table-cell office:value-type="float" office:value="-0.18315" calcext:value-type="float">
            <text:p>-0.183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3123" calcext:value-type="float">
            <text:p>0.312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0.5214" calcext:value-type="float">
            <text:p>0.521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61815" calcext:value-type="float">
            <text:p>0.61815</text:p>
          </table:table-cell>
          <table:table-cell office:value-type="float" office:value="-0.0433180000000002" calcext:value-type="float">
            <text:p>-0.0433180000000002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-10.8603" calcext:value-type="float">
            <text:p>-10.8603</text:p>
          </table:table-cell>
          <table:table-cell office:value-type="float" office:value="0.551276" calcext:value-type="float">
            <text:p>0.551276</text:p>
          </table:table-cell>
          <table:table-cell office:value-type="float" office:value="0.82695" calcext:value-type="float">
            <text:p>0.82695</text:p>
          </table:table-cell>
          <table:table-cell office:value-type="float" office:value="0.75225" calcext:value-type="float">
            <text:p>0.75225</text:p>
          </table:table-cell>
          <table:table-cell office:value-type="float" office:value="-0.295482" calcext:value-type="float">
            <text:p>-0.295482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5445" calcext:value-type="float">
            <text:p>0.35445</text:p>
          </table:table-cell>
          <table:table-cell office:value-type="float" office:value="-0.109868" calcext:value-type="float">
            <text:p>-0.109868</text:p>
          </table:table-cell>
          <table:table-cell office:value-type="float" office:value="0.20685" calcext:value-type="float">
            <text:p>0.20685</text:p>
          </table:table-cell>
          <table:table-cell office:value-type="float" office:value="0.20985" calcext:value-type="float">
            <text:p>0.209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12165" calcext:value-type="float">
            <text:p>0.12165</text:p>
          </table:table-cell>
          <table:table-cell office:value-type="float" office:value="0.30855" calcext:value-type="float">
            <text:p>0.308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4165" calcext:value-type="float">
            <text:p>0.24165</text:p>
          </table:table-cell>
          <table:table-cell office:value-type="float" office:value="-0.0657000000000001" calcext:value-type="float">
            <text:p>-0.0657000000000001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40395" calcext:value-type="float">
            <text:p>0.403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68715" calcext:value-type="float">
            <text:p>0.6871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381634" calcext:value-type="float">
            <text:p>0.381634</text:p>
          </table:table-cell>
          <table:table-cell office:value-type="float" office:value="0.7326" calcext:value-type="float">
            <text:p>0.7326</text:p>
          </table:table-cell>
          <table:table-cell office:value-type="float" office:value="-0.37425" calcext:value-type="float">
            <text:p>-0.37425</text:p>
          </table:table-cell>
          <table:table-cell office:value-type="float" office:value="0.392766" calcext:value-type="float">
            <text:p>0.392766</text:p>
          </table:table-cell>
          <table:table-cell office:value-type="float" office:value="0.29805" calcext:value-type="float">
            <text:p>0.29805</text:p>
          </table:table-cell>
          <table:table-cell office:value-type="float" office:value="-0.71235" calcext:value-type="float">
            <text:p>-0.71235</text:p>
          </table:table-cell>
          <table:table-cell office:value-type="float" office:value="0.226028" calcext:value-type="float">
            <text:p>0.226028</text:p>
          </table:table-cell>
          <table:table-cell office:value-type="float" office:value="0.2493" calcext:value-type="float">
            <text:p>0.2493</text:p>
          </table:table-cell>
          <table:table-cell office:value-type="float" office:value="-0.40905" calcext:value-type="float">
            <text:p>-0.40905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371" calcext:value-type="float">
            <text:p>0.137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115" calcext:value-type="float">
            <text:p>0.2115</text:p>
          </table:table-cell>
          <table:table-cell office:value-type="float" office:value="-0.16215" calcext:value-type="float">
            <text:p>-0.162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213" calcext:value-type="float">
            <text:p>0.321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0.5184" calcext:value-type="float">
            <text:p>0.518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59415" calcext:value-type="float">
            <text:p>0.594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-10.9683" calcext:value-type="float">
            <text:p>-10.9683</text:p>
          </table:table-cell>
          <table:table-cell office:value-type="float" office:value="0.517396" calcext:value-type="float">
            <text:p>0.517396</text:p>
          </table:table-cell>
          <table:table-cell office:value-type="float" office:value="0.81495" calcext:value-type="float">
            <text:p>0.81495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-0.319682" calcext:value-type="float">
            <text:p>-0.31968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34545" calcext:value-type="float">
            <text:p>0.34545</text:p>
          </table:table-cell>
          <table:table-cell office:value-type="float" office:value="-0.105028" calcext:value-type="float">
            <text:p>-0.105028</text:p>
          </table:table-cell>
          <table:table-cell office:value-type="float" office:value="0.21585" calcext:value-type="float">
            <text:p>0.21585</text:p>
          </table:table-cell>
          <table:table-cell office:value-type="float" office:value="0.23985" calcext:value-type="float">
            <text:p>0.23985</text:p>
          </table:table-cell>
          <table:table-cell office:value-type="float" office:value="-0.074294" calcext:value-type="float">
            <text:p>-0.074294</text:p>
          </table:table-cell>
          <table:table-cell office:value-type="float" office:value="0.12165" calcext:value-type="float">
            <text:p>0.12165</text:p>
          </table:table-cell>
          <table:table-cell office:value-type="float" office:value="0.30255" calcext:value-type="float">
            <text:p>0.302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24165" calcext:value-type="float">
            <text:p>0.24165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-0.07545" calcext:value-type="float">
            <text:p>-0.07545</text:p>
          </table:table-cell>
          <table:table-cell office:value-type="float" office:value="0.187066" calcext:value-type="float">
            <text:p>0.187066</text:p>
          </table:table-cell>
          <table:table-cell office:value-type="float" office:value="0.65715" calcext:value-type="float">
            <text:p>0.65715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352594" calcext:value-type="float">
            <text:p>0.352594</text:p>
          </table:table-cell>
          <table:table-cell office:value-type="float" office:value="0.6966" calcext:value-type="float">
            <text:p>0.6966</text:p>
          </table:table-cell>
          <table:table-cell office:value-type="float" office:value="-0.35925" calcext:value-type="float">
            <text:p>-0.35925</text:p>
          </table:table-cell>
          <table:table-cell office:value-type="float" office:value="0.412126" calcext:value-type="float">
            <text:p>0.412126</text:p>
          </table:table-cell>
          <table:table-cell office:value-type="float" office:value="0.33405" calcext:value-type="float">
            <text:p>0.33405</text:p>
          </table:table-cell>
          <table:table-cell office:value-type="float" office:value="-0.75135" calcext:value-type="float">
            <text:p>-0.75135</text:p>
          </table:table-cell>
          <table:table-cell office:value-type="float" office:value="0.221188" calcext:value-type="float">
            <text:p>0.221188</text:p>
          </table:table-cell>
          <table:table-cell office:value-type="float" office:value="0.2313" calcext:value-type="float">
            <text:p>0.2313</text:p>
          </table:table-cell>
          <table:table-cell office:value-type="float" office:value="-0.39105" calcext:value-type="float">
            <text:p>-0.39105</text:p>
          </table:table-cell>
          <table:table-cell office:value-type="float" office:value="0.122694" calcext:value-type="float">
            <text:p>0.122694</text:p>
          </table:table-cell>
          <table:table-cell office:value-type="float" office:value="0.1371" calcext:value-type="float">
            <text:p>0.137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0.061952" calcext:value-type="float">
            <text:p>0.061952</text:p>
          </table:table-cell>
          <table:table-cell office:value-type="float" office:value="0.2475" calcext:value-type="float">
            <text:p>0.2475</text:p>
          </table:table-cell>
          <table:table-cell office:value-type="float" office:value="-0.16815" calcext:value-type="float">
            <text:p>-0.168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3003" calcext:value-type="float">
            <text:p>0.300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0.5034" calcext:value-type="float">
            <text:p>0.503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62415" calcext:value-type="float">
            <text:p>0.624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-10.9293" calcext:value-type="float">
            <text:p>-10.9293</text:p>
          </table:table-cell>
          <table:table-cell office:value-type="float" office:value="0.522236" calcext:value-type="float">
            <text:p>0.522236</text:p>
          </table:table-cell>
          <table:table-cell office:value-type="float" office:value="0.76995" calcext:value-type="float">
            <text:p>0.76995</text:p>
          </table:table-cell>
          <table:table-cell office:value-type="float" office:value="0.69825" calcext:value-type="float">
            <text:p>0.69825</text:p>
          </table:table-cell>
          <table:table-cell office:value-type="float" office:value="-0.319682" calcext:value-type="float">
            <text:p>-0.319682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7245" calcext:value-type="float">
            <text:p>0.37245</text:p>
          </table:table-cell>
          <table:table-cell office:value-type="float" office:value="-0.105028" calcext:value-type="float">
            <text:p>-0.105028</text:p>
          </table:table-cell>
          <table:table-cell office:value-type="float" office:value="0.21585" calcext:value-type="float">
            <text:p>0.21585</text:p>
          </table:table-cell>
          <table:table-cell office:value-type="float" office:value="0.22785" calcext:value-type="float">
            <text:p>0.22785</text:p>
          </table:table-cell>
          <table:table-cell office:value-type="float" office:value="-0.050094" calcext:value-type="float">
            <text:p>-0.050094</text:p>
          </table:table-cell>
          <table:table-cell office:value-type="float" office:value="0.11565" calcext:value-type="float">
            <text:p>0.11565</text:p>
          </table:table-cell>
          <table:table-cell office:value-type="float" office:value="0.29055" calcext:value-type="float">
            <text:p>0.290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25365" calcext:value-type="float">
            <text:p>0.25365</text:p>
          </table:table-cell>
          <table:table-cell office:value-type="float" office:value="-0.0687000000000001" calcext:value-type="float">
            <text:p>-0.0687000000000001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1895" calcext:value-type="float">
            <text:p>0.418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64215" calcext:value-type="float">
            <text:p>0.6421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391314" calcext:value-type="float">
            <text:p>0.391314</text:p>
          </table:table-cell>
          <table:table-cell office:value-type="float" office:value="0.7476" calcext:value-type="float">
            <text:p>0.7476</text:p>
          </table:table-cell>
          <table:table-cell office:value-type="float" office:value="-0.37125" calcext:value-type="float">
            <text:p>-0.37125</text:p>
          </table:table-cell>
          <table:table-cell office:value-type="float" office:value="0.412126" calcext:value-type="float">
            <text:p>0.412126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-0.71835" calcext:value-type="float">
            <text:p>-0.71835</text:p>
          </table:table-cell>
          <table:table-cell office:value-type="float" office:value="0.216348" calcext:value-type="float">
            <text:p>0.216348</text:p>
          </table:table-cell>
          <table:table-cell office:value-type="float" office:value="0.2313" calcext:value-type="float">
            <text:p>0.2313</text:p>
          </table:table-cell>
          <table:table-cell office:value-type="float" office:value="-0.37905" calcext:value-type="float">
            <text:p>-0.37905</text:p>
          </table:table-cell>
          <table:table-cell office:value-type="float" office:value="0.137214" calcext:value-type="float">
            <text:p>0.137214</text:p>
          </table:table-cell>
          <table:table-cell office:value-type="float" office:value="0.1461" calcext:value-type="float">
            <text:p>0.1461</text:p>
          </table:table-cell>
          <table:table-cell office:value-type="float" office:value="-0.2598" calcext:value-type="float">
            <text:p>-0.2598</text:p>
          </table:table-cell>
          <table:table-cell office:value-type="float" office:value="0.047432" calcext:value-type="float">
            <text:p>0.047432</text:p>
          </table:table-cell>
          <table:table-cell office:value-type="float" office:value="0.2445" calcext:value-type="float">
            <text:p>0.2445</text:p>
          </table:table-cell>
          <table:table-cell office:value-type="float" office:value="-0.17715" calcext:value-type="float">
            <text:p>-0.17715</text:p>
          </table:table-cell>
          <table:table-cell office:value-type="float" office:value="0.111078" calcext:value-type="float">
            <text:p>0.111078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5244" calcext:value-type="float">
            <text:p>0.524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59715" calcext:value-type="float">
            <text:p>0.597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5445" calcext:value-type="float">
            <text:p>-0.05445</text:p>
          </table:table-cell>
          <table:table-cell office:value-type="float" office:value="-10.8813" calcext:value-type="float">
            <text:p>-10.8813</text:p>
          </table:table-cell>
          <table:table-cell office:value-type="float" office:value="0.546436" calcext:value-type="float">
            <text:p>0.546436</text:p>
          </table:table-cell>
          <table:table-cell office:value-type="float" office:value="0.82095" calcext:value-type="float">
            <text:p>0.82095</text:p>
          </table:table-cell>
          <table:table-cell office:value-type="float" office:value="0.72525" calcext:value-type="float">
            <text:p>0.72525</text:p>
          </table:table-cell>
          <table:table-cell office:value-type="float" office:value="-0.324522" calcext:value-type="float">
            <text:p>-0.324522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5745" calcext:value-type="float">
            <text:p>0.35745</text:p>
          </table:table-cell>
          <table:table-cell office:value-type="float" office:value="-0.119548" calcext:value-type="float">
            <text:p>-0.119548</text:p>
          </table:table-cell>
          <table:table-cell office:value-type="float" office:value="0.21885" calcext:value-type="float">
            <text:p>0.21885</text:p>
          </table:table-cell>
          <table:table-cell office:value-type="float" office:value="0.21585" calcext:value-type="float">
            <text:p>0.21585</text:p>
          </table:table-cell>
          <table:table-cell office:value-type="float" office:value="-0.079134" calcext:value-type="float">
            <text:p>-0.079134</text:p>
          </table:table-cell>
          <table:table-cell office:value-type="float" office:value="0.10365" calcext:value-type="float">
            <text:p>0.10365</text:p>
          </table:table-cell>
          <table:table-cell office:value-type="float" office:value="0.30555" calcext:value-type="float">
            <text:p>0.305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24165" calcext:value-type="float">
            <text:p>0.241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0951060000000001" calcext:value-type="float">
            <text:p>0.0951060000000001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-0.08145" calcext:value-type="float">
            <text:p>-0.08145</text:p>
          </table:table-cell>
          <table:table-cell office:value-type="float" office:value="0.201586" calcext:value-type="float">
            <text:p>0.201586</text:p>
          </table:table-cell>
          <table:table-cell office:value-type="float" office:value="0.68115" calcext:value-type="float">
            <text:p>0.6811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367114" calcext:value-type="float">
            <text:p>0.367114</text:p>
          </table:table-cell>
          <table:table-cell office:value-type="float" office:value="0.7206" calcext:value-type="float">
            <text:p>0.7206</text:p>
          </table:table-cell>
          <table:table-cell office:value-type="float" office:value="-0.37425" calcext:value-type="float">
            <text:p>-0.37425</text:p>
          </table:table-cell>
          <table:table-cell office:value-type="float" office:value="0.407286" calcext:value-type="float">
            <text:p>0.407286</text:p>
          </table:table-cell>
          <table:table-cell office:value-type="float" office:value="0.31005" calcext:value-type="float">
            <text:p>0.31005</text:p>
          </table:table-cell>
          <table:table-cell office:value-type="float" office:value="-0.73035" calcext:value-type="float">
            <text:p>-0.73035</text:p>
          </table:table-cell>
          <table:table-cell office:value-type="float" office:value="0.226028" calcext:value-type="float">
            <text:p>0.226028</text:p>
          </table:table-cell>
          <table:table-cell office:value-type="float" office:value="0.2343" calcext:value-type="float">
            <text:p>0.2343</text:p>
          </table:table-cell>
          <table:table-cell office:value-type="float" office:value="-0.40005" calcext:value-type="float">
            <text:p>-0.40005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401" calcext:value-type="float">
            <text:p>0.1401</text:p>
          </table:table-cell>
          <table:table-cell office:value-type="float" office:value="-0.2508" calcext:value-type="float">
            <text:p>-0.2508</text:p>
          </table:table-cell>
          <table:table-cell office:value-type="float" office:value="0.061952" calcext:value-type="float">
            <text:p>0.061952</text:p>
          </table:table-cell>
          <table:table-cell office:value-type="float" office:value="0.2295" calcext:value-type="float">
            <text:p>0.2295</text:p>
          </table:table-cell>
          <table:table-cell office:value-type="float" office:value="-0.16215" calcext:value-type="float">
            <text:p>-0.162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0.5064" calcext:value-type="float">
            <text:p>0.506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60915" calcext:value-type="float">
            <text:p>0.609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5145" calcext:value-type="float">
            <text:p>-0.05145</text:p>
          </table:table-cell>
          <table:table-cell office:value-type="float" office:value="-10.9503" calcext:value-type="float">
            <text:p>-10.9503</text:p>
          </table:table-cell>
          <table:table-cell office:value-type="float" office:value="0.541596" calcext:value-type="float">
            <text:p>0.541596</text:p>
          </table:table-cell>
          <table:table-cell office:value-type="float" office:value="0.79695" calcext:value-type="float">
            <text:p>0.79695</text:p>
          </table:table-cell>
          <table:table-cell office:value-type="float" office:value="0.70125" calcext:value-type="float">
            <text:p>0.70125</text:p>
          </table:table-cell>
          <table:table-cell office:value-type="float" office:value="-0.295482" calcext:value-type="float">
            <text:p>-0.295482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5745" calcext:value-type="float">
            <text:p>0.35745</text:p>
          </table:table-cell>
          <table:table-cell office:value-type="float" office:value="-0.124388" calcext:value-type="float">
            <text:p>-0.124388</text:p>
          </table:table-cell>
          <table:table-cell office:value-type="float" office:value="0.21585" calcext:value-type="float">
            <text:p>0.21585</text:p>
          </table:table-cell>
          <table:table-cell office:value-type="float" office:value="0.22785" calcext:value-type="float">
            <text:p>0.22785</text:p>
          </table:table-cell>
          <table:table-cell office:value-type="float" office:value="-0.054934" calcext:value-type="float">
            <text:p>-0.054934</text:p>
          </table:table-cell>
          <table:table-cell office:value-type="float" office:value="0.11865" calcext:value-type="float">
            <text:p>0.11865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25365" calcext:value-type="float">
            <text:p>0.253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65715" calcext:value-type="float">
            <text:p>0.6571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338074" calcext:value-type="float">
            <text:p>0.338074</text:p>
          </table:table-cell>
          <table:table-cell office:value-type="float" office:value="0.7086" calcext:value-type="float">
            <text:p>0.7086</text:p>
          </table:table-cell>
          <table:table-cell office:value-type="float" office:value="-0.36225" calcext:value-type="float">
            <text:p>-0.36225</text:p>
          </table:table-cell>
          <table:table-cell office:value-type="float" office:value="0.431486" calcext:value-type="float">
            <text:p>0.431486</text:p>
          </table:table-cell>
          <table:table-cell office:value-type="float" office:value="0.32205" calcext:value-type="float">
            <text:p>0.32205</text:p>
          </table:table-cell>
          <table:table-cell office:value-type="float" office:value="-0.74235" calcext:value-type="float">
            <text:p>-0.74235</text:p>
          </table:table-cell>
          <table:table-cell office:value-type="float" office:value="0.221188" calcext:value-type="float">
            <text:p>0.221188</text:p>
          </table:table-cell>
          <table:table-cell office:value-type="float" office:value="0.2373" calcext:value-type="float">
            <text:p>0.2373</text:p>
          </table:table-cell>
          <table:table-cell office:value-type="float" office:value="-0.37905" calcext:value-type="float">
            <text:p>-0.37905</text:p>
          </table:table-cell>
          <table:table-cell office:value-type="float" office:value="0.117854" calcext:value-type="float">
            <text:p>0.117854</text:p>
          </table:table-cell>
          <table:table-cell office:value-type="float" office:value="0.1341" calcext:value-type="float">
            <text:p>0.1341</text:p>
          </table:table-cell>
          <table:table-cell office:value-type="float" office:value="-0.2538" calcext:value-type="float">
            <text:p>-0.2538</text:p>
          </table:table-cell>
          <table:table-cell office:value-type="float" office:value="0.061952" calcext:value-type="float">
            <text:p>0.061952</text:p>
          </table:table-cell>
          <table:table-cell office:value-type="float" office:value="0.2325" calcext:value-type="float">
            <text:p>0.2325</text:p>
          </table:table-cell>
          <table:table-cell office:value-type="float" office:value="-0.17715" calcext:value-type="float">
            <text:p>-0.177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063" calcext:value-type="float">
            <text:p>0.3063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0.5094" calcext:value-type="float">
            <text:p>0.509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62715" calcext:value-type="float">
            <text:p>0.62715</text:p>
          </table:table-cell>
          <table:table-cell office:value-type="float" office:value="-0.0675180000000003" calcext:value-type="float">
            <text:p>-0.0675180000000003</text:p>
          </table:table-cell>
          <table:table-cell office:value-type="float" office:value="-0.06045" calcext:value-type="float">
            <text:p>-0.06045</text:p>
          </table:table-cell>
          <table:table-cell office:value-type="float" office:value="-10.9233" calcext:value-type="float">
            <text:p>-10.9233</text:p>
          </table:table-cell>
          <table:table-cell office:value-type="float" office:value="0.556116" calcext:value-type="float">
            <text:p>0.556116</text:p>
          </table:table-cell>
          <table:table-cell office:value-type="float" office:value="0.76695" calcext:value-type="float">
            <text:p>0.76695</text:p>
          </table:table-cell>
          <table:table-cell office:value-type="float" office:value="0.70425" calcext:value-type="float">
            <text:p>0.70425</text:p>
          </table:table-cell>
          <table:table-cell office:value-type="float" office:value="-0.310002" calcext:value-type="float">
            <text:p>-0.310002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35745" calcext:value-type="float">
            <text:p>0.35745</text:p>
          </table:table-cell>
          <table:table-cell office:value-type="float" office:value="-0.124388" calcext:value-type="float">
            <text:p>-0.124388</text:p>
          </table:table-cell>
          <table:table-cell office:value-type="float" office:value="0.21885" calcext:value-type="float">
            <text:p>0.21885</text:p>
          </table:table-cell>
          <table:table-cell office:value-type="float" office:value="0.22185" calcext:value-type="float">
            <text:p>0.22185</text:p>
          </table:table-cell>
          <table:table-cell office:value-type="float" office:value="-0.054934" calcext:value-type="float">
            <text:p>-0.054934</text:p>
          </table:table-cell>
          <table:table-cell office:value-type="float" office:value="0.09765" calcext:value-type="float">
            <text:p>0.09765</text:p>
          </table:table-cell>
          <table:table-cell office:value-type="float" office:value="0.28155" calcext:value-type="float">
            <text:p>0.281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25065" calcext:value-type="float">
            <text:p>0.25065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40395" calcext:value-type="float">
            <text:p>0.40395</text:p>
          </table:table-cell>
          <table:table-cell office:value-type="float" office:value="-0.07545" calcext:value-type="float">
            <text:p>-0.07545</text:p>
          </table:table-cell>
          <table:table-cell office:value-type="float" office:value="0.187066" calcext:value-type="float">
            <text:p>0.187066</text:p>
          </table:table-cell>
          <table:table-cell office:value-type="float" office:value="0.64815" calcext:value-type="float">
            <text:p>0.64815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391314" calcext:value-type="float">
            <text:p>0.391314</text:p>
          </table:table-cell>
          <table:table-cell office:value-type="float" office:value="0.7356" calcext:value-type="float">
            <text:p>0.7356</text:p>
          </table:table-cell>
          <table:table-cell office:value-type="float" office:value="-0.36225" calcext:value-type="float">
            <text:p>-0.36225</text:p>
          </table:table-cell>
          <table:table-cell office:value-type="float" office:value="0.431486" calcext:value-type="float">
            <text:p>0.431486</text:p>
          </table:table-cell>
          <table:table-cell office:value-type="float" office:value="0.32205" calcext:value-type="float">
            <text:p>0.32205</text:p>
          </table:table-cell>
          <table:table-cell office:value-type="float" office:value="-0.71835" calcext:value-type="float">
            <text:p>-0.71835</text:p>
          </table:table-cell>
          <table:table-cell office:value-type="float" office:value="0.230868" calcext:value-type="float">
            <text:p>0.230868</text:p>
          </table:table-cell>
          <table:table-cell office:value-type="float" office:value="0.2343" calcext:value-type="float">
            <text:p>0.2343</text:p>
          </table:table-cell>
          <table:table-cell office:value-type="float" office:value="-0.38205" calcext:value-type="float">
            <text:p>-0.38205</text:p>
          </table:table-cell>
          <table:table-cell office:value-type="float" office:value="0.127534" calcext:value-type="float">
            <text:p>0.127534</text:p>
          </table:table-cell>
          <table:table-cell office:value-type="float" office:value="0.1491" calcext:value-type="float">
            <text:p>0.1491</text:p>
          </table:table-cell>
          <table:table-cell office:value-type="float" office:value="-0.2598" calcext:value-type="float">
            <text:p>-0.2598</text:p>
          </table:table-cell>
          <table:table-cell office:value-type="float" office:value="0.037752" calcext:value-type="float">
            <text:p>0.037752</text:p>
          </table:table-cell>
          <table:table-cell office:value-type="float" office:value="0.2385" calcext:value-type="float">
            <text:p>0.2385</text:p>
          </table:table-cell>
          <table:table-cell office:value-type="float" office:value="-0.15615" calcext:value-type="float">
            <text:p>-0.156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093" calcext:value-type="float">
            <text:p>0.309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3105" calcext:value-type="float">
            <text:p>-0.03105</text:p>
          </table:table-cell>
          <table:table-cell office:value-type="float" office:value="0.5274" calcext:value-type="float">
            <text:p>0.527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61215" calcext:value-type="float">
            <text:p>0.61215</text:p>
          </table:table-cell>
          <table:table-cell office:value-type="float" office:value="-0.0287980000000002" calcext:value-type="float">
            <text:p>-0.0287980000000002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-10.8663" calcext:value-type="float">
            <text:p>-10.8663</text:p>
          </table:table-cell>
          <table:table-cell office:value-type="float" office:value="0.527076" calcext:value-type="float">
            <text:p>0.527076</text:p>
          </table:table-cell>
          <table:table-cell office:value-type="float" office:value="0.83595" calcext:value-type="float">
            <text:p>0.83595</text:p>
          </table:table-cell>
          <table:table-cell office:value-type="float" office:value="0.74925" calcext:value-type="float">
            <text:p>0.74925</text:p>
          </table:table-cell>
          <table:table-cell office:value-type="float" office:value="-0.300322" calcext:value-type="float">
            <text:p>-0.300322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35445" calcext:value-type="float">
            <text:p>0.35445</text:p>
          </table:table-cell>
          <table:table-cell office:value-type="float" office:value="-0.119548" calcext:value-type="float">
            <text:p>-0.119548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0.20985" calcext:value-type="float">
            <text:p>0.209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1565" calcext:value-type="float">
            <text:p>0.11565</text:p>
          </table:table-cell>
          <table:table-cell office:value-type="float" office:value="0.30555" calcext:value-type="float">
            <text:p>0.305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26265" calcext:value-type="float">
            <text:p>0.26265</text:p>
          </table:table-cell>
          <table:table-cell office:value-type="float" office:value="-0.0687000000000001" calcext:value-type="float">
            <text:p>-0.0687000000000001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0995" calcext:value-type="float">
            <text:p>0.40995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69915" calcext:value-type="float">
            <text:p>0.6991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410674" calcext:value-type="float">
            <text:p>0.410674</text:p>
          </table:table-cell>
          <table:table-cell office:value-type="float" office:value="0.7566" calcext:value-type="float">
            <text:p>0.7566</text:p>
          </table:table-cell>
          <table:table-cell office:value-type="float" office:value="-0.37725" calcext:value-type="float">
            <text:p>-0.37725</text:p>
          </table:table-cell>
          <table:table-cell office:value-type="float" office:value="0.421806" calcext:value-type="float">
            <text:p>0.421806</text:p>
          </table:table-cell>
          <table:table-cell office:value-type="float" office:value="0.32505" calcext:value-type="float">
            <text:p>0.32505</text:p>
          </table:table-cell>
          <table:table-cell office:value-type="float" office:value="-0.76035" calcext:value-type="float">
            <text:p>-0.7603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2583" calcext:value-type="float">
            <text:p>0.2583</text:p>
          </table:table-cell>
          <table:table-cell office:value-type="float" office:value="-0.42405" calcext:value-type="float">
            <text:p>-0.42405</text:p>
          </table:table-cell>
          <table:table-cell office:value-type="float" office:value="0.137214" calcext:value-type="float">
            <text:p>0.137214</text:p>
          </table:table-cell>
          <table:table-cell office:value-type="float" office:value="0.1431" calcext:value-type="float">
            <text:p>0.1431</text:p>
          </table:table-cell>
          <table:table-cell office:value-type="float" office:value="-0.2598" calcext:value-type="float">
            <text:p>-0.259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535" calcext:value-type="float">
            <text:p>0.2535</text:p>
          </table:table-cell>
          <table:table-cell office:value-type="float" office:value="-0.17415" calcext:value-type="float">
            <text:p>-0.174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0.5424" calcext:value-type="float">
            <text:p>0.542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68115" calcext:value-type="float">
            <text:p>0.681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5445" calcext:value-type="float">
            <text:p>-0.05445</text:p>
          </table:table-cell>
          <table:table-cell office:value-type="float" office:value="-14.2083" calcext:value-type="float">
            <text:p>-14.2083</text:p>
          </table:table-cell>
          <table:table-cell office:value-type="float" office:value="0.788436" calcext:value-type="float">
            <text:p>0.788436</text:p>
          </table:table-cell>
          <table:table-cell office:value-type="float" office:value="0.84795" calcext:value-type="float">
            <text:p>0.84795</text:p>
          </table:table-cell>
          <table:table-cell office:value-type="float" office:value="0.72825" calcext:value-type="float">
            <text:p>0.72825</text:p>
          </table:table-cell>
          <table:table-cell office:value-type="float" office:value="-0.334202" calcext:value-type="float">
            <text:p>-0.334202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36645" calcext:value-type="float">
            <text:p>0.36645</text:p>
          </table:table-cell>
          <table:table-cell office:value-type="float" office:value="-0.138908" calcext:value-type="float">
            <text:p>-0.138908</text:p>
          </table:table-cell>
          <table:table-cell office:value-type="float" office:value="0.22785" calcext:value-type="float">
            <text:p>0.22785</text:p>
          </table:table-cell>
          <table:table-cell office:value-type="float" office:value="0.23685" calcext:value-type="float">
            <text:p>0.236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1865" calcext:value-type="float">
            <text:p>0.11865</text:p>
          </table:table-cell>
          <table:table-cell office:value-type="float" office:value="0.30855" calcext:value-type="float">
            <text:p>0.308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26565" calcext:value-type="float">
            <text:p>0.26565</text:p>
          </table:table-cell>
          <table:table-cell office:value-type="float" office:value="-0.0777000000000001" calcext:value-type="float">
            <text:p>-0.0777000000000001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-0.08145" calcext:value-type="float">
            <text:p>-0.0814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72915" calcext:value-type="float">
            <text:p>0.72915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386474" calcext:value-type="float">
            <text:p>0.386474</text:p>
          </table:table-cell>
          <table:table-cell office:value-type="float" office:value="0.7926" calcext:value-type="float">
            <text:p>0.7926</text:p>
          </table:table-cell>
          <table:table-cell office:value-type="float" office:value="-0.38025" calcext:value-type="float">
            <text:p>-0.38025</text:p>
          </table:table-cell>
          <table:table-cell office:value-type="float" office:value="0.455686" calcext:value-type="float">
            <text:p>0.455686</text:p>
          </table:table-cell>
          <table:table-cell office:value-type="float" office:value="0.38805" calcext:value-type="float">
            <text:p>0.38805</text:p>
          </table:table-cell>
          <table:table-cell office:value-type="float" office:value="-0.80235" calcext:value-type="float">
            <text:p>-0.80235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0.2823" calcext:value-type="float">
            <text:p>0.2823</text:p>
          </table:table-cell>
          <table:table-cell office:value-type="float" office:value="-0.42705" calcext:value-type="float">
            <text:p>-0.42705</text:p>
          </table:table-cell>
          <table:table-cell office:value-type="float" office:value="0.142054" calcext:value-type="float">
            <text:p>0.142054</text:p>
          </table:table-cell>
          <table:table-cell office:value-type="float" office:value="0.1581" calcext:value-type="float">
            <text:p>0.1581</text:p>
          </table:table-cell>
          <table:table-cell office:value-type="float" office:value="-0.2868" calcext:value-type="float">
            <text:p>-0.286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745" calcext:value-type="float">
            <text:p>0.2745</text:p>
          </table:table-cell>
          <table:table-cell office:value-type="float" office:value="-0.19515" calcext:value-type="float">
            <text:p>-0.19515</text:p>
          </table:table-cell>
          <table:table-cell office:value-type="float" office:value="0.096558" calcext:value-type="float">
            <text:p>0.096558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0.5844" calcext:value-type="float">
            <text:p>0.584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77715" calcext:value-type="float">
            <text:p>0.777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5145" calcext:value-type="float">
            <text:p>-0.05145</text:p>
          </table:table-cell>
          <table:table-cell office:value-type="float" office:value="-16.4763" calcext:value-type="float">
            <text:p>-16.4763</text:p>
          </table:table-cell>
          <table:table-cell office:value-type="float" office:value="0.986876" calcext:value-type="float">
            <text:p>0.986876</text:p>
          </table:table-cell>
          <table:table-cell office:value-type="float" office:value="0.89595" calcext:value-type="float">
            <text:p>0.89595</text:p>
          </table:table-cell>
          <table:table-cell office:value-type="float" office:value="0.74025" calcext:value-type="float">
            <text:p>0.74025</text:p>
          </table:table-cell>
          <table:table-cell office:value-type="float" office:value="-0.348722" calcext:value-type="float">
            <text:p>-0.348722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129228" calcext:value-type="float">
            <text:p>-0.129228</text:p>
          </table:table-cell>
          <table:table-cell office:value-type="float" office:value="0.24285" calcext:value-type="float">
            <text:p>0.24285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-0.050094" calcext:value-type="float">
            <text:p>-0.050094</text:p>
          </table:table-cell>
          <table:table-cell office:value-type="float" office:value="0.12765" calcext:value-type="float">
            <text:p>0.12765</text:p>
          </table:table-cell>
          <table:table-cell office:value-type="float" office:value="0.33255" calcext:value-type="float">
            <text:p>0.332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28965" calcext:value-type="float">
            <text:p>0.28965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71715" calcext:value-type="float">
            <text:p>0.7171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400994" calcext:value-type="float">
            <text:p>0.400994</text:p>
          </table:table-cell>
          <table:table-cell office:value-type="float" office:value="0.8406" calcext:value-type="float">
            <text:p>0.8406</text:p>
          </table:table-cell>
          <table:table-cell office:value-type="float" office:value="-0.40425" calcext:value-type="float">
            <text:p>-0.40425</text:p>
          </table:table-cell>
          <table:table-cell office:value-type="float" office:value="0.479886" calcext:value-type="float">
            <text:p>0.479886</text:p>
          </table:table-cell>
          <table:table-cell office:value-type="float" office:value="0.40605" calcext:value-type="float">
            <text:p>0.40605</text:p>
          </table:table-cell>
          <table:table-cell office:value-type="float" office:value="-0.81135" calcext:value-type="float">
            <text:p>-0.81135</text:p>
          </table:table-cell>
          <table:table-cell office:value-type="float" office:value="0.264748" calcext:value-type="float">
            <text:p>0.264748</text:p>
          </table:table-cell>
          <table:table-cell office:value-type="float" office:value="0.2823" calcext:value-type="float">
            <text:p>0.2823</text:p>
          </table:table-cell>
          <table:table-cell office:value-type="float" office:value="-0.44805" calcext:value-type="float">
            <text:p>-0.44805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2868" calcext:value-type="float">
            <text:p>-0.286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625" calcext:value-type="float">
            <text:p>0.2625</text:p>
          </table:table-cell>
          <table:table-cell office:value-type="float" office:value="-0.20415" calcext:value-type="float">
            <text:p>-0.204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4605" calcext:value-type="float">
            <text:p>-0.04605</text:p>
          </table:table-cell>
          <table:table-cell office:value-type="float" office:value="0.6204" calcext:value-type="float">
            <text:p>0.620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80115" calcext:value-type="float">
            <text:p>0.801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18.0663" calcext:value-type="float">
            <text:p>-18.0663</text:p>
          </table:table-cell>
          <table:table-cell office:value-type="float" office:value="1.054636" calcext:value-type="float">
            <text:p>1.054636</text:p>
          </table:table-cell>
          <table:table-cell office:value-type="float" office:value="0.97695" calcext:value-type="float">
            <text:p>0.97695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-0.348722" calcext:value-type="float">
            <text:p>-0.348722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-0.148588" calcext:value-type="float">
            <text:p>-0.148588</text:p>
          </table:table-cell>
          <table:table-cell office:value-type="float" office:value="0.24585" calcext:value-type="float">
            <text:p>0.24585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-0.079134" calcext:value-type="float">
            <text:p>-0.079134</text:p>
          </table:table-cell>
          <table:table-cell office:value-type="float" office:value="0.12465" calcext:value-type="float">
            <text:p>0.12465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7765" calcext:value-type="float">
            <text:p>0.277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5195" calcext:value-type="float">
            <text:p>0.45195</text:p>
          </table:table-cell>
          <table:table-cell office:value-type="float" office:value="-0.07545" calcext:value-type="float">
            <text:p>-0.07545</text:p>
          </table:table-cell>
          <table:table-cell office:value-type="float" office:value="0.230626" calcext:value-type="float">
            <text:p>0.230626</text:p>
          </table:table-cell>
          <table:table-cell office:value-type="float" office:value="0.75915" calcext:value-type="float">
            <text:p>0.7591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8256" calcext:value-type="float">
            <text:p>0.8256</text:p>
          </table:table-cell>
          <table:table-cell office:value-type="float" office:value="-0.39225" calcext:value-type="float">
            <text:p>-0.39225</text:p>
          </table:table-cell>
          <table:table-cell office:value-type="float" office:value="0.475046" calcext:value-type="float">
            <text:p>0.475046</text:p>
          </table:table-cell>
          <table:table-cell office:value-type="float" office:value="0.40005" calcext:value-type="float">
            <text:p>0.40005</text:p>
          </table:table-cell>
          <table:table-cell office:value-type="float" office:value="-0.80835" calcext:value-type="float">
            <text:p>-0.80835</text:p>
          </table:table-cell>
          <table:table-cell office:value-type="float" office:value="0.293788" calcext:value-type="float">
            <text:p>0.293788</text:p>
          </table:table-cell>
          <table:table-cell office:value-type="float" office:value="0.2883" calcext:value-type="float">
            <text:p>0.2883</text:p>
          </table:table-cell>
          <table:table-cell office:value-type="float" office:value="-0.46305" calcext:value-type="float">
            <text:p>-0.46305</text:p>
          </table:table-cell>
          <table:table-cell office:value-type="float" office:value="0.161414" calcext:value-type="float">
            <text:p>0.161414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2898" calcext:value-type="float">
            <text:p>-0.289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7715" calcext:value-type="float">
            <text:p>-0.17715</text:p>
          </table:table-cell>
          <table:table-cell office:value-type="float" office:value="0.115918" calcext:value-type="float">
            <text:p>0.115918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0.5964" calcext:value-type="float">
            <text:p>0.596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79215" calcext:value-type="float">
            <text:p>0.792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18.3213" calcext:value-type="float">
            <text:p>-18.3213</text:p>
          </table:table-cell>
          <table:table-cell office:value-type="float" office:value="1.069156" calcext:value-type="float">
            <text:p>1.069156</text:p>
          </table:table-cell>
          <table:table-cell office:value-type="float" office:value="0.94995" calcext:value-type="float">
            <text:p>0.94995</text:p>
          </table:table-cell>
          <table:table-cell office:value-type="float" office:value="0.76125" calcext:value-type="float">
            <text:p>0.76125</text:p>
          </table:table-cell>
          <table:table-cell office:value-type="float" office:value="-0.343882" calcext:value-type="float">
            <text:p>-0.343882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39645" calcext:value-type="float">
            <text:p>0.39645</text:p>
          </table:table-cell>
          <table:table-cell office:value-type="float" office:value="-0.143748" calcext:value-type="float">
            <text:p>-0.143748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25785" calcext:value-type="float">
            <text:p>0.257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3365" calcext:value-type="float">
            <text:p>0.13365</text:p>
          </table:table-cell>
          <table:table-cell office:value-type="float" office:value="0.33855" calcext:value-type="float">
            <text:p>0.338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28365" calcext:value-type="float">
            <text:p>0.28365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8495" calcext:value-type="float">
            <text:p>0.484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206426" calcext:value-type="float">
            <text:p>0.206426</text:p>
          </table:table-cell>
          <table:table-cell office:value-type="float" office:value="0.74115" calcext:value-type="float">
            <text:p>0.7411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396154" calcext:value-type="float">
            <text:p>0.396154</text:p>
          </table:table-cell>
          <table:table-cell office:value-type="float" office:value="0.8106" calcext:value-type="float">
            <text:p>0.8106</text:p>
          </table:table-cell>
          <table:table-cell office:value-type="float" office:value="-0.38625" calcext:value-type="float">
            <text:p>-0.38625</text:p>
          </table:table-cell>
          <table:table-cell office:value-type="float" office:value="0.494406" calcext:value-type="float">
            <text:p>0.494406</text:p>
          </table:table-cell>
          <table:table-cell office:value-type="float" office:value="0.41505" calcext:value-type="float">
            <text:p>0.41505</text:p>
          </table:table-cell>
          <table:table-cell office:value-type="float" office:value="-0.83235" calcext:value-type="float">
            <text:p>-0.83235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0.2823" calcext:value-type="float">
            <text:p>0.2823</text:p>
          </table:table-cell>
          <table:table-cell office:value-type="float" office:value="-0.45105" calcext:value-type="float">
            <text:p>-0.45105</text:p>
          </table:table-cell>
          <table:table-cell office:value-type="float" office:value="0.127534" calcext:value-type="float">
            <text:p>0.127534</text:p>
          </table:table-cell>
          <table:table-cell office:value-type="float" office:value="0.1611" calcext:value-type="float">
            <text:p>0.1611</text:p>
          </table:table-cell>
          <table:table-cell office:value-type="float" office:value="-0.2958" calcext:value-type="float">
            <text:p>-0.295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775" calcext:value-type="float">
            <text:p>0.2775</text:p>
          </table:table-cell>
          <table:table-cell office:value-type="float" office:value="-0.19515" calcext:value-type="float">
            <text:p>-0.19515</text:p>
          </table:table-cell>
          <table:table-cell office:value-type="float" office:value="0.111078" calcext:value-type="float">
            <text:p>0.111078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4605" calcext:value-type="float">
            <text:p>-0.04605</text:p>
          </table:table-cell>
          <table:table-cell office:value-type="float" office:value="0.6144" calcext:value-type="float">
            <text:p>0.614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1015" calcext:value-type="float">
            <text:p>0.810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18.2793" calcext:value-type="float">
            <text:p>-18.2793</text:p>
          </table:table-cell>
          <table:table-cell office:value-type="float" office:value="1.088516" calcext:value-type="float">
            <text:p>1.088516</text:p>
          </table:table-cell>
          <table:table-cell office:value-type="float" office:value="0.93195" calcext:value-type="float">
            <text:p>0.93195</text:p>
          </table:table-cell>
          <table:table-cell office:value-type="float" office:value="0.75225" calcext:value-type="float">
            <text:p>0.75225</text:p>
          </table:table-cell>
          <table:table-cell office:value-type="float" office:value="-0.368082" calcext:value-type="float">
            <text:p>-0.368082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129228" calcext:value-type="float">
            <text:p>-0.129228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-0.074294" calcext:value-type="float">
            <text:p>-0.074294</text:p>
          </table:table-cell>
          <table:table-cell office:value-type="float" office:value="0.11865" calcext:value-type="float">
            <text:p>0.1186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-0.0527560000000001" calcext:value-type="float">
            <text:p>-0.0527560000000001</text:p>
          </table:table-cell>
        </table:table-row>
        <table:table-row table:style-name="ro1">
          <table:table-cell office:value-type="float" office:value="0.29265" calcext:value-type="float">
            <text:p>0.2926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-0.09045" calcext:value-type="float">
            <text:p>-0.09045</text:p>
          </table:table-cell>
          <table:table-cell office:value-type="float" office:value="0.206426" calcext:value-type="float">
            <text:p>0.206426</text:p>
          </table:table-cell>
          <table:table-cell office:value-type="float" office:value="0.71415" calcext:value-type="float">
            <text:p>0.7141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396154" calcext:value-type="float">
            <text:p>0.396154</text:p>
          </table:table-cell>
          <table:table-cell office:value-type="float" office:value="0.8526" calcext:value-type="float">
            <text:p>0.8526</text:p>
          </table:table-cell>
          <table:table-cell office:value-type="float" office:value="-0.39525" calcext:value-type="float">
            <text:p>-0.39525</text:p>
          </table:table-cell>
          <table:table-cell office:value-type="float" office:value="0.479886" calcext:value-type="float">
            <text:p>0.479886</text:p>
          </table:table-cell>
          <table:table-cell office:value-type="float" office:value="0.41205" calcext:value-type="float">
            <text:p>0.41205</text:p>
          </table:table-cell>
          <table:table-cell office:value-type="float" office:value="-0.81135" calcext:value-type="float">
            <text:p>-0.81135</text:p>
          </table:table-cell>
          <table:table-cell office:value-type="float" office:value="0.274428" calcext:value-type="float">
            <text:p>0.274428</text:p>
          </table:table-cell>
          <table:table-cell office:value-type="float" office:value="0.2823" calcext:value-type="float">
            <text:p>0.2823</text:p>
          </table:table-cell>
          <table:table-cell office:value-type="float" office:value="-0.44805" calcext:value-type="float">
            <text:p>-0.44805</text:p>
          </table:table-cell>
          <table:table-cell office:value-type="float" office:value="0.161414" calcext:value-type="float">
            <text:p>0.161414</text:p>
          </table:table-cell>
          <table:table-cell office:value-type="float" office:value="0.1821" calcext:value-type="float">
            <text:p>0.1821</text:p>
          </table:table-cell>
          <table:table-cell office:value-type="float" office:value="-0.3108" calcext:value-type="float">
            <text:p>-0.3108</text:p>
          </table:table-cell>
          <table:table-cell office:value-type="float" office:value="0.047432" calcext:value-type="float">
            <text:p>0.047432</text:p>
          </table:table-cell>
          <table:table-cell office:value-type="float" office:value="0.2655" calcext:value-type="float">
            <text:p>0.2655</text:p>
          </table:table-cell>
          <table:table-cell office:value-type="float" office:value="-0.18615" calcext:value-type="float">
            <text:p>-0.18615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3405" calcext:value-type="float">
            <text:p>-0.03405</text:p>
          </table:table-cell>
          <table:table-cell office:value-type="float" office:value="0.6294" calcext:value-type="float">
            <text:p>0.629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79515" calcext:value-type="float">
            <text:p>0.795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18.0213" calcext:value-type="float">
            <text:p>-18.0213</text:p>
          </table:table-cell>
          <table:table-cell office:value-type="float" office:value="1.035276" calcext:value-type="float">
            <text:p>1.035276</text:p>
          </table:table-cell>
          <table:table-cell office:value-type="float" office:value="0.97995" calcext:value-type="float">
            <text:p>0.97995</text:p>
          </table:table-cell>
          <table:table-cell office:value-type="float" office:value="0.78225" calcext:value-type="float">
            <text:p>0.78225</text:p>
          </table:table-cell>
          <table:table-cell office:value-type="float" office:value="-0.368082" calcext:value-type="float">
            <text:p>-0.368082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134068" calcext:value-type="float">
            <text:p>-0.134068</text:p>
          </table:table-cell>
          <table:table-cell office:value-type="float" office:value="0.24585" calcext:value-type="float">
            <text:p>0.24585</text:p>
          </table:table-cell>
          <table:table-cell office:value-type="float" office:value="0.26685" calcext:value-type="float">
            <text:p>0.26685</text:p>
          </table:table-cell>
          <table:table-cell office:value-type="float" office:value="-0.064614" calcext:value-type="float">
            <text:p>-0.064614</text:p>
          </table:table-cell>
          <table:table-cell office:value-type="float" office:value="0.13365" calcext:value-type="float">
            <text:p>0.13365</text:p>
          </table:table-cell>
          <table:table-cell office:value-type="float" office:value="0.35655" calcext:value-type="float">
            <text:p>0.356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27165" calcext:value-type="float">
            <text:p>0.271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6095" calcext:value-type="float">
            <text:p>0.460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405834" calcext:value-type="float">
            <text:p>0.405834</text:p>
          </table:table-cell>
          <table:table-cell office:value-type="float" office:value="0.8286" calcext:value-type="float">
            <text:p>0.8286</text:p>
          </table:table-cell>
          <table:table-cell office:value-type="float" office:value="-0.38625" calcext:value-type="float">
            <text:p>-0.38625</text:p>
          </table:table-cell>
          <table:table-cell office:value-type="float" office:value="0.475046" calcext:value-type="float">
            <text:p>0.475046</text:p>
          </table:table-cell>
          <table:table-cell office:value-type="float" office:value="0.41505" calcext:value-type="float">
            <text:p>0.41505</text:p>
          </table:table-cell>
          <table:table-cell office:value-type="float" office:value="-0.79935" calcext:value-type="float">
            <text:p>-0.79935</text:p>
          </table:table-cell>
          <table:table-cell office:value-type="float" office:value="0.298628" calcext:value-type="float">
            <text:p>0.298628</text:p>
          </table:table-cell>
          <table:table-cell office:value-type="float" office:value="0.3003" calcext:value-type="float">
            <text:p>0.3003</text:p>
          </table:table-cell>
          <table:table-cell office:value-type="float" office:value="-0.46305" calcext:value-type="float">
            <text:p>-0.46305</text:p>
          </table:table-cell>
          <table:table-cell office:value-type="float" office:value="0.151734" calcext:value-type="float">
            <text:p>0.151734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2928" calcext:value-type="float">
            <text:p>-0.2928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655" calcext:value-type="float">
            <text:p>0.2655</text:p>
          </table:table-cell>
          <table:table-cell office:value-type="float" office:value="-0.20415" calcext:value-type="float">
            <text:p>-0.20415</text:p>
          </table:table-cell>
          <table:table-cell office:value-type="float" office:value="0.125598" calcext:value-type="float">
            <text:p>0.12559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78915" calcext:value-type="float">
            <text:p>0.78915</text:p>
          </table:table-cell>
          <table:table-cell office:value-type="float" office:value="-0.0481580000000002" calcext:value-type="float">
            <text:p>-0.0481580000000002</text:p>
          </table:table-cell>
          <table:table-cell office:value-type="float" office:value="-0.02745" calcext:value-type="float">
            <text:p>-0.02745</text:p>
          </table:table-cell>
          <table:table-cell office:value-type="float" office:value="-18.3423" calcext:value-type="float">
            <text:p>-18.3423</text:p>
          </table:table-cell>
          <table:table-cell office:value-type="float" office:value="1.059476" calcext:value-type="float">
            <text:p>1.059476</text:p>
          </table:table-cell>
          <table:table-cell office:value-type="float" office:value="0.95295" calcext:value-type="float">
            <text:p>0.95295</text:p>
          </table:table-cell>
          <table:table-cell office:value-type="float" office:value="0.75825" calcext:value-type="float">
            <text:p>0.75825</text:p>
          </table:table-cell>
          <table:table-cell office:value-type="float" office:value="-0.363242" calcext:value-type="float">
            <text:p>-0.363242</text:p>
          </table:table-cell>
          <table:table-cell office:value-type="float" office:value="0.4227" calcext:value-type="float">
            <text:p>0.4227</text:p>
          </table:table-cell>
          <table:table-cell office:value-type="float" office:value="0.39945" calcext:value-type="float">
            <text:p>0.39945</text:p>
          </table:table-cell>
          <table:table-cell office:value-type="float" office:value="-0.148588" calcext:value-type="float">
            <text:p>-0.148588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26985" calcext:value-type="float">
            <text:p>0.26985</text:p>
          </table:table-cell>
          <table:table-cell office:value-type="float" office:value="-0.083974" calcext:value-type="float">
            <text:p>-0.083974</text:p>
          </table:table-cell>
          <table:table-cell office:value-type="float" office:value="0.13965" calcext:value-type="float">
            <text:p>0.1396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27765" calcext:value-type="float">
            <text:p>0.2776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8795" calcext:value-type="float">
            <text:p>0.48795</text:p>
          </table:table-cell>
          <table:table-cell office:value-type="float" office:value="-0.08445" calcext:value-type="float">
            <text:p>-0.0844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75315" calcext:value-type="float">
            <text:p>0.75315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415514" calcext:value-type="float">
            <text:p>0.415514</text:p>
          </table:table-cell>
          <table:table-cell office:value-type="float" office:value="0.8196" calcext:value-type="float">
            <text:p>0.8196</text:p>
          </table:table-cell>
          <table:table-cell office:value-type="float" office:value="-0.39525" calcext:value-type="float">
            <text:p>-0.39525</text:p>
          </table:table-cell>
          <table:table-cell office:value-type="float" office:value="0.470206" calcext:value-type="float">
            <text:p>0.470206</text:p>
          </table:table-cell>
          <table:table-cell office:value-type="float" office:value="0.42105" calcext:value-type="float">
            <text:p>0.42105</text:p>
          </table:table-cell>
          <table:table-cell office:value-type="float" office:value="-0.84135" calcext:value-type="float">
            <text:p>-0.84135</text:p>
          </table:table-cell>
          <table:table-cell office:value-type="float" office:value="0.303468" calcext:value-type="float">
            <text:p>0.303468</text:p>
          </table:table-cell>
          <table:table-cell office:value-type="float" office:value="0.2853" calcext:value-type="float">
            <text:p>0.2853</text:p>
          </table:table-cell>
          <table:table-cell office:value-type="float" office:value="-0.44805" calcext:value-type="float">
            <text:p>-0.44805</text:p>
          </table:table-cell>
          <table:table-cell office:value-type="float" office:value="0.142054" calcext:value-type="float">
            <text:p>0.142054</text:p>
          </table:table-cell>
          <table:table-cell office:value-type="float" office:value="0.1821" calcext:value-type="float">
            <text:p>0.1821</text:p>
          </table:table-cell>
          <table:table-cell office:value-type="float" office:value="-0.2928" calcext:value-type="float">
            <text:p>-0.292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925" calcext:value-type="float">
            <text:p>0.2925</text:p>
          </table:table-cell>
          <table:table-cell office:value-type="float" office:value="-0.18915" calcext:value-type="float">
            <text:p>-0.18915</text:p>
          </table:table-cell>
          <table:table-cell office:value-type="float" office:value="0.111078" calcext:value-type="float">
            <text:p>0.111078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0.3693" calcext:value-type="float">
            <text:p>0.369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0.6174" calcext:value-type="float">
            <text:p>0.617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84315" calcext:value-type="float">
            <text:p>0.843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19.3683" calcext:value-type="float">
            <text:p>-19.3683</text:p>
          </table:table-cell>
          <table:table-cell office:value-type="float" office:value="1.156276" calcext:value-type="float">
            <text:p>1.156276</text:p>
          </table:table-cell>
          <table:table-cell office:value-type="float" office:value="0.94695" calcext:value-type="float">
            <text:p>0.94695</text:p>
          </table:table-cell>
          <table:table-cell office:value-type="float" office:value="0.76725" calcext:value-type="float">
            <text:p>0.76725</text:p>
          </table:table-cell>
          <table:table-cell office:value-type="float" office:value="-0.387442" calcext:value-type="float">
            <text:p>-0.387442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143748" calcext:value-type="float">
            <text:p>-0.143748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3365" calcext:value-type="float">
            <text:p>0.1336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-0.0527560000000001" calcext:value-type="float">
            <text:p>-0.0527560000000001</text:p>
          </table:table-cell>
        </table:table-row>
        <table:table-row table:style-name="ro1">
          <table:table-cell office:value-type="float" office:value="0.30165" calcext:value-type="float">
            <text:p>0.30165</text:p>
          </table:table-cell>
          <table:table-cell office:value-type="float" office:value="-0.0807000000000001" calcext:value-type="float">
            <text:p>-0.0807000000000001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6395" calcext:value-type="float">
            <text:p>0.46395</text:p>
          </table:table-cell>
          <table:table-cell office:value-type="float" office:value="-0.06345" calcext:value-type="float">
            <text:p>-0.0634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73515" calcext:value-type="float">
            <text:p>0.7351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25194" calcext:value-type="float">
            <text:p>0.425194</text:p>
          </table:table-cell>
          <table:table-cell office:value-type="float" office:value="0.8526" calcext:value-type="float">
            <text:p>0.8526</text:p>
          </table:table-cell>
          <table:table-cell office:value-type="float" office:value="-0.39825" calcext:value-type="float">
            <text:p>-0.39825</text:p>
          </table:table-cell>
          <table:table-cell office:value-type="float" office:value="0.479886" calcext:value-type="float">
            <text:p>0.479886</text:p>
          </table:table-cell>
          <table:table-cell office:value-type="float" office:value="0.42105" calcext:value-type="float">
            <text:p>0.42105</text:p>
          </table:table-cell>
          <table:table-cell office:value-type="float" office:value="-0.80835" calcext:value-type="float">
            <text:p>-0.80835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0.2823" calcext:value-type="float">
            <text:p>0.2823</text:p>
          </table:table-cell>
          <table:table-cell office:value-type="float" office:value="-0.46605" calcext:value-type="float">
            <text:p>-0.46605</text:p>
          </table:table-cell>
          <table:table-cell office:value-type="float" office:value="0.156574" calcext:value-type="float">
            <text:p>0.156574</text:p>
          </table:table-cell>
          <table:table-cell office:value-type="float" office:value="0.1671" calcext:value-type="float">
            <text:p>0.1671</text:p>
          </table:table-cell>
          <table:table-cell office:value-type="float" office:value="-0.2958" calcext:value-type="float">
            <text:p>-0.2958</text:p>
          </table:table-cell>
          <table:table-cell office:value-type="float" office:value="0.0861520000000001" calcext:value-type="float">
            <text:p>0.0861520000000001</text:p>
          </table:table-cell>
          <table:table-cell office:value-type="float" office:value="0.2805" calcext:value-type="float">
            <text:p>0.2805</text:p>
          </table:table-cell>
          <table:table-cell office:value-type="float" office:value="-0.19215" calcext:value-type="float">
            <text:p>-0.192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4605" calcext:value-type="float">
            <text:p>-0.04605</text:p>
          </table:table-cell>
          <table:table-cell office:value-type="float" office:value="0.6444" calcext:value-type="float">
            <text:p>0.644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82215" calcext:value-type="float">
            <text:p>0.822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19.2153" calcext:value-type="float">
            <text:p>-19.2153</text:p>
          </table:table-cell>
          <table:table-cell office:value-type="float" office:value="1.156276" calcext:value-type="float">
            <text:p>1.156276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-0.358402" calcext:value-type="float">
            <text:p>-0.358402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39345" calcext:value-type="float">
            <text:p>0.39345</text:p>
          </table:table-cell>
          <table:table-cell office:value-type="float" office:value="-0.129228" calcext:value-type="float">
            <text:p>-0.129228</text:p>
          </table:table-cell>
          <table:table-cell office:value-type="float" office:value="0.25785" calcext:value-type="float">
            <text:p>0.25785</text:p>
          </table:table-cell>
          <table:table-cell office:value-type="float" office:value="0.26985" calcext:value-type="float">
            <text:p>0.269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3665" calcext:value-type="float">
            <text:p>0.13665</text:p>
          </table:table-cell>
          <table:table-cell office:value-type="float" office:value="0.35655" calcext:value-type="float">
            <text:p>0.356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7765" calcext:value-type="float">
            <text:p>0.2776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75615" calcext:value-type="float">
            <text:p>0.75615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.8226" calcext:value-type="float">
            <text:p>0.8226</text:p>
          </table:table-cell>
          <table:table-cell office:value-type="float" office:value="-0.39825" calcext:value-type="float">
            <text:p>-0.39825</text:p>
          </table:table-cell>
          <table:table-cell office:value-type="float" office:value="0.484726" calcext:value-type="float">
            <text:p>0.484726</text:p>
          </table:table-cell>
          <table:table-cell office:value-type="float" office:value="0.41205" calcext:value-type="float">
            <text:p>0.41205</text:p>
          </table:table-cell>
          <table:table-cell office:value-type="float" office:value="-0.84735" calcext:value-type="float">
            <text:p>-0.84735</text:p>
          </table:table-cell>
          <table:table-cell office:value-type="float" office:value="0.298628" calcext:value-type="float">
            <text:p>0.298628</text:p>
          </table:table-cell>
          <table:table-cell office:value-type="float" office:value="0.2973" calcext:value-type="float">
            <text:p>0.2973</text:p>
          </table:table-cell>
          <table:table-cell office:value-type="float" office:value="-0.45705" calcext:value-type="float">
            <text:p>-0.45705</text:p>
          </table:table-cell>
          <table:table-cell office:value-type="float" office:value="0.142054" calcext:value-type="float">
            <text:p>0.14205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2958" calcext:value-type="float">
            <text:p>-0.295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685" calcext:value-type="float">
            <text:p>0.2685</text:p>
          </table:table-cell>
          <table:table-cell office:value-type="float" office:value="-0.19515" calcext:value-type="float">
            <text:p>-0.19515</text:p>
          </table:table-cell>
          <table:table-cell office:value-type="float" office:value="0.106238" calcext:value-type="float">
            <text:p>0.10623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0.6174" calcext:value-type="float">
            <text:p>0.617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82215" calcext:value-type="float">
            <text:p>0.82215</text:p>
          </table:table-cell>
          <table:table-cell office:value-type="float" office:value="-0.0626780000000002" calcext:value-type="float">
            <text:p>-0.062678000000000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18.8103" calcext:value-type="float">
            <text:p>-18.8103</text:p>
          </table:table-cell>
          <table:table-cell office:value-type="float" office:value="1.132076" calcext:value-type="float">
            <text:p>1.132076</text:p>
          </table:table-cell>
          <table:table-cell office:value-type="float" office:value="0.97395" calcext:value-type="float">
            <text:p>0.97395</text:p>
          </table:table-cell>
          <table:table-cell office:value-type="float" office:value="0.76125" calcext:value-type="float">
            <text:p>0.76125</text:p>
          </table:table-cell>
          <table:table-cell office:value-type="float" office:value="-0.358402" calcext:value-type="float">
            <text:p>-0.3584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-0.153428" calcext:value-type="float">
            <text:p>-0.153428</text:p>
          </table:table-cell>
          <table:table-cell office:value-type="float" office:value="0.26685" calcext:value-type="float">
            <text:p>0.26685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13965" calcext:value-type="float">
            <text:p>0.1396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28365" calcext:value-type="float">
            <text:p>0.28365</text:p>
          </table:table-cell>
          <table:table-cell office:value-type="float" office:value="-0.0777000000000001" calcext:value-type="float">
            <text:p>-0.0777000000000001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9695" calcext:value-type="float">
            <text:p>0.49695</text:p>
          </table:table-cell>
          <table:table-cell office:value-type="float" office:value="-0.08145" calcext:value-type="float">
            <text:p>-0.0814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410674" calcext:value-type="float">
            <text:p>0.410674</text:p>
          </table:table-cell>
          <table:table-cell office:value-type="float" office:value="0.8316" calcext:value-type="float">
            <text:p>0.8316</text:p>
          </table:table-cell>
          <table:table-cell office:value-type="float" office:value="-0.41025" calcext:value-type="float">
            <text:p>-0.41025</text:p>
          </table:table-cell>
          <table:table-cell office:value-type="float" office:value="0.494406" calcext:value-type="float">
            <text:p>0.494406</text:p>
          </table:table-cell>
          <table:table-cell office:value-type="float" office:value="0.42105" calcext:value-type="float">
            <text:p>0.42105</text:p>
          </table:table-cell>
          <table:table-cell office:value-type="float" office:value="-0.83235" calcext:value-type="float">
            <text:p>-0.83235</text:p>
          </table:table-cell>
          <table:table-cell office:value-type="float" office:value="0.274428" calcext:value-type="float">
            <text:p>0.274428</text:p>
          </table:table-cell>
          <table:table-cell office:value-type="float" office:value="0.2883" calcext:value-type="float">
            <text:p>0.2883</text:p>
          </table:table-cell>
          <table:table-cell office:value-type="float" office:value="-0.44505" calcext:value-type="float">
            <text:p>-0.44505</text:p>
          </table:table-cell>
          <table:table-cell office:value-type="float" office:value="0.137214" calcext:value-type="float">
            <text:p>0.137214</text:p>
          </table:table-cell>
          <table:table-cell office:value-type="float" office:value="0.1791" calcext:value-type="float">
            <text:p>0.1791</text:p>
          </table:table-cell>
          <table:table-cell office:value-type="float" office:value="-0.3078" calcext:value-type="float">
            <text:p>-0.3078</text:p>
          </table:table-cell>
          <table:table-cell office:value-type="float" office:value="0.081312" calcext:value-type="float">
            <text:p>0.081312</text:p>
          </table:table-cell>
          <table:table-cell office:value-type="float" office:value="0.2805" calcext:value-type="float">
            <text:p>0.2805</text:p>
          </table:table-cell>
          <table:table-cell office:value-type="float" office:value="-0.19815" calcext:value-type="float">
            <text:p>-0.198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4905" calcext:value-type="float">
            <text:p>-0.04905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84315" calcext:value-type="float">
            <text:p>0.843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19.0413" calcext:value-type="float">
            <text:p>-19.0413</text:p>
          </table:table-cell>
          <table:table-cell office:value-type="float" office:value="1.141756" calcext:value-type="float">
            <text:p>1.141756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0.77325" calcext:value-type="float">
            <text:p>0.77325</text:p>
          </table:table-cell>
          <table:table-cell office:value-type="float" office:value="-0.372922" calcext:value-type="float">
            <text:p>-0.372922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41745" calcext:value-type="float">
            <text:p>0.41745</text:p>
          </table:table-cell>
          <table:table-cell office:value-type="float" office:value="-0.163108" calcext:value-type="float">
            <text:p>-0.163108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0.24585" calcext:value-type="float">
            <text:p>0.24585</text:p>
          </table:table-cell>
          <table:table-cell office:value-type="float" office:value="-0.054934" calcext:value-type="float">
            <text:p>-0.054934</text:p>
          </table:table-cell>
          <table:table-cell office:value-type="float" office:value="0.14865" calcext:value-type="float">
            <text:p>0.14865</text:p>
          </table:table-cell>
          <table:table-cell office:value-type="float" office:value="0.35355" calcext:value-type="float">
            <text:p>0.353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28665" calcext:value-type="float">
            <text:p>0.28665</text:p>
          </table:table-cell>
          <table:table-cell office:value-type="float" office:value="-0.0807000000000001" calcext:value-type="float">
            <text:p>-0.0807000000000001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75315" calcext:value-type="float">
            <text:p>0.75315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8406" calcext:value-type="float">
            <text:p>0.8406</text:p>
          </table:table-cell>
          <table:table-cell office:value-type="float" office:value="-0.40425" calcext:value-type="float">
            <text:p>-0.40425</text:p>
          </table:table-cell>
          <table:table-cell office:value-type="float" office:value="0.465366" calcext:value-type="float">
            <text:p>0.465366</text:p>
          </table:table-cell>
          <table:table-cell office:value-type="float" office:value="0.40605" calcext:value-type="float">
            <text:p>0.40605</text:p>
          </table:table-cell>
          <table:table-cell office:value-type="float" office:value="-0.80235" calcext:value-type="float">
            <text:p>-0.80235</text:p>
          </table:table-cell>
          <table:table-cell office:value-type="float" office:value="0.298628" calcext:value-type="float">
            <text:p>0.298628</text:p>
          </table:table-cell>
          <table:table-cell office:value-type="float" office:value="0.3063" calcext:value-type="float">
            <text:p>0.3063</text:p>
          </table:table-cell>
          <table:table-cell office:value-type="float" office:value="-0.46905" calcext:value-type="float">
            <text:p>-0.46905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3018" calcext:value-type="float">
            <text:p>-0.3018</text:p>
          </table:table-cell>
          <table:table-cell office:value-type="float" office:value="0.047432" calcext:value-type="float">
            <text:p>0.047432</text:p>
          </table:table-cell>
          <table:table-cell office:value-type="float" office:value="0.2745" calcext:value-type="float">
            <text:p>0.2745</text:p>
          </table:table-cell>
          <table:table-cell office:value-type="float" office:value="-0.18015" calcext:value-type="float">
            <text:p>-0.18015</text:p>
          </table:table-cell>
          <table:table-cell office:value-type="float" office:value="0.115918" calcext:value-type="float">
            <text:p>0.115918</text:p>
          </table:table-cell>
          <table:table-cell office:value-type="float" office:value="-0.0468" calcext:value-type="float">
            <text:p>-0.0468</text:p>
          </table:table-cell>
          <table:table-cell office:value-type="float" office:value="0.3933" calcext:value-type="float">
            <text:p>0.393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79815" calcext:value-type="float">
            <text:p>0.79815</text:p>
          </table:table-cell>
          <table:table-cell office:value-type="float" office:value="-0.0287980000000002" calcext:value-type="float">
            <text:p>-0.0287980000000002</text:p>
          </table:table-cell>
          <table:table-cell office:value-type="float" office:value="-0.02745" calcext:value-type="float">
            <text:p>-0.02745</text:p>
          </table:table-cell>
          <table:table-cell office:value-type="float" office:value="-19.2363" calcext:value-type="float">
            <text:p>-19.2363</text:p>
          </table:table-cell>
          <table:table-cell office:value-type="float" office:value="1.127236" calcext:value-type="float">
            <text:p>1.12723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77925" calcext:value-type="float">
            <text:p>0.77925</text:p>
          </table:table-cell>
          <table:table-cell office:value-type="float" office:value="-0.368082" calcext:value-type="float">
            <text:p>-0.368082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39345" calcext:value-type="float">
            <text:p>0.39345</text:p>
          </table:table-cell>
          <table:table-cell office:value-type="float" office:value="-0.153428" calcext:value-type="float">
            <text:p>-0.153428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0.26385" calcext:value-type="float">
            <text:p>0.26385</text:p>
          </table:table-cell>
          <table:table-cell office:value-type="float" office:value="-0.074294" calcext:value-type="float">
            <text:p>-0.074294</text:p>
          </table:table-cell>
          <table:table-cell office:value-type="float" office:value="0.13665" calcext:value-type="float">
            <text:p>0.13665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28665" calcext:value-type="float">
            <text:p>0.286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9395" calcext:value-type="float">
            <text:p>0.49395</text:p>
          </table:table-cell>
          <table:table-cell office:value-type="float" office:value="-0.07545" calcext:value-type="float">
            <text:p>-0.07545</text:p>
          </table:table-cell>
          <table:table-cell office:value-type="float" office:value="0.235466" calcext:value-type="float">
            <text:p>0.235466</text:p>
          </table:table-cell>
          <table:table-cell office:value-type="float" office:value="0.75915" calcext:value-type="float">
            <text:p>0.7591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410674" calcext:value-type="float">
            <text:p>0.410674</text:p>
          </table:table-cell>
          <table:table-cell office:value-type="float" office:value="0.8256" calcext:value-type="float">
            <text:p>0.8256</text:p>
          </table:table-cell>
          <table:table-cell office:value-type="float" office:value="-0.38625" calcext:value-type="float">
            <text:p>-0.38625</text:p>
          </table:table-cell>
          <table:table-cell office:value-type="float" office:value="0.470206" calcext:value-type="float">
            <text:p>0.470206</text:p>
          </table:table-cell>
          <table:table-cell office:value-type="float" office:value="0.43305" calcext:value-type="float">
            <text:p>0.43305</text:p>
          </table:table-cell>
          <table:table-cell office:value-type="float" office:value="-0.85935" calcext:value-type="float">
            <text:p>-0.85935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0.2913" calcext:value-type="float">
            <text:p>0.2913</text:p>
          </table:table-cell>
          <table:table-cell office:value-type="float" office:value="-0.46605" calcext:value-type="float">
            <text:p>-0.46605</text:p>
          </table:table-cell>
          <table:table-cell office:value-type="float" office:value="0.156574" calcext:value-type="float">
            <text:p>0.156574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2868" calcext:value-type="float">
            <text:p>-0.2868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745" calcext:value-type="float">
            <text:p>0.2745</text:p>
          </table:table-cell>
          <table:table-cell office:value-type="float" office:value="-0.21015" calcext:value-type="float">
            <text:p>-0.210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0.6054" calcext:value-type="float">
            <text:p>0.605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84615" calcext:value-type="float">
            <text:p>0.846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19.3953" calcext:value-type="float">
            <text:p>-19.3953</text:p>
          </table:table-cell>
          <table:table-cell office:value-type="float" office:value="1.151436" calcext:value-type="float">
            <text:p>1.151436</text:p>
          </table:table-cell>
          <table:table-cell office:value-type="float" office:value="0.94095" calcext:value-type="float">
            <text:p>0.94095</text:p>
          </table:table-cell>
          <table:table-cell office:value-type="float" office:value="0.76425" calcext:value-type="float">
            <text:p>0.76425</text:p>
          </table:table-cell>
          <table:table-cell office:value-type="float" office:value="-0.363242" calcext:value-type="float">
            <text:p>-0.363242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42045" calcext:value-type="float">
            <text:p>0.42045</text:p>
          </table:table-cell>
          <table:table-cell office:value-type="float" office:value="-0.167948" calcext:value-type="float">
            <text:p>-0.167948</text:p>
          </table:table-cell>
          <table:table-cell office:value-type="float" office:value="0.26385" calcext:value-type="float">
            <text:p>0.26385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3065" calcext:value-type="float">
            <text:p>0.13065</text:p>
          </table:table-cell>
          <table:table-cell office:value-type="float" office:value="0.33555" calcext:value-type="float">
            <text:p>0.335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31065" calcext:value-type="float">
            <text:p>0.310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8195" calcext:value-type="float">
            <text:p>0.48195</text:p>
          </table:table-cell>
          <table:table-cell office:value-type="float" office:value="-0.08445" calcext:value-type="float">
            <text:p>-0.08445</text:p>
          </table:table-cell>
          <table:table-cell office:value-type="float" office:value="0.191906" calcext:value-type="float">
            <text:p>0.191906</text:p>
          </table:table-cell>
          <table:table-cell office:value-type="float" office:value="0.74415" calcext:value-type="float">
            <text:p>0.7441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.8646" calcext:value-type="float">
            <text:p>0.8646</text:p>
          </table:table-cell>
          <table:table-cell office:value-type="float" office:value="-0.41025" calcext:value-type="float">
            <text:p>-0.41025</text:p>
          </table:table-cell>
          <table:table-cell office:value-type="float" office:value="0.475046" calcext:value-type="float">
            <text:p>0.475046</text:p>
          </table:table-cell>
          <table:table-cell office:value-type="float" office:value="0.40905" calcext:value-type="float">
            <text:p>0.40905</text:p>
          </table:table-cell>
          <table:table-cell office:value-type="float" office:value="-0.82635" calcext:value-type="float">
            <text:p>-0.82635</text:p>
          </table:table-cell>
          <table:table-cell office:value-type="float" office:value="0.274428" calcext:value-type="float">
            <text:p>0.274428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45105" calcext:value-type="float">
            <text:p>-0.45105</text:p>
          </table:table-cell>
          <table:table-cell office:value-type="float" office:value="0.127534" calcext:value-type="float">
            <text:p>0.12753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2988" calcext:value-type="float">
            <text:p>-0.2988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865" calcext:value-type="float">
            <text:p>0.2865</text:p>
          </table:table-cell>
          <table:table-cell office:value-type="float" office:value="-0.20415" calcext:value-type="float">
            <text:p>-0.204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5505" calcext:value-type="float">
            <text:p>-0.05505</text:p>
          </table:table-cell>
          <table:table-cell office:value-type="float" office:value="0.6414" calcext:value-type="float">
            <text:p>0.641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81915" calcext:value-type="float">
            <text:p>0.819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19.3113" calcext:value-type="float">
            <text:p>-19.3113</text:p>
          </table:table-cell>
          <table:table-cell office:value-type="float" office:value="1.156276" calcext:value-type="float">
            <text:p>1.15627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79725" calcext:value-type="float">
            <text:p>0.79725</text:p>
          </table:table-cell>
          <table:table-cell office:value-type="float" office:value="-0.372922" calcext:value-type="float">
            <text:p>-0.37292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39045" calcext:value-type="float">
            <text:p>0.39045</text:p>
          </table:table-cell>
          <table:table-cell office:value-type="float" office:value="-0.138908" calcext:value-type="float">
            <text:p>-0.138908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26985" calcext:value-type="float">
            <text:p>0.269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13665" calcext:value-type="float">
            <text:p>0.1366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28665" calcext:value-type="float">
            <text:p>0.28665</text:p>
          </table:table-cell>
          <table:table-cell office:value-type="float" office:value="-0.0807000000000001" calcext:value-type="float">
            <text:p>-0.0807000000000001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76515" calcext:value-type="float">
            <text:p>0.7651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8346" calcext:value-type="float">
            <text:p>0.8346</text:p>
          </table:table-cell>
          <table:table-cell office:value-type="float" office:value="-0.39225" calcext:value-type="float">
            <text:p>-0.39225</text:p>
          </table:table-cell>
          <table:table-cell office:value-type="float" office:value="0.455686" calcext:value-type="float">
            <text:p>0.455686</text:p>
          </table:table-cell>
          <table:table-cell office:value-type="float" office:value="0.40305" calcext:value-type="float">
            <text:p>0.40305</text:p>
          </table:table-cell>
          <table:table-cell office:value-type="float" office:value="-0.82335" calcext:value-type="float">
            <text:p>-0.82335</text:p>
          </table:table-cell>
          <table:table-cell office:value-type="float" office:value="0.308308" calcext:value-type="float">
            <text:p>0.308308</text:p>
          </table:table-cell>
          <table:table-cell office:value-type="float" office:value="0.2883" calcext:value-type="float">
            <text:p>0.2883</text:p>
          </table:table-cell>
          <table:table-cell office:value-type="float" office:value="-0.46305" calcext:value-type="float">
            <text:p>-0.46305</text:p>
          </table:table-cell>
          <table:table-cell office:value-type="float" office:value="0.151734" calcext:value-type="float">
            <text:p>0.15173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2928" calcext:value-type="float">
            <text:p>-0.292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685" calcext:value-type="float">
            <text:p>0.2685</text:p>
          </table:table-cell>
          <table:table-cell office:value-type="float" office:value="-0.19815" calcext:value-type="float">
            <text:p>-0.19815</text:p>
          </table:table-cell>
          <table:table-cell office:value-type="float" office:value="0.115918" calcext:value-type="float">
            <text:p>0.11591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903" calcext:value-type="float">
            <text:p>0.390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5205" calcext:value-type="float">
            <text:p>-0.05205</text:p>
          </table:table-cell>
          <table:table-cell office:value-type="float" office:value="0.6264" calcext:value-type="float">
            <text:p>0.626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81915" calcext:value-type="float">
            <text:p>0.819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18.8613" calcext:value-type="float">
            <text:p>-18.8613</text:p>
          </table:table-cell>
          <table:table-cell office:value-type="float" office:value="1.161116" calcext:value-type="float">
            <text:p>1.161116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0.77025" calcext:value-type="float">
            <text:p>0.77025</text:p>
          </table:table-cell>
          <table:table-cell office:value-type="float" office:value="-0.363242" calcext:value-type="float">
            <text:p>-0.363242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-0.143748" calcext:value-type="float">
            <text:p>-0.143748</text:p>
          </table:table-cell>
          <table:table-cell office:value-type="float" office:value="0.26985" calcext:value-type="float">
            <text:p>0.26985</text:p>
          </table:table-cell>
          <table:table-cell office:value-type="float" office:value="0.25785" calcext:value-type="float">
            <text:p>0.25785</text:p>
          </table:table-cell>
          <table:table-cell office:value-type="float" office:value="-0.074294" calcext:value-type="float">
            <text:p>-0.074294</text:p>
          </table:table-cell>
          <table:table-cell office:value-type="float" office:value="0.13965" calcext:value-type="float">
            <text:p>0.13965</text:p>
          </table:table-cell>
          <table:table-cell office:value-type="float" office:value="0.34155" calcext:value-type="float">
            <text:p>0.341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8365" calcext:value-type="float">
            <text:p>0.28365</text:p>
          </table:table-cell>
          <table:table-cell office:value-type="float" office:value="-0.0807000000000001" calcext:value-type="float">
            <text:p>-0.0807000000000001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9395" calcext:value-type="float">
            <text:p>0.49395</text:p>
          </table:table-cell>
          <table:table-cell office:value-type="float" office:value="-0.07845" calcext:value-type="float">
            <text:p>-0.0784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75315" calcext:value-type="float">
            <text:p>0.7531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400994" calcext:value-type="float">
            <text:p>0.400994</text:p>
          </table:table-cell>
          <table:table-cell office:value-type="float" office:value="0.8286" calcext:value-type="float">
            <text:p>0.8286</text:p>
          </table:table-cell>
          <table:table-cell office:value-type="float" office:value="-0.40125" calcext:value-type="float">
            <text:p>-0.40125</text:p>
          </table:table-cell>
          <table:table-cell office:value-type="float" office:value="0.499246" calcext:value-type="float">
            <text:p>0.499246</text:p>
          </table:table-cell>
          <table:table-cell office:value-type="float" office:value="0.43305" calcext:value-type="float">
            <text:p>0.43305</text:p>
          </table:table-cell>
          <table:table-cell office:value-type="float" office:value="-0.84435" calcext:value-type="float">
            <text:p>-0.84435</text:p>
          </table:table-cell>
          <table:table-cell office:value-type="float" office:value="0.298628" calcext:value-type="float">
            <text:p>0.298628</text:p>
          </table:table-cell>
          <table:table-cell office:value-type="float" office:value="0.2913" calcext:value-type="float">
            <text:p>0.2913</text:p>
          </table:table-cell>
          <table:table-cell office:value-type="float" office:value="-0.46005" calcext:value-type="float">
            <text:p>-0.46005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2958" calcext:value-type="float">
            <text:p>-0.2958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925" calcext:value-type="float">
            <text:p>0.2925</text:p>
          </table:table-cell>
          <table:table-cell office:value-type="float" office:value="-0.19515" calcext:value-type="float">
            <text:p>-0.195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4605" calcext:value-type="float">
            <text:p>-0.04605</text:p>
          </table:table-cell>
          <table:table-cell office:value-type="float" office:value="0.6294" calcext:value-type="float">
            <text:p>0.62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85215" calcext:value-type="float">
            <text:p>0.85215</text:p>
          </table:table-cell>
          <table:table-cell office:value-type="float" office:value="-0.0287980000000002" calcext:value-type="float">
            <text:p>-0.028798000000000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18.7923" calcext:value-type="float">
            <text:p>-18.7923</text:p>
          </table:table-cell>
          <table:table-cell office:value-type="float" office:value="1.132076" calcext:value-type="float">
            <text:p>1.132076</text:p>
          </table:table-cell>
          <table:table-cell office:value-type="float" office:value="0.96795" calcext:value-type="float">
            <text:p>0.96795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-0.387442" calcext:value-type="float">
            <text:p>-0.387442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-0.153428" calcext:value-type="float">
            <text:p>-0.153428</text:p>
          </table:table-cell>
          <table:table-cell office:value-type="float" office:value="0.23685" calcext:value-type="float">
            <text:p>0.23685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-0.074294" calcext:value-type="float">
            <text:p>-0.074294</text:p>
          </table:table-cell>
          <table:table-cell office:value-type="float" office:value="0.13365" calcext:value-type="float">
            <text:p>0.13365</text:p>
          </table:table-cell>
          <table:table-cell office:value-type="float" office:value="0.35655" calcext:value-type="float">
            <text:p>0.356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29565" calcext:value-type="float">
            <text:p>0.29565</text:p>
          </table:table-cell>
          <table:table-cell office:value-type="float" office:value="-0.0777000000000001" calcext:value-type="float">
            <text:p>-0.0777000000000001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-0.08145" calcext:value-type="float">
            <text:p>-0.08145</text:p>
          </table:table-cell>
          <table:table-cell office:value-type="float" office:value="0.235466" calcext:value-type="float">
            <text:p>0.235466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8556" calcext:value-type="float">
            <text:p>0.8556</text:p>
          </table:table-cell>
          <table:table-cell office:value-type="float" office:value="-0.40425" calcext:value-type="float">
            <text:p>-0.40425</text:p>
          </table:table-cell>
          <table:table-cell office:value-type="float" office:value="0.455686" calcext:value-type="float">
            <text:p>0.455686</text:p>
          </table:table-cell>
          <table:table-cell office:value-type="float" office:value="0.41805" calcext:value-type="float">
            <text:p>0.41805</text:p>
          </table:table-cell>
          <table:table-cell office:value-type="float" office:value="-0.82035" calcext:value-type="float">
            <text:p>-0.82035</text:p>
          </table:table-cell>
          <table:table-cell office:value-type="float" office:value="0.303468" calcext:value-type="float">
            <text:p>0.303468</text:p>
          </table:table-cell>
          <table:table-cell office:value-type="float" office:value="0.2913" calcext:value-type="float">
            <text:p>0.2913</text:p>
          </table:table-cell>
          <table:table-cell office:value-type="float" office:value="-0.46305" calcext:value-type="float">
            <text:p>-0.46305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2928" calcext:value-type="float">
            <text:p>-0.2928</text:p>
          </table:table-cell>
          <table:table-cell office:value-type="float" office:value="0.066792" calcext:value-type="float">
            <text:p>0.066792</text:p>
          </table:table-cell>
          <table:table-cell office:value-type="float" office:value="0.2685" calcext:value-type="float">
            <text:p>0.2685</text:p>
          </table:table-cell>
          <table:table-cell office:value-type="float" office:value="-0.19215" calcext:value-type="float">
            <text:p>-0.192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0.6324" calcext:value-type="float">
            <text:p>0.632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0415" calcext:value-type="float">
            <text:p>0.804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19.1463" calcext:value-type="float">
            <text:p>-19.1463</text:p>
          </table:table-cell>
          <table:table-cell office:value-type="float" office:value="1.122396" calcext:value-type="float">
            <text:p>1.122396</text:p>
          </table:table-cell>
          <table:table-cell office:value-type="float" office:value="0.99495" calcext:value-type="float">
            <text:p>0.99495</text:p>
          </table:table-cell>
          <table:table-cell office:value-type="float" office:value="0.78225" calcext:value-type="float">
            <text:p>0.78225</text:p>
          </table:table-cell>
          <table:table-cell office:value-type="float" office:value="-0.363242" calcext:value-type="float">
            <text:p>-0.363242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39045" calcext:value-type="float">
            <text:p>0.39045</text:p>
          </table:table-cell>
          <table:table-cell office:value-type="float" office:value="-0.138908" calcext:value-type="float">
            <text:p>-0.138908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4565" calcext:value-type="float">
            <text:p>0.14565</text:p>
          </table:table-cell>
          <table:table-cell office:value-type="float" office:value="0.35955" calcext:value-type="float">
            <text:p>0.35955</text:p>
          </table:table-cell>
          <table:table-cell office:value-type="float" office:value="-0.0479160000000001" calcext:value-type="float">
            <text:p>-0.0479160000000001</text:p>
          </table:table-cell>
        </table:table-row>
        <table:table-row table:style-name="ro1">
          <table:table-cell office:value-type="float" office:value="0.28665" calcext:value-type="float">
            <text:p>0.28665</text:p>
          </table:table-cell>
          <table:table-cell office:value-type="float" office:value="-0.0657000000000001" calcext:value-type="float">
            <text:p>-0.0657000000000001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9095" calcext:value-type="float">
            <text:p>0.49095</text:p>
          </table:table-cell>
          <table:table-cell office:value-type="float" office:value="-0.08445" calcext:value-type="float">
            <text:p>-0.0844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425194" calcext:value-type="float">
            <text:p>0.425194</text:p>
          </table:table-cell>
          <table:table-cell office:value-type="float" office:value="0.8226" calcext:value-type="float">
            <text:p>0.8226</text:p>
          </table:table-cell>
          <table:table-cell office:value-type="float" office:value="-0.38325" calcext:value-type="float">
            <text:p>-0.38325</text:p>
          </table:table-cell>
          <table:table-cell office:value-type="float" office:value="0.479886" calcext:value-type="float">
            <text:p>0.479886</text:p>
          </table:table-cell>
          <table:table-cell office:value-type="float" office:value="0.42405" calcext:value-type="float">
            <text:p>0.42405</text:p>
          </table:table-cell>
          <table:table-cell office:value-type="float" office:value="-0.84135" calcext:value-type="float">
            <text:p>-0.84135</text:p>
          </table:table-cell>
          <table:table-cell office:value-type="float" office:value="0.298628" calcext:value-type="float">
            <text:p>0.298628</text:p>
          </table:table-cell>
          <table:table-cell office:value-type="float" office:value="0.2853" calcext:value-type="float">
            <text:p>0.2853</text:p>
          </table:table-cell>
          <table:table-cell office:value-type="float" office:value="-0.47505" calcext:value-type="float">
            <text:p>-0.47505</text:p>
          </table:table-cell>
          <table:table-cell office:value-type="float" office:value="0.156574" calcext:value-type="float">
            <text:p>0.156574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2868" calcext:value-type="float">
            <text:p>-0.2868</text:p>
          </table:table-cell>
          <table:table-cell office:value-type="float" office:value="0.066792" calcext:value-type="float">
            <text:p>0.066792</text:p>
          </table:table-cell>
          <table:table-cell office:value-type="float" office:value="0.2835" calcext:value-type="float">
            <text:p>0.2835</text:p>
          </table:table-cell>
          <table:table-cell office:value-type="float" office:value="-0.19515" calcext:value-type="float">
            <text:p>-0.19515</text:p>
          </table:table-cell>
          <table:table-cell office:value-type="float" office:value="0.130438" calcext:value-type="float">
            <text:p>0.13043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843" calcext:value-type="float">
            <text:p>0.384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5205" calcext:value-type="float">
            <text:p>-0.05205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82815" calcext:value-type="float">
            <text:p>0.828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19.3683" calcext:value-type="float">
            <text:p>-19.3683</text:p>
          </table:table-cell>
          <table:table-cell office:value-type="float" office:value="1.161116" calcext:value-type="float">
            <text:p>1.161116</text:p>
          </table:table-cell>
          <table:table-cell office:value-type="float" office:value="0.96495" calcext:value-type="float">
            <text:p>0.96495</text:p>
          </table:table-cell>
          <table:table-cell office:value-type="float" office:value="0.74025" calcext:value-type="float">
            <text:p>0.74025</text:p>
          </table:table-cell>
          <table:table-cell office:value-type="float" office:value="-0.348722" calcext:value-type="float">
            <text:p>-0.34872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41745" calcext:value-type="float">
            <text:p>0.41745</text:p>
          </table:table-cell>
          <table:table-cell office:value-type="float" office:value="-0.153428" calcext:value-type="float">
            <text:p>-0.153428</text:p>
          </table:table-cell>
          <table:table-cell table:number-columns-repeated="2" office:value-type="float" office:value="0.25485" calcext:value-type="float">
            <text:p>0.254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2165" calcext:value-type="float">
            <text:p>0.12165</text:p>
          </table:table-cell>
          <table:table-cell office:value-type="float" office:value="0.33855" calcext:value-type="float">
            <text:p>0.338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29565" calcext:value-type="float">
            <text:p>0.29565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8795" calcext:value-type="float">
            <text:p>0.48795</text:p>
          </table:table-cell>
          <table:table-cell office:value-type="float" office:value="-0.08445" calcext:value-type="float">
            <text:p>-0.0844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73515" calcext:value-type="float">
            <text:p>0.7351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15514" calcext:value-type="float">
            <text:p>0.415514</text:p>
          </table:table-cell>
          <table:table-cell office:value-type="float" office:value="0.8466" calcext:value-type="float">
            <text:p>0.8466</text:p>
          </table:table-cell>
          <table:table-cell office:value-type="float" office:value="-0.41325" calcext:value-type="float">
            <text:p>-0.41325</text:p>
          </table:table-cell>
          <table:table-cell office:value-type="float" office:value="0.499246" calcext:value-type="float">
            <text:p>0.499246</text:p>
          </table:table-cell>
          <table:table-cell office:value-type="float" office:value="0.42705" calcext:value-type="float">
            <text:p>0.42705</text:p>
          </table:table-cell>
          <table:table-cell office:value-type="float" office:value="-0.83835" calcext:value-type="float">
            <text:p>-0.83835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0.2763" calcext:value-type="float">
            <text:p>0.2763</text:p>
          </table:table-cell>
          <table:table-cell office:value-type="float" office:value="-0.44505" calcext:value-type="float">
            <text:p>-0.44505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2958" calcext:value-type="float">
            <text:p>-0.295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805" calcext:value-type="float">
            <text:p>0.2805</text:p>
          </table:table-cell>
          <table:table-cell office:value-type="float" office:value="-0.19215" calcext:value-type="float">
            <text:p>-0.192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4605" calcext:value-type="float">
            <text:p>-0.04605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4015" calcext:value-type="float">
            <text:p>0.840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19.3353" calcext:value-type="float">
            <text:p>-19.3353</text:p>
          </table:table-cell>
          <table:table-cell office:value-type="float" office:value="1.161116" calcext:value-type="float">
            <text:p>1.161116</text:p>
          </table:table-cell>
          <table:table-cell office:value-type="float" office:value="0.98895" calcext:value-type="float">
            <text:p>0.98895</text:p>
          </table:table-cell>
          <table:table-cell office:value-type="float" office:value="0.79425" calcext:value-type="float">
            <text:p>0.79425</text:p>
          </table:table-cell>
          <table:table-cell office:value-type="float" office:value="-0.372922" calcext:value-type="float">
            <text:p>-0.37292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39645" calcext:value-type="float">
            <text:p>0.39645</text:p>
          </table:table-cell>
          <table:table-cell office:value-type="float" office:value="-0.138908" calcext:value-type="float">
            <text:p>-0.138908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25785" calcext:value-type="float">
            <text:p>0.257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2765" calcext:value-type="float">
            <text:p>0.12765</text:p>
          </table:table-cell>
          <table:table-cell office:value-type="float" office:value="0.35955" calcext:value-type="float">
            <text:p>0.359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29265" calcext:value-type="float">
            <text:p>0.29265</text:p>
          </table:table-cell>
          <table:table-cell office:value-type="float" office:value="-0.0627000000000001" calcext:value-type="float">
            <text:p>-0.0627000000000001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-0.08145" calcext:value-type="float">
            <text:p>-0.0814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75915" calcext:value-type="float">
            <text:p>0.7591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434874" calcext:value-type="float">
            <text:p>0.434874</text:p>
          </table:table-cell>
          <table:table-cell office:value-type="float" office:value="0.8406" calcext:value-type="float">
            <text:p>0.8406</text:p>
          </table:table-cell>
          <table:table-cell office:value-type="float" office:value="-0.40425" calcext:value-type="float">
            <text:p>-0.40425</text:p>
          </table:table-cell>
          <table:table-cell office:value-type="float" office:value="0.475046" calcext:value-type="float">
            <text:p>0.475046</text:p>
          </table:table-cell>
          <table:table-cell office:value-type="float" office:value="0.40905" calcext:value-type="float">
            <text:p>0.40905</text:p>
          </table:table-cell>
          <table:table-cell office:value-type="float" office:value="-0.82035" calcext:value-type="float">
            <text:p>-0.82035</text:p>
          </table:table-cell>
          <table:table-cell office:value-type="float" office:value="0.303468" calcext:value-type="float">
            <text:p>0.303468</text:p>
          </table:table-cell>
          <table:table-cell office:value-type="float" office:value="0.3003" calcext:value-type="float">
            <text:p>0.3003</text:p>
          </table:table-cell>
          <table:table-cell office:value-type="float" office:value="-0.47205" calcext:value-type="float">
            <text:p>-0.47205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2988" calcext:value-type="float">
            <text:p>-0.2988</text:p>
          </table:table-cell>
          <table:table-cell office:value-type="float" office:value="0.0861520000000001" calcext:value-type="float">
            <text:p>0.0861520000000001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8915" calcext:value-type="float">
            <text:p>-0.18915</text:p>
          </table:table-cell>
          <table:table-cell office:value-type="float" office:value="0.130438" calcext:value-type="float">
            <text:p>0.130438</text:p>
          </table:table-cell>
          <table:table-cell office:value-type="float" office:value="-0.0468" calcext:value-type="float">
            <text:p>-0.0468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5505" calcext:value-type="float">
            <text:p>-0.05505</text:p>
          </table:table-cell>
          <table:table-cell office:value-type="float" office:value="0.6264" calcext:value-type="float">
            <text:p>0.626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82815" calcext:value-type="float">
            <text:p>0.828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19.0683" calcext:value-type="float">
            <text:p>-19.0683</text:p>
          </table:table-cell>
          <table:table-cell office:value-type="float" office:value="1.141756" calcext:value-type="float">
            <text:p>1.141756</text:p>
          </table:table-cell>
          <table:table-cell office:value-type="float" office:value="0.98595" calcext:value-type="float">
            <text:p>0.98595</text:p>
          </table:table-cell>
          <table:table-cell office:value-type="float" office:value="0.78225" calcext:value-type="float">
            <text:p>0.78225</text:p>
          </table:table-cell>
          <table:table-cell office:value-type="float" office:value="-0.353562" calcext:value-type="float">
            <text:p>-0.353562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39045" calcext:value-type="float">
            <text:p>0.39045</text:p>
          </table:table-cell>
          <table:table-cell office:value-type="float" office:value="-0.143748" calcext:value-type="float">
            <text:p>-0.143748</text:p>
          </table:table-cell>
          <table:table-cell office:value-type="float" office:value="0.26685" calcext:value-type="float">
            <text:p>0.26685</text:p>
          </table:table-cell>
          <table:table-cell office:value-type="float" office:value="0.27285" calcext:value-type="float">
            <text:p>0.27285</text:p>
          </table:table-cell>
          <table:table-cell office:value-type="float" office:value="-0.093654" calcext:value-type="float">
            <text:p>-0.093654</text:p>
          </table:table-cell>
          <table:table-cell office:value-type="float" office:value="0.13965" calcext:value-type="float">
            <text:p>0.13965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27465" calcext:value-type="float">
            <text:p>0.27465</text:p>
          </table:table-cell>
          <table:table-cell office:value-type="float" office:value="-0.0867" calcext:value-type="float">
            <text:p>-0.0867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9395" calcext:value-type="float">
            <text:p>0.49395</text:p>
          </table:table-cell>
          <table:table-cell office:value-type="float" office:value="-0.07845" calcext:value-type="float">
            <text:p>-0.0784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75915" calcext:value-type="float">
            <text:p>0.7591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415514" calcext:value-type="float">
            <text:p>0.415514</text:p>
          </table:table-cell>
          <table:table-cell office:value-type="float" office:value="0.8046" calcext:value-type="float">
            <text:p>0.8046</text:p>
          </table:table-cell>
          <table:table-cell office:value-type="float" office:value="-0.39825" calcext:value-type="float">
            <text:p>-0.39825</text:p>
          </table:table-cell>
          <table:table-cell office:value-type="float" office:value="0.484726" calcext:value-type="float">
            <text:p>0.484726</text:p>
          </table:table-cell>
          <table:table-cell office:value-type="float" office:value="0.42705" calcext:value-type="float">
            <text:p>0.42705</text:p>
          </table:table-cell>
          <table:table-cell office:value-type="float" office:value="-0.85635" calcext:value-type="float">
            <text:p>-0.85635</text:p>
          </table:table-cell>
          <table:table-cell office:value-type="float" office:value="0.313148" calcext:value-type="float">
            <text:p>0.313148</text:p>
          </table:table-cell>
          <table:table-cell office:value-type="float" office:value="0.2943" calcext:value-type="float">
            <text:p>0.2943</text:p>
          </table:table-cell>
          <table:table-cell office:value-type="float" office:value="-0.44505" calcext:value-type="float">
            <text:p>-0.44505</text:p>
          </table:table-cell>
          <table:table-cell office:value-type="float" office:value="0.137214" calcext:value-type="float">
            <text:p>0.137214</text:p>
          </table:table-cell>
          <table:table-cell office:value-type="float" office:value="0.1551" calcext:value-type="float">
            <text:p>0.1551</text:p>
          </table:table-cell>
          <table:table-cell office:value-type="float" office:value="-0.2928" calcext:value-type="float">
            <text:p>-0.292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865" calcext:value-type="float">
            <text:p>0.2865</text:p>
          </table:table-cell>
          <table:table-cell office:value-type="float" office:value="-0.19515" calcext:value-type="float">
            <text:p>-0.19515</text:p>
          </table:table-cell>
          <table:table-cell office:value-type="float" office:value="0.125598" calcext:value-type="float">
            <text:p>0.125598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3753" calcext:value-type="float">
            <text:p>0.375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5505" calcext:value-type="float">
            <text:p>-0.05505</text:p>
          </table:table-cell>
          <table:table-cell office:value-type="float" office:value="0.6084" calcext:value-type="float">
            <text:p>0.608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85815" calcext:value-type="float">
            <text:p>0.858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18.8973" calcext:value-type="float">
            <text:p>-18.8973</text:p>
          </table:table-cell>
          <table:table-cell office:value-type="float" office:value="1.112716" calcext:value-type="float">
            <text:p>1.112716</text:p>
          </table:table-cell>
          <table:table-cell office:value-type="float" office:value="0.94395" calcext:value-type="float">
            <text:p>0.94395</text:p>
          </table:table-cell>
          <table:table-cell office:value-type="float" office:value="0.75225" calcext:value-type="float">
            <text:p>0.75225</text:p>
          </table:table-cell>
          <table:table-cell office:value-type="float" office:value="-0.363242" calcext:value-type="float">
            <text:p>-0.363242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143748" calcext:value-type="float">
            <text:p>-0.143748</text:p>
          </table:table-cell>
          <table:table-cell office:value-type="float" office:value="0.25785" calcext:value-type="float">
            <text:p>0.25785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-0.074294" calcext:value-type="float">
            <text:p>-0.074294</text:p>
          </table:table-cell>
          <table:table-cell office:value-type="float" office:value="0.12465" calcext:value-type="float">
            <text:p>0.12465</text:p>
          </table:table-cell>
          <table:table-cell office:value-type="float" office:value="0.33855" calcext:value-type="float">
            <text:p>0.338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30165" calcext:value-type="float">
            <text:p>0.30165</text:p>
          </table:table-cell>
          <table:table-cell office:value-type="float" office:value="-0.0777000000000001" calcext:value-type="float">
            <text:p>-0.0777000000000001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7895" calcext:value-type="float">
            <text:p>0.47895</text:p>
          </table:table-cell>
          <table:table-cell office:value-type="float" office:value="-0.07845" calcext:value-type="float">
            <text:p>-0.07845</text:p>
          </table:table-cell>
          <table:table-cell office:value-type="float" office:value="0.201586" calcext:value-type="float">
            <text:p>0.201586</text:p>
          </table:table-cell>
          <table:table-cell office:value-type="float" office:value="0.73215" calcext:value-type="float">
            <text:p>0.7321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400994" calcext:value-type="float">
            <text:p>0.400994</text:p>
          </table:table-cell>
          <table:table-cell office:value-type="float" office:value="0.8586" calcext:value-type="float">
            <text:p>0.8586</text:p>
          </table:table-cell>
          <table:table-cell office:value-type="float" office:value="-0.39525" calcext:value-type="float">
            <text:p>-0.39525</text:p>
          </table:table-cell>
          <table:table-cell office:value-type="float" office:value="0.484726" calcext:value-type="float">
            <text:p>0.484726</text:p>
          </table:table-cell>
          <table:table-cell office:value-type="float" office:value="0.41805" calcext:value-type="float">
            <text:p>0.41805</text:p>
          </table:table-cell>
          <table:table-cell office:value-type="float" office:value="-0.82035" calcext:value-type="float">
            <text:p>-0.82035</text:p>
          </table:table-cell>
          <table:table-cell office:value-type="float" office:value="0.293788" calcext:value-type="float">
            <text:p>0.293788</text:p>
          </table:table-cell>
          <table:table-cell office:value-type="float" office:value="0.2853" calcext:value-type="float">
            <text:p>0.2853</text:p>
          </table:table-cell>
          <table:table-cell office:value-type="float" office:value="-0.45105" calcext:value-type="float">
            <text:p>-0.45105</text:p>
          </table:table-cell>
          <table:table-cell office:value-type="float" office:value="0.142054" calcext:value-type="float">
            <text:p>0.142054</text:p>
          </table:table-cell>
          <table:table-cell office:value-type="float" office:value="0.1671" calcext:value-type="float">
            <text:p>0.1671</text:p>
          </table:table-cell>
          <table:table-cell office:value-type="float" office:value="-0.2958" calcext:value-type="float">
            <text:p>-0.295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955" calcext:value-type="float">
            <text:p>0.2955</text:p>
          </table:table-cell>
          <table:table-cell office:value-type="float" office:value="-0.18615" calcext:value-type="float">
            <text:p>-0.18615</text:p>
          </table:table-cell>
          <table:table-cell office:value-type="float" office:value="0.111078" calcext:value-type="float">
            <text:p>0.11107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5805" calcext:value-type="float">
            <text:p>-0.05805</text:p>
          </table:table-cell>
          <table:table-cell office:value-type="float" office:value="0.6354" calcext:value-type="float">
            <text:p>0.635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82215" calcext:value-type="float">
            <text:p>0.822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19.0653" calcext:value-type="float">
            <text:p>-19.0653</text:p>
          </table:table-cell>
          <table:table-cell office:value-type="float" office:value="1.132076" calcext:value-type="float">
            <text:p>1.132076</text:p>
          </table:table-cell>
          <table:table-cell office:value-type="float" office:value="1.00995" calcext:value-type="float">
            <text:p>1.00995</text:p>
          </table:table-cell>
          <table:table-cell office:value-type="float" office:value="0.80025" calcext:value-type="float">
            <text:p>0.80025</text:p>
          </table:table-cell>
          <table:table-cell office:value-type="float" office:value="-0.372922" calcext:value-type="float">
            <text:p>-0.372922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39345" calcext:value-type="float">
            <text:p>0.39345</text:p>
          </table:table-cell>
          <table:table-cell office:value-type="float" office:value="-0.158268" calcext:value-type="float">
            <text:p>-0.158268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-0.083974" calcext:value-type="float">
            <text:p>-0.083974</text:p>
          </table:table-cell>
          <table:table-cell office:value-type="float" office:value="0.13665" calcext:value-type="float">
            <text:p>0.13665</text:p>
          </table:table-cell>
          <table:table-cell office:value-type="float" office:value="0.35355" calcext:value-type="float">
            <text:p>0.35355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28965" calcext:value-type="float">
            <text:p>0.28965</text:p>
          </table:table-cell>
          <table:table-cell office:value-type="float" office:value="-0.0687000000000001" calcext:value-type="float">
            <text:p>-0.0687000000000001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-0.07545" calcext:value-type="float">
            <text:p>-0.07545</text:p>
          </table:table-cell>
          <table:table-cell office:value-type="float" office:value="0.206426" calcext:value-type="float">
            <text:p>0.206426</text:p>
          </table:table-cell>
          <table:table-cell office:value-type="float" office:value="0.76815" calcext:value-type="float">
            <text:p>0.7681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8406" calcext:value-type="float">
            <text:p>0.8406</text:p>
          </table:table-cell>
          <table:table-cell office:value-type="float" office:value="-0.38925" calcext:value-type="float">
            <text:p>-0.38925</text:p>
          </table:table-cell>
          <table:table-cell office:value-type="float" office:value="0.470206" calcext:value-type="float">
            <text:p>0.470206</text:p>
          </table:table-cell>
          <table:table-cell office:value-type="float" office:value="0.41505" calcext:value-type="float">
            <text:p>0.41505</text:p>
          </table:table-cell>
          <table:table-cell office:value-type="float" office:value="-0.83235" calcext:value-type="float">
            <text:p>-0.83235</text:p>
          </table:table-cell>
          <table:table-cell office:value-type="float" office:value="0.317988" calcext:value-type="float">
            <text:p>0.317988</text:p>
          </table:table-cell>
          <table:table-cell office:value-type="float" office:value="0.2973" calcext:value-type="float">
            <text:p>0.2973</text:p>
          </table:table-cell>
          <table:table-cell office:value-type="float" office:value="-0.46605" calcext:value-type="float">
            <text:p>-0.46605</text:p>
          </table:table-cell>
          <table:table-cell office:value-type="float" office:value="0.156574" calcext:value-type="float">
            <text:p>0.156574</text:p>
          </table:table-cell>
          <table:table-cell office:value-type="float" office:value="0.1641" calcext:value-type="float">
            <text:p>0.1641</text:p>
          </table:table-cell>
          <table:table-cell office:value-type="float" office:value="-0.2988" calcext:value-type="float">
            <text:p>-0.2988</text:p>
          </table:table-cell>
          <table:table-cell office:value-type="float" office:value="0.066792" calcext:value-type="float">
            <text:p>0.066792</text:p>
          </table:table-cell>
          <table:table-cell office:value-type="float" office:value="0.2685" calcext:value-type="float">
            <text:p>0.2685</text:p>
          </table:table-cell>
          <table:table-cell office:value-type="float" office:value="-0.19215" calcext:value-type="float">
            <text:p>-0.19215</text:p>
          </table:table-cell>
          <table:table-cell office:value-type="float" office:value="0.130438" calcext:value-type="float">
            <text:p>0.130438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3963" calcext:value-type="float">
            <text:p>0.3963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5205" calcext:value-type="float">
            <text:p>-0.05205</text:p>
          </table:table-cell>
          <table:table-cell office:value-type="float" office:value="0.6144" calcext:value-type="float">
            <text:p>0.614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81915" calcext:value-type="float">
            <text:p>0.819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19.3953" calcext:value-type="float">
            <text:p>-19.3953</text:p>
          </table:table-cell>
          <table:table-cell office:value-type="float" office:value="1.146596" calcext:value-type="float">
            <text:p>1.146596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-0.343882" calcext:value-type="float">
            <text:p>-0.343882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-0.153428" calcext:value-type="float">
            <text:p>-0.153428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0.26685" calcext:value-type="float">
            <text:p>0.266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3665" calcext:value-type="float">
            <text:p>0.1366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8365" calcext:value-type="float">
            <text:p>0.283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9695" calcext:value-type="float">
            <text:p>0.49695</text:p>
          </table:table-cell>
          <table:table-cell office:value-type="float" office:value="-0.08145" calcext:value-type="float">
            <text:p>-0.0814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74715" calcext:value-type="float">
            <text:p>0.74715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391314" calcext:value-type="float">
            <text:p>0.391314</text:p>
          </table:table-cell>
          <table:table-cell office:value-type="float" office:value="0.8226" calcext:value-type="float">
            <text:p>0.8226</text:p>
          </table:table-cell>
          <table:table-cell office:value-type="float" office:value="-0.39525" calcext:value-type="float">
            <text:p>-0.39525</text:p>
          </table:table-cell>
          <table:table-cell office:value-type="float" office:value="0.489566" calcext:value-type="float">
            <text:p>0.489566</text:p>
          </table:table-cell>
          <table:table-cell office:value-type="float" office:value="0.43605" calcext:value-type="float">
            <text:p>0.43605</text:p>
          </table:table-cell>
          <table:table-cell office:value-type="float" office:value="-0.85335" calcext:value-type="float">
            <text:p>-0.85335</text:p>
          </table:table-cell>
          <table:table-cell office:value-type="float" office:value="0.308308" calcext:value-type="float">
            <text:p>0.308308</text:p>
          </table:table-cell>
          <table:table-cell office:value-type="float" office:value="0.2853" calcext:value-type="float">
            <text:p>0.2853</text:p>
          </table:table-cell>
          <table:table-cell office:value-type="float" office:value="-0.45705" calcext:value-type="float">
            <text:p>-0.45705</text:p>
          </table:table-cell>
          <table:table-cell office:value-type="float" office:value="0.142054" calcext:value-type="float">
            <text:p>0.142054</text:p>
          </table:table-cell>
          <table:table-cell office:value-type="float" office:value="0.1551" calcext:value-type="float">
            <text:p>0.1551</text:p>
          </table:table-cell>
          <table:table-cell office:value-type="float" office:value="-0.3018" calcext:value-type="float">
            <text:p>-0.301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745" calcext:value-type="float">
            <text:p>0.2745</text:p>
          </table:table-cell>
          <table:table-cell office:value-type="float" office:value="-0.18915" calcext:value-type="float">
            <text:p>-0.18915</text:p>
          </table:table-cell>
          <table:table-cell office:value-type="float" office:value="0.111078" calcext:value-type="float">
            <text:p>0.111078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3573" calcext:value-type="float">
            <text:p>0.357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0.6114" calcext:value-type="float">
            <text:p>0.611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85515" calcext:value-type="float">
            <text:p>0.855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19.0893" calcext:value-type="float">
            <text:p>-19.0893</text:p>
          </table:table-cell>
          <table:table-cell office:value-type="float" office:value="1.165956" calcext:value-type="float">
            <text:p>1.165956</text:p>
          </table:table-cell>
          <table:table-cell office:value-type="float" office:value="0.94095" calcext:value-type="float">
            <text:p>0.94095</text:p>
          </table:table-cell>
          <table:table-cell office:value-type="float" office:value="0.76725" calcext:value-type="float">
            <text:p>0.76725</text:p>
          </table:table-cell>
          <table:table-cell office:value-type="float" office:value="-0.377762" calcext:value-type="float">
            <text:p>-0.377762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143748" calcext:value-type="float">
            <text:p>-0.143748</text:p>
          </table:table-cell>
          <table:table-cell office:value-type="float" office:value="0.25785" calcext:value-type="float">
            <text:p>0.25785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13665" calcext:value-type="float">
            <text:p>0.13665</text:p>
          </table:table-cell>
          <table:table-cell office:value-type="float" office:value="0.34455" calcext:value-type="float">
            <text:p>0.344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9565" calcext:value-type="float">
            <text:p>0.2956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-0.07545" calcext:value-type="float">
            <text:p>-0.0754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72915" calcext:value-type="float">
            <text:p>0.7291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415514" calcext:value-type="float">
            <text:p>0.415514</text:p>
          </table:table-cell>
          <table:table-cell office:value-type="float" office:value="0.8526" calcext:value-type="float">
            <text:p>0.8526</text:p>
          </table:table-cell>
          <table:table-cell office:value-type="float" office:value="-0.40725" calcext:value-type="float">
            <text:p>-0.40725</text:p>
          </table:table-cell>
          <table:table-cell office:value-type="float" office:value="0.504086" calcext:value-type="float">
            <text:p>0.504086</text:p>
          </table:table-cell>
          <table:table-cell office:value-type="float" office:value="0.41205" calcext:value-type="float">
            <text:p>0.41205</text:p>
          </table:table-cell>
          <table:table-cell office:value-type="float" office:value="-0.82635" calcext:value-type="float">
            <text:p>-0.82635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0.2913" calcext:value-type="float">
            <text:p>0.2913</text:p>
          </table:table-cell>
          <table:table-cell office:value-type="float" office:value="-0.45405" calcext:value-type="float">
            <text:p>-0.45405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3108" calcext:value-type="float">
            <text:p>-0.310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745" calcext:value-type="float">
            <text:p>0.2745</text:p>
          </table:table-cell>
          <table:table-cell office:value-type="float" office:value="-0.19815" calcext:value-type="float">
            <text:p>-0.19815</text:p>
          </table:table-cell>
          <table:table-cell office:value-type="float" office:value="0.125598" calcext:value-type="float">
            <text:p>0.125598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5205" calcext:value-type="float">
            <text:p>-0.05205</text:p>
          </table:table-cell>
          <table:table-cell office:value-type="float" office:value="0.6504" calcext:value-type="float">
            <text:p>0.650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81015" calcext:value-type="float">
            <text:p>0.81015</text:p>
          </table:table-cell>
          <table:table-cell office:value-type="float" office:value="-0.0384780000000002" calcext:value-type="float">
            <text:p>-0.03847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18.9183" calcext:value-type="float">
            <text:p>-18.9183</text:p>
          </table:table-cell>
          <table:table-cell office:value-type="float" office:value="1.127236" calcext:value-type="float">
            <text:p>1.127236</text:p>
          </table:table-cell>
          <table:table-cell office:value-type="float" office:value="0.99495" calcext:value-type="float">
            <text:p>0.9949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-0.387442" calcext:value-type="float">
            <text:p>-0.387442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153428" calcext:value-type="float">
            <text:p>-0.153428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24285" calcext:value-type="float">
            <text:p>0.242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3665" calcext:value-type="float">
            <text:p>0.1366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-0.0527560000000001" calcext:value-type="float">
            <text:p>-0.0527560000000001</text:p>
          </table:table-cell>
        </table:table-row>
        <table:table-row table:style-name="ro1">
          <table:table-cell office:value-type="float" office:value="0.29265" calcext:value-type="float">
            <text:p>0.29265</text:p>
          </table:table-cell>
          <table:table-cell office:value-type="float" office:value="-0.0777000000000001" calcext:value-type="float">
            <text:p>-0.0777000000000001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230626" calcext:value-type="float">
            <text:p>0.230626</text:p>
          </table:table-cell>
          <table:table-cell office:value-type="float" office:value="0.76215" calcext:value-type="float">
            <text:p>0.76215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400994" calcext:value-type="float">
            <text:p>0.400994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41025" calcext:value-type="float">
            <text:p>-0.41025</text:p>
          </table:table-cell>
          <table:table-cell office:value-type="float" office:value="0.479886" calcext:value-type="float">
            <text:p>0.479886</text:p>
          </table:table-cell>
          <table:table-cell office:value-type="float" office:value="0.40305" calcext:value-type="float">
            <text:p>0.40305</text:p>
          </table:table-cell>
          <table:table-cell office:value-type="float" office:value="-0.81735" calcext:value-type="float">
            <text:p>-0.81735</text:p>
          </table:table-cell>
          <table:table-cell office:value-type="float" office:value="0.293788" calcext:value-type="float">
            <text:p>0.293788</text:p>
          </table:table-cell>
          <table:table-cell office:value-type="float" office:value="0.3033" calcext:value-type="float">
            <text:p>0.3033</text:p>
          </table:table-cell>
          <table:table-cell office:value-type="float" office:value="-0.47505" calcext:value-type="float">
            <text:p>-0.47505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2898" calcext:value-type="float">
            <text:p>-0.289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655" calcext:value-type="float">
            <text:p>0.2655</text:p>
          </table:table-cell>
          <table:table-cell office:value-type="float" office:value="-0.20115" calcext:value-type="float">
            <text:p>-0.201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5205" calcext:value-type="float">
            <text:p>-0.05205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81015" calcext:value-type="float">
            <text:p>0.810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19.2813" calcext:value-type="float">
            <text:p>-19.2813</text:p>
          </table:table-cell>
          <table:table-cell office:value-type="float" office:value="1.136916" calcext:value-type="float">
            <text:p>1.136916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-0.343882" calcext:value-type="float">
            <text:p>-0.343882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39945" calcext:value-type="float">
            <text:p>0.39945</text:p>
          </table:table-cell>
          <table:table-cell office:value-type="float" office:value="-0.138908" calcext:value-type="float">
            <text:p>-0.138908</text:p>
          </table:table-cell>
          <table:table-cell office:value-type="float" office:value="0.26385" calcext:value-type="float">
            <text:p>0.26385</text:p>
          </table:table-cell>
          <table:table-cell office:value-type="float" office:value="0.26685" calcext:value-type="float">
            <text:p>0.26685</text:p>
          </table:table-cell>
          <table:table-cell office:value-type="float" office:value="-0.074294" calcext:value-type="float">
            <text:p>-0.074294</text:p>
          </table:table-cell>
          <table:table-cell office:value-type="float" office:value="0.12765" calcext:value-type="float">
            <text:p>0.12765</text:p>
          </table:table-cell>
          <table:table-cell office:value-type="float" office:value="0.34455" calcext:value-type="float">
            <text:p>0.344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8965" calcext:value-type="float">
            <text:p>0.28965</text:p>
          </table:table-cell>
          <table:table-cell office:value-type="float" office:value="-0.0687000000000001" calcext:value-type="float">
            <text:p>-0.0687000000000001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9095" calcext:value-type="float">
            <text:p>0.49095</text:p>
          </table:table-cell>
          <table:table-cell office:value-type="float" office:value="-0.08445" calcext:value-type="float">
            <text:p>-0.0844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400994" calcext:value-type="float">
            <text:p>0.400994</text:p>
          </table:table-cell>
          <table:table-cell office:value-type="float" office:value="0.8256" calcext:value-type="float">
            <text:p>0.8256</text:p>
          </table:table-cell>
          <table:table-cell office:value-type="float" office:value="-0.38625" calcext:value-type="float">
            <text:p>-0.38625</text:p>
          </table:table-cell>
          <table:table-cell office:value-type="float" office:value="0.499246" calcext:value-type="float">
            <text:p>0.499246</text:p>
          </table:table-cell>
          <table:table-cell office:value-type="float" office:value="0.43005" calcext:value-type="float">
            <text:p>0.43005</text:p>
          </table:table-cell>
          <table:table-cell office:value-type="float" office:value="-0.84135" calcext:value-type="float">
            <text:p>-0.84135</text:p>
          </table:table-cell>
          <table:table-cell office:value-type="float" office:value="0.288948" calcext:value-type="float">
            <text:p>0.288948</text:p>
          </table:table-cell>
          <table:table-cell office:value-type="float" office:value="0.2973" calcext:value-type="float">
            <text:p>0.2973</text:p>
          </table:table-cell>
          <table:table-cell office:value-type="float" office:value="-0.43905" calcext:value-type="float">
            <text:p>-0.43905</text:p>
          </table:table-cell>
          <table:table-cell office:value-type="float" office:value="0.127534" calcext:value-type="float">
            <text:p>0.127534</text:p>
          </table:table-cell>
          <table:table-cell office:value-type="float" office:value="0.1641" calcext:value-type="float">
            <text:p>0.1641</text:p>
          </table:table-cell>
          <table:table-cell office:value-type="float" office:value="-0.2958" calcext:value-type="float">
            <text:p>-0.295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835" calcext:value-type="float">
            <text:p>0.2835</text:p>
          </table:table-cell>
          <table:table-cell office:value-type="float" office:value="-0.19815" calcext:value-type="float">
            <text:p>-0.19815</text:p>
          </table:table-cell>
          <table:table-cell office:value-type="float" office:value="0.111078" calcext:value-type="float">
            <text:p>0.11107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0.6204" calcext:value-type="float">
            <text:p>0.620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4015" calcext:value-type="float">
            <text:p>0.840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19.3803" calcext:value-type="float">
            <text:p>-19.3803</text:p>
          </table:table-cell>
          <table:table-cell office:value-type="float" office:value="1.165956" calcext:value-type="float">
            <text:p>1.165956</text:p>
          </table:table-cell>
          <table:table-cell office:value-type="float" office:value="0.95295" calcext:value-type="float">
            <text:p>0.95295</text:p>
          </table:table-cell>
          <table:table-cell office:value-type="float" office:value="0.76425" calcext:value-type="float">
            <text:p>0.76425</text:p>
          </table:table-cell>
          <table:table-cell office:value-type="float" office:value="-0.372922" calcext:value-type="float">
            <text:p>-0.372922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138908" calcext:value-type="float">
            <text:p>-0.138908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-0.088814" calcext:value-type="float">
            <text:p>-0.088814</text:p>
          </table:table-cell>
          <table:table-cell office:value-type="float" office:value="0.13965" calcext:value-type="float">
            <text:p>0.13965</text:p>
          </table:table-cell>
          <table:table-cell office:value-type="float" office:value="0.34755" calcext:value-type="float">
            <text:p>0.347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9565" calcext:value-type="float">
            <text:p>0.29565</text:p>
          </table:table-cell>
          <table:table-cell office:value-type="float" office:value="-0.0867" calcext:value-type="float">
            <text:p>-0.0867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-0.07545" calcext:value-type="float">
            <text:p>-0.0754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25194" calcext:value-type="float">
            <text:p>0.425194</text:p>
          </table:table-cell>
          <table:table-cell office:value-type="float" office:value="0.8556" calcext:value-type="float">
            <text:p>0.8556</text:p>
          </table:table-cell>
          <table:table-cell office:value-type="float" office:value="-0.40725" calcext:value-type="float">
            <text:p>-0.40725</text:p>
          </table:table-cell>
          <table:table-cell office:value-type="float" office:value="0.484726" calcext:value-type="float">
            <text:p>0.484726</text:p>
          </table:table-cell>
          <table:table-cell office:value-type="float" office:value="0.41505" calcext:value-type="float">
            <text:p>0.41505</text:p>
          </table:table-cell>
          <table:table-cell office:value-type="float" office:value="-0.81735" calcext:value-type="float">
            <text:p>-0.81735</text:p>
          </table:table-cell>
          <table:table-cell office:value-type="float" office:value="0.274428" calcext:value-type="float">
            <text:p>0.274428</text:p>
          </table:table-cell>
          <table:table-cell office:value-type="float" office:value="0.2943" calcext:value-type="float">
            <text:p>0.2943</text:p>
          </table:table-cell>
          <table:table-cell office:value-type="float" office:value="-0.45405" calcext:value-type="float">
            <text:p>-0.45405</text:p>
          </table:table-cell>
          <table:table-cell office:value-type="float" office:value="0.171094" calcext:value-type="float">
            <text:p>0.171094</text:p>
          </table:table-cell>
          <table:table-cell office:value-type="float" office:value="0.1791" calcext:value-type="float">
            <text:p>0.1791</text:p>
          </table:table-cell>
          <table:table-cell office:value-type="float" office:value="-0.2988" calcext:value-type="float">
            <text:p>-0.2988</text:p>
          </table:table-cell>
          <table:table-cell office:value-type="float" office:value="0.081312" calcext:value-type="float">
            <text:p>0.081312</text:p>
          </table:table-cell>
          <table:table-cell office:value-type="float" office:value="0.2775" calcext:value-type="float">
            <text:p>0.2775</text:p>
          </table:table-cell>
          <table:table-cell office:value-type="float" office:value="-0.19515" calcext:value-type="float">
            <text:p>-0.19515</text:p>
          </table:table-cell>
          <table:table-cell office:value-type="float" office:value="0.115918" calcext:value-type="float">
            <text:p>0.115918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5205" calcext:value-type="float">
            <text:p>-0.05205</text:p>
          </table:table-cell>
          <table:table-cell office:value-type="float" office:value="0.6384" calcext:value-type="float">
            <text:p>0.638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81615" calcext:value-type="float">
            <text:p>0.816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19.1853" calcext:value-type="float">
            <text:p>-19.1853</text:p>
          </table:table-cell>
          <table:table-cell office:value-type="float" office:value="1.151436" calcext:value-type="float">
            <text:p>1.151436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79725" calcext:value-type="float">
            <text:p>0.79725</text:p>
          </table:table-cell>
          <table:table-cell office:value-type="float" office:value="-0.343882" calcext:value-type="float">
            <text:p>-0.343882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38445" calcext:value-type="float">
            <text:p>0.38445</text:p>
          </table:table-cell>
          <table:table-cell office:value-type="float" office:value="-0.124388" calcext:value-type="float">
            <text:p>-0.124388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-0.059774" calcext:value-type="float">
            <text:p>-0.059774</text:p>
          </table:table-cell>
          <table:table-cell office:value-type="float" office:value="0.14865" calcext:value-type="float">
            <text:p>0.14865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-0.0479160000000001" calcext:value-type="float">
            <text:p>-0.0479160000000001</text:p>
          </table:table-cell>
        </table:table-row>
        <table:table-row table:style-name="ro1">
          <table:table-cell office:value-type="float" office:value="0.27765" calcext:value-type="float">
            <text:p>0.277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-0.07845" calcext:value-type="float">
            <text:p>-0.0784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76215" calcext:value-type="float">
            <text:p>0.7621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425194" calcext:value-type="float">
            <text:p>0.425194</text:p>
          </table:table-cell>
          <table:table-cell office:value-type="float" office:value="0.8256" calcext:value-type="float">
            <text:p>0.8256</text:p>
          </table:table-cell>
          <table:table-cell office:value-type="float" office:value="-0.39825" calcext:value-type="float">
            <text:p>-0.39825</text:p>
          </table:table-cell>
          <table:table-cell office:value-type="float" office:value="0.475046" calcext:value-type="float">
            <text:p>0.475046</text:p>
          </table:table-cell>
          <table:table-cell office:value-type="float" office:value="0.42405" calcext:value-type="float">
            <text:p>0.42405</text:p>
          </table:table-cell>
          <table:table-cell office:value-type="float" office:value="-0.83835" calcext:value-type="float">
            <text:p>-0.83835</text:p>
          </table:table-cell>
          <table:table-cell office:value-type="float" office:value="0.303468" calcext:value-type="float">
            <text:p>0.303468</text:p>
          </table:table-cell>
          <table:table-cell office:value-type="float" office:value="0.2823" calcext:value-type="float">
            <text:p>0.2823</text:p>
          </table:table-cell>
          <table:table-cell office:value-type="float" office:value="-0.46005" calcext:value-type="float">
            <text:p>-0.46005</text:p>
          </table:table-cell>
          <table:table-cell office:value-type="float" office:value="0.142054" calcext:value-type="float">
            <text:p>0.142054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2928" calcext:value-type="float">
            <text:p>-0.2928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655" calcext:value-type="float">
            <text:p>0.2655</text:p>
          </table:table-cell>
          <table:table-cell office:value-type="float" office:value="-0.21315" calcext:value-type="float">
            <text:p>-0.21315</text:p>
          </table:table-cell>
          <table:table-cell office:value-type="float" office:value="0.125598" calcext:value-type="float">
            <text:p>0.125598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0.6204" calcext:value-type="float">
            <text:p>0.620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82215" calcext:value-type="float">
            <text:p>0.822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18.9333" calcext:value-type="float">
            <text:p>-18.9333</text:p>
          </table:table-cell>
          <table:table-cell office:value-type="float" office:value="1.127236" calcext:value-type="float">
            <text:p>1.127236</text:p>
          </table:table-cell>
          <table:table-cell office:value-type="float" office:value="0.96795" calcext:value-type="float">
            <text:p>0.96795</text:p>
          </table:table-cell>
          <table:table-cell office:value-type="float" office:value="0.76425" calcext:value-type="float">
            <text:p>0.76425</text:p>
          </table:table-cell>
          <table:table-cell office:value-type="float" office:value="-0.348722" calcext:value-type="float">
            <text:p>-0.348722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158268" calcext:value-type="float">
            <text:p>-0.158268</text:p>
          </table:table-cell>
          <table:table-cell office:value-type="float" office:value="0.26385" calcext:value-type="float">
            <text:p>0.26385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-0.064614" calcext:value-type="float">
            <text:p>-0.064614</text:p>
          </table:table-cell>
          <table:table-cell office:value-type="float" office:value="0.13665" calcext:value-type="float">
            <text:p>0.13665</text:p>
          </table:table-cell>
          <table:table-cell office:value-type="float" office:value="0.34155" calcext:value-type="float">
            <text:p>0.341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29265" calcext:value-type="float">
            <text:p>0.29265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128986" calcext:value-type="float">
            <text:p>0.128986</text:p>
          </table:table-cell>
          <table:table-cell office:value-type="float" office:value="0.47895" calcext:value-type="float">
            <text:p>0.478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201586" calcext:value-type="float">
            <text:p>0.201586</text:p>
          </table:table-cell>
          <table:table-cell office:value-type="float" office:value="0.75615" calcext:value-type="float">
            <text:p>0.75615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.8136" calcext:value-type="float">
            <text:p>0.8136</text:p>
          </table:table-cell>
          <table:table-cell office:value-type="float" office:value="-0.39225" calcext:value-type="float">
            <text:p>-0.39225</text:p>
          </table:table-cell>
          <table:table-cell office:value-type="float" office:value="0.494406" calcext:value-type="float">
            <text:p>0.494406</text:p>
          </table:table-cell>
          <table:table-cell office:value-type="float" office:value="0.42105" calcext:value-type="float">
            <text:p>0.42105</text:p>
          </table:table-cell>
          <table:table-cell office:value-type="float" office:value="-0.85935" calcext:value-type="float">
            <text:p>-0.85935</text:p>
          </table:table-cell>
          <table:table-cell office:value-type="float" office:value="0.288948" calcext:value-type="float">
            <text:p>0.288948</text:p>
          </table:table-cell>
          <table:table-cell office:value-type="float" office:value="0.2913" calcext:value-type="float">
            <text:p>0.2913</text:p>
          </table:table-cell>
          <table:table-cell office:value-type="float" office:value="-0.45405" calcext:value-type="float">
            <text:p>-0.45405</text:p>
          </table:table-cell>
          <table:table-cell office:value-type="float" office:value="0.137214" calcext:value-type="float">
            <text:p>0.137214</text:p>
          </table:table-cell>
          <table:table-cell office:value-type="float" office:value="0.1791" calcext:value-type="float">
            <text:p>0.1791</text:p>
          </table:table-cell>
          <table:table-cell office:value-type="float" office:value="-0.2838" calcext:value-type="float">
            <text:p>-0.2838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0.2775" calcext:value-type="float">
            <text:p>0.2775</text:p>
          </table:table-cell>
          <table:table-cell office:value-type="float" office:value="-0.18915" calcext:value-type="float">
            <text:p>-0.18915</text:p>
          </table:table-cell>
          <table:table-cell office:value-type="float" office:value="0.130438" calcext:value-type="float">
            <text:p>0.130438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0.3753" calcext:value-type="float">
            <text:p>0.375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0.6234" calcext:value-type="float">
            <text:p>0.623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3415" calcext:value-type="float">
            <text:p>0.834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19.1463" calcext:value-type="float">
            <text:p>-19.1463</text:p>
          </table:table-cell>
          <table:table-cell office:value-type="float" office:value="1.151436" calcext:value-type="float">
            <text:p>1.151436</text:p>
          </table:table-cell>
          <table:table-cell office:value-type="float" office:value="0.96495" calcext:value-type="float">
            <text:p>0.96495</text:p>
          </table:table-cell>
          <table:table-cell office:value-type="float" office:value="0.75825" calcext:value-type="float">
            <text:p>0.75825</text:p>
          </table:table-cell>
          <table:table-cell office:value-type="float" office:value="-0.382602" calcext:value-type="float">
            <text:p>-0.382602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143748" calcext:value-type="float">
            <text:p>-0.143748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25785" calcext:value-type="float">
            <text:p>0.25785</text:p>
          </table:table-cell>
          <table:table-cell office:value-type="float" office:value="-0.083974" calcext:value-type="float">
            <text:p>-0.083974</text:p>
          </table:table-cell>
          <table:table-cell office:value-type="float" office:value="0.12465" calcext:value-type="float">
            <text:p>0.12465</text:p>
          </table:table-cell>
          <table:table-cell office:value-type="float" office:value="0.35355" calcext:value-type="float">
            <text:p>0.35355</text:p>
          </table:table-cell>
          <table:table-cell office:value-type="float" office:value="-0.0479160000000001" calcext:value-type="float">
            <text:p>-0.0479160000000001</text:p>
          </table:table-cell>
        </table:table-row>
        <table:table-row table:style-name="ro1">
          <table:table-cell office:value-type="float" office:value="0.29565" calcext:value-type="float">
            <text:p>0.29565</text:p>
          </table:table-cell>
          <table:table-cell office:value-type="float" office:value="-0.0807000000000001" calcext:value-type="float">
            <text:p>-0.0807000000000001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6995" calcext:value-type="float">
            <text:p>0.46995</text:p>
          </table:table-cell>
          <table:table-cell office:value-type="float" office:value="-0.07545" calcext:value-type="float">
            <text:p>-0.07545</text:p>
          </table:table-cell>
          <table:table-cell office:value-type="float" office:value="0.201586" calcext:value-type="float">
            <text:p>0.201586</text:p>
          </table:table-cell>
          <table:table-cell office:value-type="float" office:value="0.73815" calcext:value-type="float">
            <text:p>0.73815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8496" calcext:value-type="float">
            <text:p>0.8496</text:p>
          </table:table-cell>
          <table:table-cell office:value-type="float" office:value="-0.40125" calcext:value-type="float">
            <text:p>-0.40125</text:p>
          </table:table-cell>
          <table:table-cell office:value-type="float" office:value="0.479886" calcext:value-type="float">
            <text:p>0.479886</text:p>
          </table:table-cell>
          <table:table-cell office:value-type="float" office:value="0.41805" calcext:value-type="float">
            <text:p>0.41805</text:p>
          </table:table-cell>
          <table:table-cell office:value-type="float" office:value="-0.82335" calcext:value-type="float">
            <text:p>-0.82335</text:p>
          </table:table-cell>
          <table:table-cell office:value-type="float" office:value="0.293788" calcext:value-type="float">
            <text:p>0.293788</text:p>
          </table:table-cell>
          <table:table-cell office:value-type="float" office:value="0.2823" calcext:value-type="float">
            <text:p>0.2823</text:p>
          </table:table-cell>
          <table:table-cell office:value-type="float" office:value="-0.46005" calcext:value-type="float">
            <text:p>-0.46005</text:p>
          </table:table-cell>
          <table:table-cell office:value-type="float" office:value="0.156574" calcext:value-type="float">
            <text:p>0.15657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3018" calcext:value-type="float">
            <text:p>-0.3018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0.2685" calcext:value-type="float">
            <text:p>0.2685</text:p>
          </table:table-cell>
          <table:table-cell office:value-type="float" office:value="-0.18615" calcext:value-type="float">
            <text:p>-0.18615</text:p>
          </table:table-cell>
          <table:table-cell office:value-type="float" office:value="0.111078" calcext:value-type="float">
            <text:p>0.11107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4605" calcext:value-type="float">
            <text:p>-0.04605</text:p>
          </table:table-cell>
          <table:table-cell office:value-type="float" office:value="0.6444" calcext:value-type="float">
            <text:p>0.644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82815" calcext:value-type="float">
            <text:p>0.828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19.3263" calcext:value-type="float">
            <text:p>-19.3263</text:p>
          </table:table-cell>
          <table:table-cell office:value-type="float" office:value="1.156276" calcext:value-type="float">
            <text:p>1.156276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0.78225" calcext:value-type="float">
            <text:p>0.78225</text:p>
          </table:table-cell>
          <table:table-cell office:value-type="float" office:value="-0.358402" calcext:value-type="float">
            <text:p>-0.358402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38745" calcext:value-type="float">
            <text:p>0.38745</text:p>
          </table:table-cell>
          <table:table-cell office:value-type="float" office:value="-0.148588" calcext:value-type="float">
            <text:p>-0.148588</text:p>
          </table:table-cell>
          <table:table-cell table:number-columns-repeated="2" office:value-type="float" office:value="0.25485" calcext:value-type="float">
            <text:p>0.254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4565" calcext:value-type="float">
            <text:p>0.14565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28665" calcext:value-type="float">
            <text:p>0.28665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47295" calcext:value-type="float">
            <text:p>0.47295</text:p>
          </table:table-cell>
          <table:table-cell office:value-type="float" office:value="-0.08145" calcext:value-type="float">
            <text:p>-0.0814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76815" calcext:value-type="float">
            <text:p>0.76815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38325" calcext:value-type="float">
            <text:p>-0.38325</text:p>
          </table:table-cell>
          <table:table-cell office:value-type="float" office:value="0.460526" calcext:value-type="float">
            <text:p>0.460526</text:p>
          </table:table-cell>
          <table:table-cell office:value-type="float" office:value="0.41505" calcext:value-type="float">
            <text:p>0.41505</text:p>
          </table:table-cell>
          <table:table-cell office:value-type="float" office:value="-0.84135" calcext:value-type="float">
            <text:p>-0.84135</text:p>
          </table:table-cell>
          <table:table-cell office:value-type="float" office:value="0.298628" calcext:value-type="float">
            <text:p>0.298628</text:p>
          </table:table-cell>
          <table:table-cell office:value-type="float" office:value="0.3063" calcext:value-type="float">
            <text:p>0.3063</text:p>
          </table:table-cell>
          <table:table-cell office:value-type="float" office:value="-0.47505" calcext:value-type="float">
            <text:p>-0.47505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2808" calcext:value-type="float">
            <text:p>-0.2808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745" calcext:value-type="float">
            <text:p>0.2745</text:p>
          </table:table-cell>
          <table:table-cell office:value-type="float" office:value="-0.20415" calcext:value-type="float">
            <text:p>-0.20415</text:p>
          </table:table-cell>
          <table:table-cell office:value-type="float" office:value="0.115918" calcext:value-type="float">
            <text:p>0.11591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4905" calcext:value-type="float">
            <text:p>-0.04905</text:p>
          </table:table-cell>
          <table:table-cell office:value-type="float" office:value="0.6234" calcext:value-type="float">
            <text:p>0.623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83715" calcext:value-type="float">
            <text:p>0.83715</text:p>
          </table:table-cell>
          <table:table-cell office:value-type="float" office:value="-0.0287980000000002" calcext:value-type="float">
            <text:p>-0.02879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19.0293" calcext:value-type="float">
            <text:p>-19.0293</text:p>
          </table:table-cell>
          <table:table-cell office:value-type="float" office:value="1.151436" calcext:value-type="float">
            <text:p>1.151436</text:p>
          </table:table-cell>
          <table:table-cell office:value-type="float" office:value="0.95895" calcext:value-type="float">
            <text:p>0.95895</text:p>
          </table:table-cell>
          <table:table-cell office:value-type="float" office:value="0.75525" calcext:value-type="float">
            <text:p>0.75525</text:p>
          </table:table-cell>
          <table:table-cell office:value-type="float" office:value="-0.358402" calcext:value-type="float">
            <text:p>-0.358402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40845" calcext:value-type="float">
            <text:p>0.40845</text:p>
          </table:table-cell>
          <table:table-cell office:value-type="float" office:value="-0.153428" calcext:value-type="float">
            <text:p>-0.153428</text:p>
          </table:table-cell>
          <table:table-cell table:number-columns-repeated="2" office:value-type="float" office:value="0.26085" calcext:value-type="float">
            <text:p>0.26085</text:p>
          </table:table-cell>
          <table:table-cell office:value-type="float" office:value="-0.074294" calcext:value-type="float">
            <text:p>-0.074294</text:p>
          </table:table-cell>
          <table:table-cell office:value-type="float" office:value="0.13365" calcext:value-type="float">
            <text:p>0.13365</text:p>
          </table:table-cell>
          <table:table-cell office:value-type="float" office:value="0.35355" calcext:value-type="float">
            <text:p>0.35355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28665" calcext:value-type="float">
            <text:p>0.28665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48795" calcext:value-type="float">
            <text:p>0.48795</text:p>
          </table:table-cell>
          <table:table-cell office:value-type="float" office:value="-0.09045" calcext:value-type="float">
            <text:p>-0.0904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73815" calcext:value-type="float">
            <text:p>0.7381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.8226" calcext:value-type="float">
            <text:p>0.8226</text:p>
          </table:table-cell>
          <table:table-cell office:value-type="float" office:value="-0.40125" calcext:value-type="float">
            <text:p>-0.40125</text:p>
          </table:table-cell>
          <table:table-cell office:value-type="float" office:value="0.518606" calcext:value-type="float">
            <text:p>0.518606</text:p>
          </table:table-cell>
          <table:table-cell office:value-type="float" office:value="0.42705" calcext:value-type="float">
            <text:p>0.42705</text:p>
          </table:table-cell>
          <table:table-cell office:value-type="float" office:value="-0.84135" calcext:value-type="float">
            <text:p>-0.84135</text:p>
          </table:table-cell>
          <table:table-cell office:value-type="float" office:value="0.298628" calcext:value-type="float">
            <text:p>0.298628</text:p>
          </table:table-cell>
          <table:table-cell office:value-type="float" office:value="0.2943" calcext:value-type="float">
            <text:p>0.2943</text:p>
          </table:table-cell>
          <table:table-cell office:value-type="float" office:value="-0.44805" calcext:value-type="float">
            <text:p>-0.44805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1761" calcext:value-type="float">
            <text:p>0.1761</text:p>
          </table:table-cell>
          <table:table-cell office:value-type="float" office:value="-0.3018" calcext:value-type="float">
            <text:p>-0.3018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805" calcext:value-type="float">
            <text:p>0.2805</text:p>
          </table:table-cell>
          <table:table-cell office:value-type="float" office:value="-0.19515" calcext:value-type="float">
            <text:p>-0.195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-0.06105" calcext:value-type="float">
            <text:p>-0.06105</text:p>
          </table:table-cell>
          <table:table-cell office:value-type="float" office:value="0.6384" calcext:value-type="float">
            <text:p>0.638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84315" calcext:value-type="float">
            <text:p>0.843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18.7443" calcext:value-type="float">
            <text:p>-18.7443</text:p>
          </table:table-cell>
          <table:table-cell office:value-type="float" office:value="1.141756" calcext:value-type="float">
            <text:p>1.141756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0.77925" calcext:value-type="float">
            <text:p>0.77925</text:p>
          </table:table-cell>
          <table:table-cell office:value-type="float" office:value="-0.377762" calcext:value-type="float">
            <text:p>-0.377762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129228" calcext:value-type="float">
            <text:p>-0.129228</text:p>
          </table:table-cell>
          <table:table-cell office:value-type="float" office:value="0.24585" calcext:value-type="float">
            <text:p>0.24585</text:p>
          </table:table-cell>
          <table:table-cell office:value-type="float" office:value="0.25785" calcext:value-type="float">
            <text:p>0.25785</text:p>
          </table:table-cell>
          <table:table-cell office:value-type="float" office:value="-0.083974" calcext:value-type="float">
            <text:p>-0.083974</text:p>
          </table:table-cell>
          <table:table-cell office:value-type="float" office:value="0.13065" calcext:value-type="float">
            <text:p>0.13065</text:p>
          </table:table-cell>
          <table:table-cell office:value-type="float" office:value="0.36255" calcext:value-type="float">
            <text:p>0.36255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0.28665" calcext:value-type="float">
            <text:p>0.28665</text:p>
          </table:table-cell>
          <table:table-cell office:value-type="float" office:value="-0.0837" calcext:value-type="float">
            <text:p>-0.0837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75315" calcext:value-type="float">
            <text:p>0.75315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8376" calcext:value-type="float">
            <text:p>0.8376</text:p>
          </table:table-cell>
          <table:table-cell office:value-type="float" office:value="-0.39825" calcext:value-type="float">
            <text:p>-0.39825</text:p>
          </table:table-cell>
          <table:table-cell office:value-type="float" office:value="0.475046" calcext:value-type="float">
            <text:p>0.475046</text:p>
          </table:table-cell>
          <table:table-cell office:value-type="float" office:value="0.41205" calcext:value-type="float">
            <text:p>0.41205</text:p>
          </table:table-cell>
          <table:table-cell office:value-type="float" office:value="-0.81435" calcext:value-type="float">
            <text:p>-0.81435</text:p>
          </table:table-cell>
          <table:table-cell office:value-type="float" office:value="0.274428" calcext:value-type="float">
            <text:p>0.274428</text:p>
          </table:table-cell>
          <table:table-cell office:value-type="float" office:value="0.2973" calcext:value-type="float">
            <text:p>0.2973</text:p>
          </table:table-cell>
          <table:table-cell office:value-type="float" office:value="-0.47505" calcext:value-type="float">
            <text:p>-0.47505</text:p>
          </table:table-cell>
          <table:table-cell office:value-type="float" office:value="0.142054" calcext:value-type="float">
            <text:p>0.142054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2898" calcext:value-type="float">
            <text:p>-0.2898</text:p>
          </table:table-cell>
          <table:table-cell office:value-type="float" office:value="0.081312" calcext:value-type="float">
            <text:p>0.081312</text:p>
          </table:table-cell>
          <table:table-cell office:value-type="float" office:value="0.2715" calcext:value-type="float">
            <text:p>0.2715</text:p>
          </table:table-cell>
          <table:table-cell office:value-type="float" office:value="-0.19215" calcext:value-type="float">
            <text:p>-0.19215</text:p>
          </table:table-cell>
          <table:table-cell office:value-type="float" office:value="0.130438" calcext:value-type="float">
            <text:p>0.130438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0.6354" calcext:value-type="float">
            <text:p>0.635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81015" calcext:value-type="float">
            <text:p>0.81015</text:p>
          </table:table-cell>
          <table:table-cell office:value-type="float" office:value="-0.0336380000000003" calcext:value-type="float">
            <text:p>-0.0336380000000003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19.0113" calcext:value-type="float">
            <text:p>-19.0113</text:p>
          </table:table-cell>
          <table:table-cell office:value-type="float" office:value="1.122396" calcext:value-type="float">
            <text:p>1.122396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0.78525" calcext:value-type="float">
            <text:p>0.78525</text:p>
          </table:table-cell>
          <table:table-cell office:value-type="float" office:value="-0.358402" calcext:value-type="float">
            <text:p>-0.358402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39945" calcext:value-type="float">
            <text:p>0.39945</text:p>
          </table:table-cell>
          <table:table-cell office:value-type="float" office:value="-0.158268" calcext:value-type="float">
            <text:p>-0.158268</text:p>
          </table:table-cell>
          <table:table-cell office:value-type="float" office:value="0.25785" calcext:value-type="float">
            <text:p>0.25785</text:p>
          </table:table-cell>
          <table:table-cell office:value-type="float" office:value="0.26985" calcext:value-type="float">
            <text:p>0.26985</text:p>
          </table:table-cell>
          <table:table-cell office:value-type="float" office:value="-0.069454" calcext:value-type="float">
            <text:p>-0.069454</text:p>
          </table:table-cell>
          <table:table-cell office:value-type="float" office:value="0.14265" calcext:value-type="float">
            <text:p>0.14265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28965" calcext:value-type="float">
            <text:p>0.2896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48195" calcext:value-type="float">
            <text:p>0.481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76215" calcext:value-type="float">
            <text:p>0.7621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8196" calcext:value-type="float">
            <text:p>0.8196</text:p>
          </table:table-cell>
          <table:table-cell office:value-type="float" office:value="-0.39225" calcext:value-type="float">
            <text:p>-0.39225</text:p>
          </table:table-cell>
          <table:table-cell office:value-type="float" office:value="0.484726" calcext:value-type="float">
            <text:p>0.484726</text:p>
          </table:table-cell>
          <table:table-cell office:value-type="float" office:value="0.43005" calcext:value-type="float">
            <text:p>0.43005</text:p>
          </table:table-cell>
          <table:table-cell office:value-type="float" office:value="-0.85635" calcext:value-type="float">
            <text:p>-0.85635</text:p>
          </table:table-cell>
          <table:table-cell office:value-type="float" office:value="0.298628" calcext:value-type="float">
            <text:p>0.298628</text:p>
          </table:table-cell>
          <table:table-cell office:value-type="float" office:value="0.3003" calcext:value-type="float">
            <text:p>0.3003</text:p>
          </table:table-cell>
          <table:table-cell office:value-type="float" office:value="-0.45405" calcext:value-type="float">
            <text:p>-0.45405</text:p>
          </table:table-cell>
          <table:table-cell office:value-type="float" office:value="0.151734" calcext:value-type="float">
            <text:p>0.151734</text:p>
          </table:table-cell>
          <table:table-cell office:value-type="float" office:value="0.1671" calcext:value-type="float">
            <text:p>0.1671</text:p>
          </table:table-cell>
          <table:table-cell office:value-type="float" office:value="-0.2868" calcext:value-type="float">
            <text:p>-0.286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685" calcext:value-type="float">
            <text:p>0.2685</text:p>
          </table:table-cell>
          <table:table-cell office:value-type="float" office:value="-0.20415" calcext:value-type="float">
            <text:p>-0.204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3843" calcext:value-type="float">
            <text:p>0.384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4605" calcext:value-type="float">
            <text:p>-0.04605</text:p>
          </table:table-cell>
          <table:table-cell office:value-type="float" office:value="0.6084" calcext:value-type="float">
            <text:p>0.608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82215" calcext:value-type="float">
            <text:p>0.82215</text:p>
          </table:table-cell>
          <table:table-cell office:value-type="float" office:value="-0.0578380000000002" calcext:value-type="float">
            <text:p>-0.05783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19.3623" calcext:value-type="float">
            <text:p>-19.3623</text:p>
          </table:table-cell>
          <table:table-cell office:value-type="float" office:value="1.146596" calcext:value-type="float">
            <text:p>1.146596</text:p>
          </table:table-cell>
          <table:table-cell office:value-type="float" office:value="0.95595" calcext:value-type="float">
            <text:p>0.95595</text:p>
          </table:table-cell>
          <table:table-cell office:value-type="float" office:value="0.74625" calcext:value-type="float">
            <text:p>0.74625</text:p>
          </table:table-cell>
          <table:table-cell office:value-type="float" office:value="-0.363242" calcext:value-type="float">
            <text:p>-0.363242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-0.143748" calcext:value-type="float">
            <text:p>-0.143748</text:p>
          </table:table-cell>
          <table:table-cell office:value-type="float" office:value="0.26685" calcext:value-type="float">
            <text:p>0.26685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-0.064614" calcext:value-type="float">
            <text:p>-0.064614</text:p>
          </table:table-cell>
          <table:table-cell office:value-type="float" office:value="0.13365" calcext:value-type="float">
            <text:p>0.13365</text:p>
          </table:table-cell>
          <table:table-cell office:value-type="float" office:value="0.34455" calcext:value-type="float">
            <text:p>0.344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28665" calcext:value-type="float">
            <text:p>0.28665</text:p>
          </table:table-cell>
          <table:table-cell office:value-type="float" office:value="-0.0717" calcext:value-type="float">
            <text:p>-0.0717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48795" calcext:value-type="float">
            <text:p>0.48795</text:p>
          </table:table-cell>
          <table:table-cell office:value-type="float" office:value="-0.07245" calcext:value-type="float">
            <text:p>-0.0724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73215" calcext:value-type="float">
            <text:p>0.7321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415514" calcext:value-type="float">
            <text:p>0.415514</text:p>
          </table:table-cell>
          <table:table-cell office:value-type="float" office:value="0.8436" calcext:value-type="float">
            <text:p>0.8436</text:p>
          </table:table-cell>
          <table:table-cell office:value-type="float" office:value="-0.40125" calcext:value-type="float">
            <text:p>-0.40125</text:p>
          </table:table-cell>
          <table:table-cell office:value-type="float" office:value="0.508926" calcext:value-type="float">
            <text:p>0.508926</text:p>
          </table:table-cell>
          <table:table-cell office:value-type="float" office:value="0.42705" calcext:value-type="float">
            <text:p>0.42705</text:p>
          </table:table-cell>
          <table:table-cell office:value-type="float" office:value="-0.83235" calcext:value-type="float">
            <text:p>-0.83235</text:p>
          </table:table-cell>
          <table:table-cell office:value-type="float" office:value="0.288948" calcext:value-type="float">
            <text:p>0.288948</text:p>
          </table:table-cell>
          <table:table-cell office:value-type="float" office:value="0.2883" calcext:value-type="float">
            <text:p>0.2883</text:p>
          </table:table-cell>
          <table:table-cell office:value-type="float" office:value="-0.43905" calcext:value-type="float">
            <text:p>-0.43905</text:p>
          </table:table-cell>
          <table:table-cell office:value-type="float" office:value="0.122694" calcext:value-type="float">
            <text:p>0.122694</text:p>
          </table:table-cell>
          <table:table-cell office:value-type="float" office:value="0.1641" calcext:value-type="float">
            <text:p>0.1641</text:p>
          </table:table-cell>
          <table:table-cell office:value-type="float" office:value="-0.3048" calcext:value-type="float">
            <text:p>-0.3048</text:p>
          </table:table-cell>
          <table:table-cell office:value-type="float" office:value="0.061952" calcext:value-type="float">
            <text:p>0.061952</text:p>
          </table:table-cell>
          <table:table-cell office:value-type="float" office:value="0.2835" calcext:value-type="float">
            <text:p>0.2835</text:p>
          </table:table-cell>
          <table:table-cell office:value-type="float" office:value="-0.19515" calcext:value-type="float">
            <text:p>-0.19515</text:p>
          </table:table-cell>
          <table:table-cell office:value-type="float" office:value="0.120758" calcext:value-type="float">
            <text:p>0.120758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3705" calcext:value-type="float">
            <text:p>-0.03705</text:p>
          </table:table-cell>
          <table:table-cell office:value-type="float" office:value="0.6294" calcext:value-type="float">
            <text:p>0.62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82815" calcext:value-type="float">
            <text:p>0.82815</text:p>
          </table:table-cell>
          <table:table-cell office:value-type="float" office:value="-0.0529980000000002" calcext:value-type="float">
            <text:p>-0.052998000000000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19.3233" calcext:value-type="float">
            <text:p>-19.3233</text:p>
          </table:table-cell>
          <table:table-cell office:value-type="float" office:value="1.156276" calcext:value-type="float">
            <text:p>1.156276</text:p>
          </table:table-cell>
          <table:table-cell office:value-type="float" office:value="0.98295" calcext:value-type="float">
            <text:p>0.9829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-0.382602" calcext:value-type="float">
            <text:p>-0.382602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39945" calcext:value-type="float">
            <text:p>0.39945</text:p>
          </table:table-cell>
          <table:table-cell office:value-type="float" office:value="-0.134068" calcext:value-type="float">
            <text:p>-0.134068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-0.083974" calcext:value-type="float">
            <text:p>-0.083974</text:p>
          </table:table-cell>
          <table:table-cell office:value-type="float" office:value="0.13365" calcext:value-type="float">
            <text:p>0.13365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29565" calcext:value-type="float">
            <text:p>0.29565</text:p>
          </table:table-cell>
          <table:table-cell office:value-type="float" office:value="-0.0777000000000001" calcext:value-type="float">
            <text:p>-0.0777000000000001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45795" calcext:value-type="float">
            <text:p>0.45795</text:p>
          </table:table-cell>
          <table:table-cell office:value-type="float" office:value="-0.06645" calcext:value-type="float">
            <text:p>-0.0664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75915" calcext:value-type="float">
            <text:p>0.7591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8406" calcext:value-type="float">
            <text:p>0.8406</text:p>
          </table:table-cell>
          <table:table-cell office:value-type="float" office:value="-0.39225" calcext:value-type="float">
            <text:p>-0.39225</text:p>
          </table:table-cell>
          <table:table-cell office:value-type="float" office:value="0.479886" calcext:value-type="float">
            <text:p>0.479886</text:p>
          </table:table-cell>
          <table:table-cell office:value-type="float" office:value="0.39405" calcext:value-type="float">
            <text:p>0.39405</text:p>
          </table:table-cell>
          <table:table-cell office:value-type="float" office:value="-0.82335" calcext:value-type="float">
            <text:p>-0.82335</text:p>
          </table:table-cell>
          <table:table-cell office:value-type="float" office:value="0.308308" calcext:value-type="float">
            <text:p>0.308308</text:p>
          </table:table-cell>
          <table:table-cell office:value-type="float" office:value="0.2973" calcext:value-type="float">
            <text:p>0.2973</text:p>
          </table:table-cell>
          <table:table-cell office:value-type="float" office:value="-0.46605" calcext:value-type="float">
            <text:p>-0.46605</text:p>
          </table:table-cell>
          <table:table-cell office:value-type="float" office:value="0.151734" calcext:value-type="float">
            <text:p>0.151734</text:p>
          </table:table-cell>
          <table:table-cell office:value-type="float" office:value="0.1791" calcext:value-type="float">
            <text:p>0.1791</text:p>
          </table:table-cell>
          <table:table-cell office:value-type="float" office:value="-0.3138" calcext:value-type="float">
            <text:p>-0.3138</text:p>
          </table:table-cell>
          <table:table-cell office:value-type="float" office:value="0.0861520000000001" calcext:value-type="float">
            <text:p>0.0861520000000001</text:p>
          </table:table-cell>
          <table:table-cell office:value-type="float" office:value="0.2745" calcext:value-type="float">
            <text:p>0.2745</text:p>
          </table:table-cell>
          <table:table-cell office:value-type="float" office:value="-0.19815" calcext:value-type="float">
            <text:p>-0.19815</text:p>
          </table:table-cell>
          <table:table-cell office:value-type="float" office:value="0.125598" calcext:value-type="float">
            <text:p>0.125598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0.6204" calcext:value-type="float">
            <text:p>0.620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81315" calcext:value-type="float">
            <text:p>0.813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19.1523" calcext:value-type="float">
            <text:p>-19.1523</text:p>
          </table:table-cell>
          <table:table-cell office:value-type="float" office:value="1.156276" calcext:value-type="float">
            <text:p>1.156276</text:p>
          </table:table-cell>
          <table:table-cell office:value-type="float" office:value="0.95895" calcext:value-type="float">
            <text:p>0.95895</text:p>
          </table:table-cell>
          <table:table-cell office:value-type="float" office:value="0.76125" calcext:value-type="float">
            <text:p>0.76125</text:p>
          </table:table-cell>
          <table:table-cell office:value-type="float" office:value="-0.348722" calcext:value-type="float">
            <text:p>-0.348722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143748" calcext:value-type="float">
            <text:p>-0.143748</text:p>
          </table:table-cell>
          <table:table-cell table:number-columns-repeated="2" office:value-type="float" office:value="0.26385" calcext:value-type="float">
            <text:p>0.26385</text:p>
          </table:table-cell>
          <table:table-cell office:value-type="float" office:value="-0.054934" calcext:value-type="float">
            <text:p>-0.054934</text:p>
          </table:table-cell>
          <table:table-cell office:value-type="float" office:value="0.13065" calcext:value-type="float">
            <text:p>0.13065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-0.0527560000000001" calcext:value-type="float">
            <text:p>-0.0527560000000001</text:p>
          </table:table-cell>
        </table:table-row>
        <table:table-row table:style-name="ro1">
          <table:table-cell office:value-type="float" office:value="0.28065" calcext:value-type="float">
            <text:p>0.28065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49995" calcext:value-type="float">
            <text:p>0.49995</text:p>
          </table:table-cell>
          <table:table-cell office:value-type="float" office:value="-0.08145" calcext:value-type="float">
            <text:p>-0.0814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74415" calcext:value-type="float">
            <text:p>0.7441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405834" calcext:value-type="float">
            <text:p>0.405834</text:p>
          </table:table-cell>
          <table:table-cell office:value-type="float" office:value="0.8106" calcext:value-type="float">
            <text:p>0.8106</text:p>
          </table:table-cell>
          <table:table-cell office:value-type="float" office:value="-0.39225" calcext:value-type="float">
            <text:p>-0.39225</text:p>
          </table:table-cell>
          <table:table-cell office:value-type="float" office:value="0.504086" calcext:value-type="float">
            <text:p>0.504086</text:p>
          </table:table-cell>
          <table:table-cell office:value-type="float" office:value="0.43305" calcext:value-type="float">
            <text:p>0.43305</text:p>
          </table:table-cell>
          <table:table-cell office:value-type="float" office:value="-0.84435" calcext:value-type="float">
            <text:p>-0.84435</text:p>
          </table:table-cell>
          <table:table-cell office:value-type="float" office:value="0.293788" calcext:value-type="float">
            <text:p>0.293788</text:p>
          </table:table-cell>
          <table:table-cell office:value-type="float" office:value="0.2853" calcext:value-type="float">
            <text:p>0.2853</text:p>
          </table:table-cell>
          <table:table-cell office:value-type="float" office:value="-0.45705" calcext:value-type="float">
            <text:p>-0.45705</text:p>
          </table:table-cell>
          <table:table-cell office:value-type="float" office:value="0.151734" calcext:value-type="float">
            <text:p>0.151734</text:p>
          </table:table-cell>
          <table:table-cell office:value-type="float" office:value="0.1641" calcext:value-type="float">
            <text:p>0.1641</text:p>
          </table:table-cell>
          <table:table-cell office:value-type="float" office:value="-0.2928" calcext:value-type="float">
            <text:p>-0.2928</text:p>
          </table:table-cell>
          <table:table-cell office:value-type="float" office:value="0.071632" calcext:value-type="float">
            <text:p>0.071632</text:p>
          </table:table-cell>
          <table:table-cell office:value-type="float" office:value="0.2805" calcext:value-type="float">
            <text:p>0.2805</text:p>
          </table:table-cell>
          <table:table-cell office:value-type="float" office:value="-0.19815" calcext:value-type="float">
            <text:p>-0.19815</text:p>
          </table:table-cell>
          <table:table-cell office:value-type="float" office:value="0.111078" calcext:value-type="float">
            <text:p>0.111078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4005" calcext:value-type="float">
            <text:p>-0.04005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5215" calcext:value-type="float">
            <text:p>0.852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18.8223" calcext:value-type="float">
            <text:p>-18.8223</text:p>
          </table:table-cell>
          <table:table-cell office:value-type="float" office:value="1.117556" calcext:value-type="float">
            <text:p>1.117556</text:p>
          </table:table-cell>
          <table:table-cell office:value-type="float" office:value="0.94995" calcext:value-type="float">
            <text:p>0.94995</text:p>
          </table:table-cell>
          <table:table-cell office:value-type="float" office:value="0.74325" calcext:value-type="float">
            <text:p>0.74325</text:p>
          </table:table-cell>
          <table:table-cell office:value-type="float" office:value="-0.363242" calcext:value-type="float">
            <text:p>-0.363242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153428" calcext:value-type="float">
            <text:p>-0.153428</text:p>
          </table:table-cell>
          <table:table-cell office:value-type="float" office:value="0.24585" calcext:value-type="float">
            <text:p>0.24585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-0.064614" calcext:value-type="float">
            <text:p>-0.064614</text:p>
          </table:table-cell>
          <table:table-cell office:value-type="float" office:value="0.12765" calcext:value-type="float">
            <text:p>0.12765</text:p>
          </table:table-cell>
          <table:table-cell office:value-type="float" office:value="0.33855" calcext:value-type="float">
            <text:p>0.33855</text:p>
          </table:table-cell>
          <table:table-cell office:value-type="float" office:value="-0.033396" calcext:value-type="float">
            <text:p>-0.033396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22748" calcext:value-type="float">
            <text:p>-0.022748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22800000000001" calcext:value-type="float">
            <text:p>-0.00822800000000001</text:p>
          </table:table-cell>
          <table:table-cell table:number-columns-repeated="2" office:value-type="float" office:value="-0.00615000000000001" calcext:value-type="float">
            <text:p>-0.00615000000000001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176660000000001" calcext:value-type="float">
            <text:p>0.017666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91180000000001" calcext:value-type="float">
            <text:p>0.019118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04" calcext:value-type="float">
            <text:p>0.020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338800000000001" calcext:value-type="float">
            <text:p>-0.00338800000000001</text:p>
          </table:table-cell>
          <table:table-cell table:number-columns-repeated="2" office:value-type="float" office:value="0.00284999999999999" calcext:value-type="float">
            <text:p>0.002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183" calcext:value-type="float">
            <text:p>0.0183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239580000000001" calcext:value-type="float">
            <text:p>0.023958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91180000000001" calcext:value-type="float">
            <text:p>0.019118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23958" calcext:value-type="float">
            <text:p>0.02395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-0.01335" calcext:value-type="float">
            <text:p>-0.01335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15972" calcext:value-type="float">
            <text:p>0.015972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96019999999997" calcext:value-type="float">
            <text:p>0.0196019999999997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30734" calcext:value-type="float">
            <text:p>-0.03073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91180000000001" calcext:value-type="float">
            <text:p>0.019118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629199999999997" calcext:value-type="float">
            <text:p>0.00629199999999997</text:p>
          </table:table-cell>
          <table:table-cell table:number-columns-repeated="2" office:value-type="float" office:value="-0.000150000000000006" calcext:value-type="float">
            <text:p>-0.000150000000000006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3068" calcext:value-type="float">
            <text:p>-0.013068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1365" calcext:value-type="float">
            <text:p>0.01365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42780000000001" calcext:value-type="float">
            <text:p>0.014278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244419999999998" calcext:value-type="float">
            <text:p>0.024441999999999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20812" calcext:value-type="float">
            <text:p>0.02081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145199999999997" calcext:value-type="float">
            <text:p>0.00145199999999997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822800000000001" calcext:value-type="float">
            <text:p>-0.00822800000000001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338800000000001" calcext:value-type="float">
            <text:p>-0.00338800000000001</text:p>
          </table:table-cell>
          <table:table-cell table:number-columns-repeated="2" office:value-type="float" office:value="-0.000150000000000006" calcext:value-type="float">
            <text:p>-0.000150000000000006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91180000000001" calcext:value-type="float">
            <text:p>0.0191180000000001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22748" calcext:value-type="float">
            <text:p>-0.022748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145199999999997" calcext:value-type="float">
            <text:p>0.00145199999999997</text:p>
          </table:table-cell>
          <table:table-cell table:number-columns-repeated="2" office:value-type="float" office:value="-0.00615000000000001" calcext:value-type="float">
            <text:p>-0.006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822800000000001" calcext:value-type="float">
            <text:p>-0.00822800000000001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87980000000001" calcext:value-type="float">
            <text:p>0.028798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8800000000001" calcext:value-type="float">
            <text:p>-0.00338800000000001</text:p>
          </table:table-cell>
          <table:table-cell table:number-columns-repeated="2" office:value-type="float" office:value="-0.000150000000000006" calcext:value-type="float">
            <text:p>-0.000150000000000006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1365" calcext:value-type="float">
            <text:p>0.01365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1665" calcext:value-type="float">
            <text:p>0.01665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8800000000001" calcext:value-type="float">
            <text:p>-0.00338800000000001</text:p>
          </table:table-cell>
          <table:table-cell table:number-columns-repeated="2" office:value-type="float" office:value="0.00284999999999999" calcext:value-type="float">
            <text:p>0.002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-0.01035" calcext:value-type="float">
            <text:p>-0.01035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23958" calcext:value-type="float">
            <text:p>0.02395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8800000000001" calcext:value-type="float">
            <text:p>-0.00338800000000001</text:p>
          </table:table-cell>
          <table:table-cell table:number-columns-repeated="2" office:value-type="float" office:value="-0.00615000000000001" calcext:value-type="float">
            <text:p>-0.006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1365" calcext:value-type="float">
            <text:p>0.01365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237160000000001" calcext:value-type="float">
            <text:p>-0.0237160000000001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1054" calcext:value-type="float">
            <text:p>0.021054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341220000000001" calcext:value-type="float">
            <text:p>-0.034122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1365" calcext:value-type="float">
            <text:p>0.01365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430760000000001" calcext:value-type="float">
            <text:p>-0.0430760000000001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83" calcext:value-type="float">
            <text:p>0.0183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2783" calcext:value-type="float">
            <text:p>-0.0278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45199999999997" calcext:value-type="float">
            <text:p>0.00145199999999997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5004" calcext:value-type="float">
            <text:p>0.015004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24926" calcext:value-type="float">
            <text:p>0.02492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42780000000001" calcext:value-type="float">
            <text:p>0.014278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23958" calcext:value-type="float">
            <text:p>0.02395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8800000000001" calcext:value-type="float">
            <text:p>-0.00338800000000001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145199999999997" calcext:value-type="float">
            <text:p>0.00145199999999997</text:p>
          </table:table-cell>
          <table:table-cell table:number-columns-repeated="2" office:value-type="float" office:value="-0.00315000000000001" calcext:value-type="float">
            <text:p>-0.003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1365" calcext:value-type="float">
            <text:p>0.01365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29282" calcext:value-type="float">
            <text:p>-0.02928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239580000000001" calcext:value-type="float">
            <text:p>0.023958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239580000000002" calcext:value-type="float">
            <text:p>-0.02395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27346" calcext:value-type="float">
            <text:p>-0.02734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341220000000001" calcext:value-type="float">
            <text:p>-0.034122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244419999999998" calcext:value-type="float">
            <text:p>0.024441999999999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22748" calcext:value-type="float">
            <text:p>-0.022748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2783" calcext:value-type="float">
            <text:p>-0.0278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96019999999997" calcext:value-type="float">
            <text:p>0.019601999999999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91180000000001" calcext:value-type="float">
            <text:p>0.019118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0145199999999997" calcext:value-type="float">
            <text:p>0.00145199999999997</text:p>
          </table:table-cell>
          <table:table-cell table:number-columns-repeated="2" office:value-type="float" office:value="-0.000150000000000006" calcext:value-type="float">
            <text:p>-0.000150000000000006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22748" calcext:value-type="float">
            <text:p>-0.022748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216" calcext:value-type="float">
            <text:p>0.021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1665" calcext:value-type="float">
            <text:p>0.01665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1665" calcext:value-type="float">
            <text:p>0.01665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244419999999999" calcext:value-type="float">
            <text:p>-0.024441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239580000000001" calcext:value-type="float">
            <text:p>0.023958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37026" calcext:value-type="float">
            <text:p>0.03702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1665" calcext:value-type="float">
            <text:p>0.01665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666" calcext:value-type="float">
            <text:p>-0.017666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96019999999997" calcext:value-type="float">
            <text:p>0.0196019999999997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183" calcext:value-type="float">
            <text:p>0.0183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0.0207" calcext:value-type="float">
            <text:p>0.020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25894" calcext:value-type="float">
            <text:p>-0.0258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0.01665" calcext:value-type="float">
            <text:p>0.01665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532399999999996" calcext:value-type="float">
            <text:p>0.00532399999999996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935" calcext:value-type="float">
            <text:p>-0.019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98439999999999" calcext:value-type="float">
            <text:p>0.0198439999999999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822800000000001" calcext:value-type="float">
            <text:p>-0.00822800000000001</text:p>
          </table:table-cell>
          <table:table-cell table:number-columns-repeated="2" office:value-type="float" office:value="0.00284999999999999" calcext:value-type="float">
            <text:p>0.002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42780000000002" calcext:value-type="float">
            <text:p>-0.0142780000000002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98439999999999" calcext:value-type="float">
            <text:p>0.0198439999999999</text:p>
          </table:table-cell>
        </table:table-row>
        <table:table-row table:style-name="ro1">
          <table:table-cell office:value-type="float" office:value="-0.01035" calcext:value-type="float">
            <text:p>-0.01035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91179999999999" calcext:value-type="float">
            <text:p>0.019117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3267" calcext:value-type="float">
            <text:p>-0.0326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15972" calcext:value-type="float">
            <text:p>0.01597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-0.00734999999999999" calcext:value-type="float">
            <text:p>-0.00734999999999999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24926" calcext:value-type="float">
            <text:p>0.02492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92199999999994" calcext:value-type="float">
            <text:p>-0.009921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23958" calcext:value-type="float">
            <text:p>0.02395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943800000000022" calcext:value-type="float">
            <text:p>-0.0094380000000002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570000000000005" calcext:value-type="float">
            <text:p>-0.005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95400000000006" calcext:value-type="float">
            <text:p>0.0089540000000000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0300000000000001" calcext:value-type="float">
            <text:p>-0.000300000000000001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91180000000001" calcext:value-type="float">
            <text:p>0.019118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01639999999999" calcext:value-type="float">
            <text:p>0.0101639999999999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929999999999995" calcext:value-type="float">
            <text:p>0.009299999999999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435600000000005" calcext:value-type="float">
            <text:p>-0.00435600000000005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2235" calcext:value-type="float">
            <text:p>-0.022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8800000000001" calcext:value-type="float">
            <text:p>-0.00338800000000001</text:p>
          </table:table-cell>
          <table:table-cell table:number-columns-repeated="2" office:value-type="float" office:value="0.00584999999999999" calcext:value-type="float">
            <text:p>0.00584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1365" calcext:value-type="float">
            <text:p>0.01365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04" calcext:value-type="float">
            <text:p>0.020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338800000000001" calcext:value-type="float">
            <text:p>-0.00338800000000001</text:p>
          </table:table-cell>
          <table:table-cell table:number-columns-repeated="2" office:value-type="float" office:value="0.00884999999999999" calcext:value-type="float">
            <text:p>0.008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22506" calcext:value-type="float">
            <text:p>-0.022506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80799999999996" calcext:value-type="float">
            <text:p>-0.005807999999999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943800000000005" calcext:value-type="float">
            <text:p>0.0094380000000000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5488" calcext:value-type="float">
            <text:p>-0.01548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459800000000018" calcext:value-type="float">
            <text:p>-0.0045980000000001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629199999999997" calcext:value-type="float">
            <text:p>0.00629199999999997</text:p>
          </table:table-cell>
          <table:table-cell table:number-columns-repeated="2" office:value-type="float" office:value="0.00584999999999999" calcext:value-type="float">
            <text:p>0.00584999999999999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2085" calcext:value-type="float">
            <text:p>-0.0208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24926" calcext:value-type="float">
            <text:p>-0.02492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95400000000002" calcext:value-type="float">
            <text:p>-0.0089540000000000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14600000000001" calcext:value-type="float">
            <text:p>-0.003146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40360000000001" calcext:value-type="float">
            <text:p>-0.0140360000000001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0870000000000005" calcext:value-type="float">
            <text:p>-0.00870000000000005</text:p>
          </table:table-cell>
          <table:table-cell office:value-type="float" office:value="0.0176660000000001" calcext:value-type="float">
            <text:p>0.017666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943799999999999" calcext:value-type="float">
            <text:p>0.009437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147619999999998" calcext:value-type="float">
            <text:p>0.014761999999999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91180000000001" calcext:value-type="float">
            <text:p>0.019118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00765000000000001" calcext:value-type="float">
            <text:p>0.00765000000000001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0798600000000005" calcext:value-type="float">
            <text:p>0.0079860000000000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0.00629999999999995" calcext:value-type="float">
            <text:p>0.0062999999999999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145199999999999" calcext:value-type="float">
            <text:p>-0.001451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2783" calcext:value-type="float">
            <text:p>-0.02783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919599999999998" calcext:value-type="float">
            <text:p>0.00919599999999998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798599999999999" calcext:value-type="float">
            <text:p>0.007985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1065" calcext:value-type="float">
            <text:p>0.01065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169399999999996" calcext:value-type="float">
            <text:p>-0.0016939999999999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22800000000001" calcext:value-type="float">
            <text:p>0.008228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653399999999999" calcext:value-type="float">
            <text:p>0.00653399999999999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459799999999996" calcext:value-type="float">
            <text:p>0.00459799999999996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508199999999977" calcext:value-type="float">
            <text:p>0.00508199999999977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96019999999999" calcext:value-type="float">
            <text:p>-0.019601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-0.00134999999999999" calcext:value-type="float">
            <text:p>-0.00134999999999999</text:p>
          </table:table-cell>
          <table:table-cell office:value-type="float" office:value="0.00329999999999995" calcext:value-type="float">
            <text:p>0.00329999999999995</text:p>
          </table:table-cell>
          <table:table-cell office:value-type="float" office:value="0.0176660000000001" calcext:value-type="float">
            <text:p>0.017666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822800000000001" calcext:value-type="float">
            <text:p>-0.00822800000000001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048399999999998" calcext:value-type="float">
            <text:p>0.00048399999999998</text:p>
          </table:table-cell>
        </table:table-row>
        <table:table-row table:style-name="ro1">
          <table:table-cell office:value-type="float" office:value="-0.00434999999999999" calcext:value-type="float">
            <text:p>-0.00434999999999999</text:p>
          </table:table-cell>
          <table:table-cell office:value-type="float" office:value="0.000299999999999955" calcext:value-type="float">
            <text:p>0.00029999999999995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411400000000003" calcext:value-type="float">
            <text:p>0.0041140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98599999999999" calcext:value-type="float">
            <text:p>-0.007985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00450000000000003" calcext:value-type="float">
            <text:p>-0.00045000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459800000000007" calcext:value-type="float">
            <text:p>0.0045980000000000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8800000000001" calcext:value-type="float">
            <text:p>-0.00338800000000001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653399999999999" calcext:value-type="float">
            <text:p>-0.0065339999999999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8876" calcext:value-type="float">
            <text:p>-0.018876</text:p>
          </table:table-cell>
        </table:table-row>
        <table:table-row table:style-name="ro1">
          <table:table-cell office:value-type="float" office:value="0.00165000000000001" calcext:value-type="float">
            <text:p>0.001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00000000002" calcext:value-type="float">
            <text:p>-0.00411400000000002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29199999999999" calcext:value-type="float">
            <text:p>-0.006291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92200000000003" calcext:value-type="float">
            <text:p>-0.00992200000000003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99219999999998" calcext:value-type="float">
            <text:p>0.0099219999999998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241999999999933" calcext:value-type="float">
            <text:p>-0.00024199999999993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629199999999997" calcext:value-type="float">
            <text:p>0.00629199999999997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28556" calcext:value-type="float">
            <text:p>-0.028556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0725999999999942" calcext:value-type="float">
            <text:p>-0.00072599999999994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25999999999985" calcext:value-type="float">
            <text:p>0.00072599999999998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69399999999999" calcext:value-type="float">
            <text:p>0.001693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0967999999999989" calcext:value-type="float">
            <text:p>-0.00096799999999998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459799999999999" calcext:value-type="float">
            <text:p>0.00459799999999999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47620000000001" calcext:value-type="float">
            <text:p>-0.0147620000000001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241999999999848" calcext:value-type="float">
            <text:p>0.000241999999999848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105" calcext:value-type="float">
            <text:p>-0.0010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47619999999999" calcext:value-type="float">
            <text:p>-0.014761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45199999999997" calcext:value-type="float">
            <text:p>0.00145199999999997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169400000000002" calcext:value-type="float">
            <text:p>-0.00169400000000002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919600000000003" calcext:value-type="float">
            <text:p>-0.00919600000000003</text:p>
          </table:table-cell>
        </table:table-row>
        <table:table-row table:style-name="ro1">
          <table:table-cell office:value-type="float" office:value="0.00465000000000001" calcext:value-type="float">
            <text:p>0.00465000000000001</text:p>
          </table:table-cell>
          <table:table-cell office:value-type="float" office:value="-0.00270000000000005" calcext:value-type="float">
            <text:p>-0.0027000000000000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338800000000001" calcext:value-type="float">
            <text:p>0.003388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871200000000002" calcext:value-type="float">
            <text:p>0.0087120000000000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0242000000000019" calcext:value-type="float">
            <text:p>-0.00024200000000001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42000000000075" calcext:value-type="float">
            <text:p>-0.000242000000000075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191180000000002" calcext:value-type="float">
            <text:p>-0.0191180000000002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08199999999994" calcext:value-type="float">
            <text:p>-0.005081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3068" calcext:value-type="float">
            <text:p>-0.013068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532399999999996" calcext:value-type="float">
            <text:p>0.00532399999999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4T15:21:29.029790885</dc:date>
    <meta:editing-duration>PT5M34S</meta:editing-duration>
    <meta:editing-cycles>1</meta:editing-cycles>
    <meta:document-statistic meta:table-count="1" meta:cell-count="150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legend chart:legend-position="end" svg:x="11.152cm" svg:y="4.203cm" style:legend-expansion="high" chart:style-name="ch2"/>
        <chart:plot-area chart:style-name="ch3" table:cell-range-address="coil5_magnitude_validation.AI1:coil5_magnitude_validation.AI313" chart:data-source-has-labels="row" svg:x="0.319cm" svg:y="0.18cm" svg:width="10.514cm" svg:height="8.645cm">
          <chart:coordinate-region svg:x="1.046cm" svg:y="0.379cm" svg:width="9.78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il5_magnitude_validation.AI2:coil5_magnitude_validation.AI313" chart:label-cell-address="coil5_magnitude_validation.AI1:coil5_magnitude_validation.AI1" chart:class="chart:line">
            <chart:data-point chart:repeated="3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3_Y [mT]</text:p>
                <draw:g>
                  <svg:desc>coil5_magnitude_validation.AI1:coil5_magnitude_validation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">
                <text:p>0.0087</text:p>
                <draw:g>
                  <svg:desc>coil5_magnitude_validation.AI2:coil5_magnitude_validation.AI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153">
                <text:p>-1.2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623">
                <text:p>-2.8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283">
                <text:p>-3.8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0143">
                <text:p>-4.0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0083">
                <text:p>-4.0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2513">
                <text:p>-4.2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9623">
                <text:p>-4.96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9623">
                <text:p>-4.96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9263">
                <text:p>-4.9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9623">
                <text:p>-4.9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9503">
                <text:p>-4.95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9293">
                <text:p>-4.9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9593">
                <text:p>-4.9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9503">
                <text:p>-4.9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9413">
                <text:p>-4.9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9683">
                <text:p>-4.9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9593">
                <text:p>-4.95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9323">
                <text:p>-4.9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653">
                <text:p>-4.96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353">
                <text:p>-4.9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9473">
                <text:p>-4.9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9623">
                <text:p>-4.9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9443">
                <text:p>-4.94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9383">
                <text:p>-4.9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9563">
                <text:p>-4.9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9383">
                <text:p>-4.9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9443">
                <text:p>-4.9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9563">
                <text:p>-4.95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9383">
                <text:p>-4.93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9593">
                <text:p>-4.9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9443">
                <text:p>-4.94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9323">
                <text:p>-4.9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.9473">
                <text:p>-4.9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.9563">
                <text:p>-4.95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9323">
                <text:p>-4.93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9413">
                <text:p>-4.9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9653">
                <text:p>-4.9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9383">
                <text:p>-4.93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9353">
                <text:p>-4.93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9593">
                <text:p>-4.9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9323">
                <text:p>-4.9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9533">
                <text:p>-4.9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.9563">
                <text:p>-4.95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9353">
                <text:p>-4.9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.9533">
                <text:p>-4.9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.9503">
                <text:p>-4.9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.9353">
                <text:p>-4.9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9413">
                <text:p>-4.9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9563">
                <text:p>-4.9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9413">
                <text:p>-4.9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.9383">
                <text:p>-4.9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9563">
                <text:p>-4.9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7783">
                <text:p>-5.77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.2043">
                <text:p>-9.2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.7823">
                <text:p>-10.78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.7313">
                <text:p>-10.73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.7403">
                <text:p>-10.7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.9533">
                <text:p>-10.95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.9113">
                <text:p>-10.9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8933">
                <text:p>-10.89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9773">
                <text:p>-10.9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9383">
                <text:p>-10.9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8723">
                <text:p>-10.8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9533">
                <text:p>-10.95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9293">
                <text:p>-10.92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8783">
                <text:p>-10.8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9833">
                <text:p>-10.98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9353">
                <text:p>-10.93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.8603">
                <text:p>-10.8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9683">
                <text:p>-10.96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9293">
                <text:p>-10.9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8813">
                <text:p>-10.88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.9503">
                <text:p>-10.95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.9233">
                <text:p>-10.92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.8663">
                <text:p>-10.86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.2083">
                <text:p>-14.2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6.4763">
                <text:p>-16.47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8.0663">
                <text:p>-18.06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8.3213">
                <text:p>-18.32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.2793">
                <text:p>-18.2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8.0213">
                <text:p>-18.02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8.3423">
                <text:p>-18.3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.3683">
                <text:p>-19.3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9.2153">
                <text:p>-19.2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.8103">
                <text:p>-18.81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9.0413">
                <text:p>-19.04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9.2363">
                <text:p>-19.23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9.3953">
                <text:p>-19.39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9.3113">
                <text:p>-19.31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8.8613">
                <text:p>-18.86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8.7923">
                <text:p>-18.79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9.1463">
                <text:p>-19.14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9.3683">
                <text:p>-19.36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9.3353">
                <text:p>-19.33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9.0683">
                <text:p>-19.06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8.8973">
                <text:p>-18.89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9.0653">
                <text:p>-19.06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9.3953">
                <text:p>-19.3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9.0893">
                <text:p>-19.08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8.9183">
                <text:p>-18.91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9.2813">
                <text:p>-19.2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9.3803">
                <text:p>-19.38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9.1853">
                <text:p>-19.18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8.9333">
                <text:p>-18.9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9.1463">
                <text:p>-19.1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9.3263">
                <text:p>-19.32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9.0293">
                <text:p>-19.0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8.7443">
                <text:p>-18.74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9.0113">
                <text:p>-19.01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9.3623">
                <text:p>-19.36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9.3233">
                <text:p>-19.32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9.1523">
                <text:p>-19.15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8.8223">
                <text:p>-18.82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183">
                <text:p>-0.01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213">
                <text:p>-0.02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153">
                <text:p>-0.0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83">
                <text:p>-0.01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183">
                <text:p>-0.01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153">
                <text:p>-0.01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300000000000001">
                <text:p>-0.0003000000000000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153">
                <text:p>-0.01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153">
                <text:p>-0.01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153">
                <text:p>-0.01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153">
                <text:p>-0.01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183">
                <text:p>-0.0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